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4312513" calcext:value-type="float">
            <text:p>0.03643125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29084492" calcext:value-type="float">
            <text:p>0.07290844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94257807" calcext:value-type="float">
            <text:p>0.10942578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59747326" calcext:value-type="float">
            <text:p>0.14597473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82544877" calcext:value-type="float">
            <text:p>0.1825448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191246043" calcext:value-type="float">
            <text:p>0.21912460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557018075" calcext:value-type="float">
            <text:p>0.25570180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22645882" calcext:value-type="float">
            <text:p>0.29226458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288020321" calcext:value-type="float">
            <text:p>0.32880203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653050267" calcext:value-type="float">
            <text:p>0.3653050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017671283" calcext:value-type="float">
            <text:p>0.401767128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381852674" calcext:value-type="float">
            <text:p>0.43818526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45601604" calcext:value-type="float">
            <text:p>0.47456016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108962941" calcext:value-type="float">
            <text:p>0.51089629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472013957" calcext:value-type="float">
            <text:p>0.54720139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834855187" calcext:value-type="float">
            <text:p>0.583485518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197598824" calcext:value-type="float">
            <text:p>0.61975988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56035754" calcext:value-type="float">
            <text:p>0.6560357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23236471" calcext:value-type="float">
            <text:p>0.69232364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286329893" calcext:value-type="float">
            <text:p>0.728632989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649722513" calcext:value-type="float">
            <text:p>0.76497225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013493957" calcext:value-type="float">
            <text:p>0.80134939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377723476" calcext:value-type="float">
            <text:p>0.83777234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742490963" calcext:value-type="float">
            <text:p>0.874249096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10787246" calcext:value-type="float">
            <text:p>0.9107872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47392877" calcext:value-type="float">
            <text:p>0.94739287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84068861" calcext:value-type="float">
            <text:p>0.98406886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0208130695" calcext:value-type="float">
            <text:p>1.02081306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057616877" calcext:value-type="float">
            <text:p>1.05761687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944645615" calcext:value-type="float">
            <text:p>1.09446456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131333877" calcext:value-type="float">
            <text:p>1.13133387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681979358" calcext:value-type="float">
            <text:p>1.168197935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2050281979" calcext:value-type="float">
            <text:p>1.205028197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241798123" calcext:value-type="float">
            <text:p>1.24179812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2784867701" calcext:value-type="float">
            <text:p>1.27848677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3150817273" calcext:value-type="float">
            <text:p>1.315081727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3515807166" calcext:value-type="float">
            <text:p>1.351580716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3879915241" calcext:value-type="float">
            <text:p>1.387991524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4243302781" calcext:value-type="float">
            <text:p>1.424330278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4606184011" calcext:value-type="float">
            <text:p>1.460618401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96878893" calcext:value-type="float">
            <text:p>1.4968788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331327487" calcext:value-type="float">
            <text:p>1.533132748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5693961711" calcext:value-type="float">
            <text:p>1.569396171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6056791176" calcext:value-type="float">
            <text:p>1.60567911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6419852941" calcext:value-type="float">
            <text:p>1.641985294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678313369" calcext:value-type="float">
            <text:p>1.67831336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7146589519" calcext:value-type="float">
            <text:p>1.71465895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751016738" calcext:value-type="float">
            <text:p>1.75101673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787382246" calcext:value-type="float">
            <text:p>1.78738224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8237527701" calcext:value-type="float">
            <text:p>1.82375277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8601273476" calcext:value-type="float">
            <text:p>1.860127347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8965058877" calcext:value-type="float">
            <text:p>1.896505887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9328877487" calcext:value-type="float">
            <text:p>1.932887748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9692702086" calcext:value-type="float">
            <text:p>1.969270208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0056472299" calcext:value-type="float">
            <text:p>2.005647229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042008877" calcext:value-type="float">
            <text:p>2.04200887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0783415294" calcext:value-type="float">
            <text:p>2.078341529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1146289037" calcext:value-type="float">
            <text:p>2.114628903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1508537112" calcext:value-type="float">
            <text:p>2.15085371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1869997273" calcext:value-type="float">
            <text:p>2.186999727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2230539465" calcext:value-type="float">
            <text:p>2.223053946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2590085294" calcext:value-type="float">
            <text:p>2.259008529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2948622834" calcext:value-type="float">
            <text:p>2.294862283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3306214011" calcext:value-type="float">
            <text:p>2.330621401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3662993529" calcext:value-type="float">
            <text:p>2.366299352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4019158289" calcext:value-type="float">
            <text:p>2.401915828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4374948075" calcext:value-type="float">
            <text:p>2.437494807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4730619144" calcext:value-type="float">
            <text:p>2.473061914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5086414171" calcext:value-type="float">
            <text:p>2.508641417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544253246" calcext:value-type="float">
            <text:p>2.54425324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5799104706" calcext:value-type="float">
            <text:p>2.57991047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6156176043" calcext:value-type="float">
            <text:p>2.615617604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6513699893" calcext:value-type="float">
            <text:p>2.651369989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6871543155" calcext:value-type="float">
            <text:p>2.68715431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7229501711" calcext:value-type="float">
            <text:p>2.722950171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7587323797" calcext:value-type="float">
            <text:p>2.758732379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794473738" calcext:value-type="float">
            <text:p>2.7944737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8301478663" calcext:value-type="float">
            <text:p>2.830147866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8657318128" calcext:value-type="float">
            <text:p>2.865731812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9012081658" calcext:value-type="float">
            <text:p>2.901208165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9365665615" calcext:value-type="float">
            <text:p>2.936566561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9718044973" calcext:value-type="float">
            <text:p>2.971804497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0069273743" calcext:value-type="float">
            <text:p>3.006927374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041947738" calcext:value-type="float">
            <text:p>3.04194773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0768836845" calcext:value-type="float">
            <text:p>3.076883684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1117563369" calcext:value-type="float">
            <text:p>3.11175633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1465864492" calcext:value-type="float">
            <text:p>3.146586449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1813903636" calcext:value-type="float">
            <text:p>3.181390363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2161757112" calcext:value-type="float">
            <text:p>3.21617571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2509375936" calcext:value-type="float">
            <text:p>3.250937593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2856560909" calcext:value-type="float">
            <text:p>3.285656090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3202960481" calcext:value-type="float">
            <text:p>3.320296048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3548099251" calcext:value-type="float">
            <text:p>3.354809925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3891441818" calcext:value-type="float">
            <text:p>3.389144181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4232490695" calcext:value-type="float">
            <text:p>3.42324906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4570910214" calcext:value-type="float">
            <text:p>3.457091021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4906659679" calcext:value-type="float">
            <text:p>3.490665967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5240110107" calcext:value-type="float">
            <text:p>3.524011010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5572112406" calcext:value-type="float">
            <text:p>3.55721124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903985775" calcext:value-type="float">
            <text:p>3.59039857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6237406203" calcext:value-type="float">
            <text:p>3.623740620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657420016" calcext:value-type="float">
            <text:p>3.65742001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6916078021" calcext:value-type="float">
            <text:p>3.69160780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7264364064" calcext:value-type="float">
            <text:p>3.72643640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7619781551" calcext:value-type="float">
            <text:p>3.761978155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7982332888" calcext:value-type="float">
            <text:p>3.798233288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8351288449" calcext:value-type="float">
            <text:p>3.835128844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8725273636" calcext:value-type="float">
            <text:p>3.872527363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910243016" calcext:value-type="float">
            <text:p>3.91024301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9480621765" calcext:value-type="float">
            <text:p>3.948062176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9857656417" calcext:value-type="float">
            <text:p>3.985765641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.0231498663" calcext:value-type="float">
            <text:p>4.023149866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.0600451176" calcext:value-type="float">
            <text:p>4.06004511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.0963288824" calcext:value-type="float">
            <text:p>4.096328882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1319334011" calcext:value-type="float">
            <text:p>4.13193340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.1668468182" calcext:value-type="float">
            <text:p>4.166846818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.2011082032" calcext:value-type="float">
            <text:p>4.201108203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2347974064" calcext:value-type="float">
            <text:p>4.234797406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2680213422" calcext:value-type="float">
            <text:p>4.268021342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3008986203" calcext:value-type="float">
            <text:p>4.300898620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3335444706" calcext:value-type="float">
            <text:p>4.333544470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3660573369" calcext:value-type="float">
            <text:p>4.366057336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3985079733" calcext:value-type="float">
            <text:p>4.398507973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430931385" calcext:value-type="float">
            <text:p>4.43093138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4633215989" calcext:value-type="float">
            <text:p>4.463321598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4956292567" calcext:value-type="float">
            <text:p>4.49562925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5277621551" calcext:value-type="float">
            <text:p>4.527762155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5595889572" calcext:value-type="float">
            <text:p>4.559588957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5909462406" calcext:value-type="float">
            <text:p>4.590946240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6216489572" calcext:value-type="float">
            <text:p>4.621648957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651504" calcext:value-type="float">
            <text:p>4.6515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6803262834" calcext:value-type="float">
            <text:p>4.680326283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707956016" calcext:value-type="float">
            <text:p>4.70795601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7342750107" calcext:value-type="float">
            <text:p>4.734275010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7592180481" calcext:value-type="float">
            <text:p>4.759218048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7827714385" calcext:value-type="float">
            <text:p>4.782771438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804940738" calcext:value-type="float">
            <text:p>4.80494073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8256318717" calcext:value-type="float">
            <text:p>4.825631871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8441630267" calcext:value-type="float">
            <text:p>4.84416302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8540810374" calcext:value-type="float">
            <text:p>4.85408103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9004975241" calcext:value-type="float">
            <text:p>4.90049752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9297597273" calcext:value-type="float">
            <text:p>4.929759727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9573671979" calcext:value-type="float">
            <text:p>4.957367197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9848122567" calcext:value-type="float">
            <text:p>4.98481225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.0125630214" calcext:value-type="float">
            <text:p>5.01256302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0408033102" calcext:value-type="float">
            <text:p>5.040803310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.0696034973" calcext:value-type="float">
            <text:p>5.069603497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0989850428" calcext:value-type="float">
            <text:p>5.098985042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1289510053" calcext:value-type="float">
            <text:p>5.128951005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159500508" calcext:value-type="float">
            <text:p>5.1595005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1906336578" calcext:value-type="float">
            <text:p>5.190633657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222350508" calcext:value-type="float">
            <text:p>5.22235050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2546468984" calcext:value-type="float">
            <text:p>5.254646898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2875094545" calcext:value-type="float">
            <text:p>5.287509454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3209115134" calcext:value-type="float">
            <text:p>5.320911513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3548111176" calcext:value-type="float">
            <text:p>5.35481111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3891514439" calcext:value-type="float">
            <text:p>5.389151443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4238635508" calcext:value-type="float">
            <text:p>5.423863550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4588709465" calcext:value-type="float">
            <text:p>5.458870946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494095246" calcext:value-type="float">
            <text:p>5.49409524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5294621658" calcext:value-type="float">
            <text:p>5.529462165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564906984" calcext:value-type="float">
            <text:p>5.56490698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6003788182" calcext:value-type="float">
            <text:p>5.600378818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6358430267" calcext:value-type="float">
            <text:p>5.635843026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6712813797" calcext:value-type="float">
            <text:p>5.671281379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7066899572" calcext:value-type="float">
            <text:p>5.706689957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7420751337" calcext:value-type="float">
            <text:p>5.742075133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7774483957" calcext:value-type="float">
            <text:p>5.77744839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8128210642" calcext:value-type="float">
            <text:p>5.812821064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8481999679" calcext:value-type="float">
            <text:p>5.848199967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8835848556" calcext:value-type="float">
            <text:p>5.883584855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9189679679" calcext:value-type="float">
            <text:p>5.918967967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9543355401" calcext:value-type="float">
            <text:p>5.954335540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9896707005" calcext:value-type="float">
            <text:p>5.98967070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6.0249568449" calcext:value-type="float">
            <text:p>6.024956844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.0601805775" calcext:value-type="float">
            <text:p>6.06018057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.0953335775" calcext:value-type="float">
            <text:p>6.09533357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.1304130428" calcext:value-type="float">
            <text:p>6.130413042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1654207861" calcext:value-type="float">
            <text:p>6.16542078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200361508" calcext:value-type="float">
            <text:p>6.20036150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2352408824" calcext:value-type="float">
            <text:p>6.235240882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2700641604" calcext:value-type="float">
            <text:p>6.270064160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3048357005" calcext:value-type="float">
            <text:p>6.30483570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339559615" calcext:value-type="float">
            <text:p>6.33955961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3742412674" calcext:value-type="float">
            <text:p>6.374241267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4088891658" calcext:value-type="float">
            <text:p>6.408889165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12644" calcext:value-type="float">
            <text:p>6.812644</text:p>
          </table:table-cell>
          <table:table-cell office:value-type="float" office:value="6.4435165989" calcext:value-type="float">
            <text:p>6.4435165989</text:p>
          </table:table-cell>
          <table:table-cell table:formula="of:=POWER([.C188]-6.75;2)" office:value-type="float" office:value="0.0939320751498237" calcext:value-type="float">
            <text:p>0.0939320751</text:p>
          </table:table-cell>
          <table:table-cell table:formula="of:=SQRT(SUM([.D188:.D287])/100)" office:value-type="float" office:value="0.320741875827532" calcext:value-type="float">
            <text:p>0.32074187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21236" calcext:value-type="float">
            <text:p>6.821236</text:p>
          </table:table-cell>
          <table:table-cell office:value-type="float" office:value="6.4417112353" calcext:value-type="float">
            <text:p>6.4417112353</text:p>
          </table:table-cell>
          <table:table-cell table:formula="of:=POWER([.C189]-6.75;2)" office:value-type="float" office:value="0.0950419624402522" calcext:value-type="float">
            <text:p>0.09504196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28741" calcext:value-type="float">
            <text:p>6.828741</text:p>
          </table:table-cell>
          <table:table-cell office:value-type="float" office:value="6.4398825989" calcext:value-type="float">
            <text:p>6.4398825989</text:p>
          </table:table-cell>
          <table:table-cell table:formula="of:=POWER([.C190]-6.75;2)" office:value-type="float" office:value="0.0961728024650185" calcext:value-type="float">
            <text:p>0.09617280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34654" calcext:value-type="float">
            <text:p>6.834654</text:p>
          </table:table-cell>
          <table:table-cell office:value-type="float" office:value="6.4380644011" calcext:value-type="float">
            <text:p>6.4380644011</text:p>
          </table:table-cell>
          <table:table-cell table:formula="of:=POWER([.C191]-6.75;2)" office:value-type="float" office:value="0.0973038178611016" calcext:value-type="float">
            <text:p>0.097303817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38617" calcext:value-type="float">
            <text:p>6.838617</text:p>
          </table:table-cell>
          <table:table-cell office:value-type="float" office:value="6.4362940428" calcext:value-type="float">
            <text:p>6.4362940428</text:p>
          </table:table-cell>
          <table:table-cell table:formula="of:=POWER([.C192]-6.75;2)" office:value-type="float" office:value="0.0984114275827681" calcext:value-type="float">
            <text:p>0.098411427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40409" calcext:value-type="float">
            <text:p>6.840409</text:p>
          </table:table-cell>
          <table:table-cell office:value-type="float" office:value="6.4346085294" calcext:value-type="float">
            <text:p>6.4346085294</text:p>
          </table:table-cell>
          <table:table-cell table:formula="of:=POWER([.C193]-6.75;2)" office:value-type="float" office:value="0.0994717797272306" calcext:value-type="float">
            <text:p>0.099471779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39937" calcext:value-type="float">
            <text:p>6.839937</text:p>
          </table:table-cell>
          <table:table-cell office:value-type="float" office:value="6.4330404385" calcext:value-type="float">
            <text:p>6.4330404385</text:p>
          </table:table-cell>
          <table:table-cell table:formula="of:=POWER([.C194]-6.75;2)" office:value-type="float" office:value="0.100463363626272" calcext:value-type="float">
            <text:p>0.100463363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3724" calcext:value-type="float">
            <text:p>6.83724</text:p>
          </table:table-cell>
          <table:table-cell office:value-type="float" office:value="6.431614508" calcext:value-type="float">
            <text:p>6.431614508</text:p>
          </table:table-cell>
          <table:table-cell table:formula="of:=POWER([.C195]-6.75;2)" office:value-type="float" office:value="0.101369321516082" calcext:value-type="float">
            <text:p>0.101369321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32502" calcext:value-type="float">
            <text:p>6.832502</text:p>
          </table:table-cell>
          <table:table-cell office:value-type="float" office:value="6.430345246" calcext:value-type="float">
            <text:p>6.430345246</text:p>
          </table:table-cell>
          <table:table-cell table:formula="of:=POWER([.C196]-6.75;2)" office:value-type="float" office:value="0.102179161754801" calcext:value-type="float">
            <text:p>0.102179161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2606" calcext:value-type="float">
            <text:p>6.82606</text:p>
          </table:table-cell>
          <table:table-cell office:value-type="float" office:value="6.4292357807" calcext:value-type="float">
            <text:p>6.4292357807</text:p>
          </table:table-cell>
          <table:table-cell table:formula="of:=POWER([.C197]-6.75;2)" office:value-type="float" office:value="0.102889684383138" calcext:value-type="float">
            <text:p>0.102889684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18413" calcext:value-type="float">
            <text:p>6.818413</text:p>
          </table:table-cell>
          <table:table-cell office:value-type="float" office:value="6.4282780374" calcext:value-type="float">
            <text:p>6.4282780374</text:p>
          </table:table-cell>
          <table:table-cell table:formula="of:=POWER([.C198]-6.75;2)" office:value-type="float" office:value="0.103505021219196" calcext:value-type="float">
            <text:p>0.10350502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10192" calcext:value-type="float">
            <text:p>6.810192</text:p>
          </table:table-cell>
          <table:table-cell office:value-type="float" office:value="6.4274540535" calcext:value-type="float">
            <text:p>6.4274540535</text:p>
          </table:table-cell>
          <table:table-cell table:formula="of:=POWER([.C199]-6.75;2)" office:value-type="float" office:value="0.104035887603581" calcext:value-type="float">
            <text:p>0.104035887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02105" calcext:value-type="float">
            <text:p>6.802105</text:p>
          </table:table-cell>
          <table:table-cell office:value-type="float" office:value="6.4267383583" calcext:value-type="float">
            <text:p>6.4267383583</text:p>
          </table:table-cell>
          <table:table-cell table:formula="of:=POWER([.C200]-6.75;2)" office:value-type="float" office:value="0.104498088994579" calcext:value-type="float">
            <text:p>0.1044980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94857" calcext:value-type="float">
            <text:p>6.794857</text:p>
          </table:table-cell>
          <table:table-cell office:value-type="float" office:value="6.426101139" calcext:value-type="float">
            <text:p>6.426101139</text:p>
          </table:table-cell>
          <table:table-cell table:formula="of:=POWER([.C201]-6.75;2)" office:value-type="float" office:value="0.104910472157097" calcext:value-type="float">
            <text:p>0.104910472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89054" calcext:value-type="float">
            <text:p>6.789054</text:p>
          </table:table-cell>
          <table:table-cell office:value-type="float" office:value="6.425511893" calcext:value-type="float">
            <text:p>6.425511893</text:p>
          </table:table-cell>
          <table:table-cell table:formula="of:=POWER([.C202]-6.75;2)" office:value-type="float" office:value="0.105292531584443" calcext:value-type="float">
            <text:p>0.10529253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85131" calcext:value-type="float">
            <text:p>6.785131</text:p>
          </table:table-cell>
          <table:table-cell office:value-type="float" office:value="6.4249431925" calcext:value-type="float">
            <text:p>6.4249431925</text:p>
          </table:table-cell>
          <table:table-cell table:formula="of:=POWER([.C203]-6.75;2)" office:value-type="float" office:value="0.105661928102092" calcext:value-type="float">
            <text:p>0.105661928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83306" calcext:value-type="float">
            <text:p>6.783306</text:p>
          </table:table-cell>
          <table:table-cell office:value-type="float" office:value="6.4243740321" calcext:value-type="float">
            <text:p>6.4243740321</text:p>
          </table:table-cell>
          <table:table-cell table:formula="of:=POWER([.C204]-6.75;2)" office:value-type="float" office:value="0.106032270970812" calcext:value-type="float">
            <text:p>0.1060322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83588" calcext:value-type="float">
            <text:p>6.783588</text:p>
          </table:table-cell>
          <table:table-cell office:value-type="float" office:value="6.423792246" calcext:value-type="float">
            <text:p>6.423792246</text:p>
          </table:table-cell>
          <table:table-cell table:formula="of:=POWER([.C205]-6.75;2)" office:value-type="float" office:value="0.106411498769725" calcext:value-type="float">
            <text:p>0.106411498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85836" calcext:value-type="float">
            <text:p>6.785836</text:p>
          </table:table-cell>
          <table:table-cell office:value-type="float" office:value="6.4231955348" calcext:value-type="float">
            <text:p>6.4231955348</text:p>
          </table:table-cell>
          <table:table-cell table:formula="of:=POWER([.C206]-6.75;2)" office:value-type="float" office:value="0.106801158474658" calcext:value-type="float">
            <text:p>0.106801158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89847" calcext:value-type="float">
            <text:p>6.789847</text:p>
          </table:table-cell>
          <table:table-cell office:value-type="float" office:value="6.4225907487" calcext:value-type="float">
            <text:p>6.4225907487</text:p>
          </table:table-cell>
          <table:table-cell table:formula="of:=POWER([.C207]-6.75;2)" office:value-type="float" office:value="0.107196817836826" calcext:value-type="float">
            <text:p>0.107196817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95442" calcext:value-type="float">
            <text:p>6.795442</text:p>
          </table:table-cell>
          <table:table-cell office:value-type="float" office:value="6.4219914706" calcext:value-type="float">
            <text:p>6.4219914706</text:p>
          </table:table-cell>
          <table:table-cell table:formula="of:=POWER([.C208]-6.75;2)" office:value-type="float" office:value="0.107589595359151" calcext:value-type="float">
            <text:p>0.107589595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02526" calcext:value-type="float">
            <text:p>6.802526</text:p>
          </table:table-cell>
          <table:table-cell office:value-type="float" office:value="6.421414262" calcext:value-type="float">
            <text:p>6.421414262</text:p>
          </table:table-cell>
          <table:table-cell table:formula="of:=POWER([.C209]-6.75;2)" office:value-type="float" office:value="0.107968587217005" calcext:value-type="float">
            <text:p>0.107968587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11092" calcext:value-type="float">
            <text:p>6.811092</text:p>
          </table:table-cell>
          <table:table-cell office:value-type="float" office:value="6.420874262" calcext:value-type="float">
            <text:p>6.420874262</text:p>
          </table:table-cell>
          <table:table-cell table:formula="of:=POWER([.C210]-6.75;2)" office:value-type="float" office:value="0.108323751414045" calcext:value-type="float">
            <text:p>0.108323751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21152" calcext:value-type="float">
            <text:p>6.821152</text:p>
          </table:table-cell>
          <table:table-cell office:value-type="float" office:value="6.4203810428" calcext:value-type="float">
            <text:p>6.4203810428</text:p>
          </table:table-cell>
          <table:table-cell table:formula="of:=POWER([.C211]-6.75;2)" office:value-type="float" office:value="0.108648656945616" calcext:value-type="float">
            <text:p>0.108648656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32634" calcext:value-type="float">
            <text:p>6.832634</text:p>
          </table:table-cell>
          <table:table-cell office:value-type="float" office:value="6.4199356684" calcext:value-type="float">
            <text:p>6.4199356684</text:p>
          </table:table-cell>
          <table:table-cell table:formula="of:=POWER([.C212]-6.75;2)" office:value-type="float" office:value="0.108942462994555" calcext:value-type="float">
            <text:p>0.10894246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45253" calcext:value-type="float">
            <text:p>6.845253</text:p>
          </table:table-cell>
          <table:table-cell office:value-type="float" office:value="6.4195295401" calcext:value-type="float">
            <text:p>6.4195295401</text:p>
          </table:table-cell>
          <table:table-cell table:formula="of:=POWER([.C213]-6.75;2)" office:value-type="float" office:value="0.109210724866517" calcext:value-type="float">
            <text:p>0.109210724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58409" calcext:value-type="float">
            <text:p>6.858409</text:p>
          </table:table-cell>
          <table:table-cell office:value-type="float" office:value="6.4191453583" calcext:value-type="float">
            <text:p>6.4191453583</text:p>
          </table:table-cell>
          <table:table-cell table:formula="of:=POWER([.C214]-6.75;2)" office:value-type="float" office:value="0.109464793934436" calcext:value-type="float">
            <text:p>0.109464793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71167" calcext:value-type="float">
            <text:p>6.871167</text:p>
          </table:table-cell>
          <table:table-cell office:value-type="float" office:value="6.4187600267" calcext:value-type="float">
            <text:p>6.4187600267</text:p>
          </table:table-cell>
          <table:table-cell table:formula="of:=POWER([.C215]-6.75;2)" office:value-type="float" office:value="0.109719919911785" calcext:value-type="float">
            <text:p>0.109719919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82312" calcext:value-type="float">
            <text:p>6.882312</text:p>
          </table:table-cell>
          <table:table-cell office:value-type="float" office:value="6.4183487861" calcext:value-type="float">
            <text:p>6.4183487861</text:p>
          </table:table-cell>
          <table:table-cell table:formula="of:=POWER([.C216]-6.75;2)" office:value-type="float" office:value="0.109992527681343" calcext:value-type="float">
            <text:p>0.109992527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90517" calcext:value-type="float">
            <text:p>6.890517</text:p>
          </table:table-cell>
          <table:table-cell office:value-type="float" office:value="6.4178898289" calcext:value-type="float">
            <text:p>6.4178898289</text:p>
          </table:table-cell>
          <table:table-cell table:formula="of:=POWER([.C217]-6.75;2)" office:value-type="float" office:value="0.110297165748071" calcext:value-type="float">
            <text:p>0.110297165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94562" calcext:value-type="float">
            <text:p>6.894562</text:p>
          </table:table-cell>
          <table:table-cell office:value-type="float" office:value="6.4173683102" calcext:value-type="float">
            <text:p>6.4173683102</text:p>
          </table:table-cell>
          <table:table-cell table:formula="of:=POWER([.C218]-6.75;2)" office:value-type="float" office:value="0.110643841059204" calcext:value-type="float">
            <text:p>0.110643841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93579" calcext:value-type="float">
            <text:p>6.893579</text:p>
          </table:table-cell>
          <table:table-cell office:value-type="float" office:value="6.416779139" calcext:value-type="float">
            <text:p>6.416779139</text:p>
          </table:table-cell>
          <table:table-cell table:formula="of:=POWER([.C219]-6.75;2)" office:value-type="float" office:value="0.111036142205581" calcext:value-type="float">
            <text:p>0.111036142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87259" calcext:value-type="float">
            <text:p>6.887259</text:p>
          </table:table-cell>
          <table:table-cell office:value-type="float" office:value="6.4161279679" calcext:value-type="float">
            <text:p>6.4161279679</text:p>
          </table:table-cell>
          <table:table-cell table:formula="of:=POWER([.C220]-6.75;2)" office:value-type="float" office:value="0.111470533818584" calcext:value-type="float">
            <text:p>0.11147053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75976" calcext:value-type="float">
            <text:p>6.875976</text:p>
          </table:table-cell>
          <table:table-cell office:value-type="float" office:value="6.4154303369" calcext:value-type="float">
            <text:p>6.4154303369</text:p>
          </table:table-cell>
          <table:table-cell table:formula="of:=POWER([.C221]-6.75;2)" office:value-type="float" office:value="0.111936859466847" calcext:value-type="float">
            <text:p>0.111936859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60777" calcext:value-type="float">
            <text:p>6.860777</text:p>
          </table:table-cell>
          <table:table-cell office:value-type="float" office:value="6.414709262" calcext:value-type="float">
            <text:p>6.414709262</text:p>
          </table:table-cell>
          <table:table-cell table:formula="of:=POWER([.C222]-6.75;2)" office:value-type="float" office:value="0.112419878988585" calcext:value-type="float">
            <text:p>0.1124198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43257" calcext:value-type="float">
            <text:p>6.843257</text:p>
          </table:table-cell>
          <table:table-cell office:value-type="float" office:value="6.4139918449" calcext:value-type="float">
            <text:p>6.4139918449</text:p>
          </table:table-cell>
          <table:table-cell table:formula="of:=POWER([.C223]-6.75;2)" office:value-type="float" office:value="0.112901480293706" calcext:value-type="float">
            <text:p>0.112901480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25311" calcext:value-type="float">
            <text:p>6.825311</text:p>
          </table:table-cell>
          <table:table-cell office:value-type="float" office:value="6.4133055348" calcext:value-type="float">
            <text:p>6.4133055348</text:p>
          </table:table-cell>
          <table:table-cell table:formula="of:=POWER([.C224]-6.75;2)" office:value-type="float" office:value="0.113363162896314" calcext:value-type="float">
            <text:p>0.11336316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08821" calcext:value-type="float">
            <text:p>6.808821</text:p>
          </table:table-cell>
          <table:table-cell office:value-type="float" office:value="6.4126748396" calcext:value-type="float">
            <text:p>6.4126748396</text:p>
          </table:table-cell>
          <table:table-cell table:formula="of:=POWER([.C225]-6.75;2)" office:value-type="float" office:value="0.113788263838886" calcext:value-type="float">
            <text:p>0.11378826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95347" calcext:value-type="float">
            <text:p>6.795347</text:p>
          </table:table-cell>
          <table:table-cell office:value-type="float" office:value="6.4121189947" calcext:value-type="float">
            <text:p>6.4121189947</text:p>
          </table:table-cell>
          <table:table-cell table:formula="of:=POWER([.C226]-6.75;2)" office:value-type="float" office:value="0.114163573742539" calcext:value-type="float">
            <text:p>0.114163573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85879" calcext:value-type="float">
            <text:p>6.785879</text:p>
          </table:table-cell>
          <table:table-cell office:value-type="float" office:value="6.4116508556" calcext:value-type="float">
            <text:p>6.4116508556</text:p>
          </table:table-cell>
          <table:table-cell table:formula="of:=POWER([.C227]-6.75;2)" office:value-type="float" office:value="0.114480143516212" calcext:value-type="float">
            <text:p>0.114480143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80712" calcext:value-type="float">
            <text:p>6.780712</text:p>
          </table:table-cell>
          <table:table-cell office:value-type="float" office:value="6.4112770588" calcext:value-type="float">
            <text:p>6.4112770588</text:p>
          </table:table-cell>
          <table:table-cell table:formula="of:=POWER([.C228]-6.75;2)" office:value-type="float" office:value="0.114733230895179" calcext:value-type="float">
            <text:p>0.114733230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79471" calcext:value-type="float">
            <text:p>6.779471</text:p>
          </table:table-cell>
          <table:table-cell office:value-type="float" office:value="6.4109991016" calcext:value-type="float">
            <text:p>6.4109991016</text:p>
          </table:table-cell>
          <table:table-cell table:formula="of:=POWER([.C229]-6.75;2)" office:value-type="float" office:value="0.114921609116007" calcext:value-type="float">
            <text:p>0.114921609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8126" calcext:value-type="float">
            <text:p>6.78126</text:p>
          </table:table-cell>
          <table:table-cell office:value-type="float" office:value="6.4108148449" calcext:value-type="float">
            <text:p>6.4108148449</text:p>
          </table:table-cell>
          <table:table-cell table:formula="of:=POWER([.C230]-6.75;2)" office:value-type="float" office:value="0.115046569440211" calcext:value-type="float">
            <text:p>0.115046569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84911" calcext:value-type="float">
            <text:p>6.784911</text:p>
          </table:table-cell>
          <table:table-cell office:value-type="float" office:value="6.4107199786" calcext:value-type="float">
            <text:p>6.4107199786</text:p>
          </table:table-cell>
          <table:table-cell table:formula="of:=POWER([.C231]-6.75;2)" office:value-type="float" office:value="0.115110932921184" calcext:value-type="float">
            <text:p>0.11511093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89255" calcext:value-type="float">
            <text:p>6.789255</text:p>
          </table:table-cell>
          <table:table-cell office:value-type="float" office:value="6.4107089893" calcext:value-type="float">
            <text:p>6.4107089893</text:p>
          </table:table-cell>
          <table:table-cell table:formula="of:=POWER([.C232]-6.75;2)" office:value-type="float" office:value="0.115118389941828" calcext:value-type="float">
            <text:p>0.115118389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9335" calcext:value-type="float">
            <text:p>6.79335</text:p>
          </table:table-cell>
          <table:table-cell office:value-type="float" office:value="6.4107754599" calcext:value-type="float">
            <text:p>6.4107754599</text:p>
          </table:table-cell>
          <table:table-cell table:formula="of:=POWER([.C233]-6.75;2)" office:value-type="float" office:value="0.115073288606057" calcext:value-type="float">
            <text:p>0.115073288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96624" calcext:value-type="float">
            <text:p>6.796624</text:p>
          </table:table-cell>
          <table:table-cell office:value-type="float" office:value="6.4109117968" calcext:value-type="float">
            <text:p>6.4109117968</text:p>
          </table:table-cell>
          <table:table-cell table:formula="of:=POWER([.C234]-6.75;2)" office:value-type="float" office:value="0.114980809549405" calcext:value-type="float">
            <text:p>0.114980809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98906" calcext:value-type="float">
            <text:p>6.798906</text:p>
          </table:table-cell>
          <table:table-cell office:value-type="float" office:value="6.4111086898" calcext:value-type="float">
            <text:p>6.4111086898</text:p>
          </table:table-cell>
          <table:table-cell table:formula="of:=POWER([.C235]-6.75;2)" office:value-type="float" office:value="0.114847320129073" calcext:value-type="float">
            <text:p>0.114847320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0035" calcext:value-type="float">
            <text:p>6.80035</text:p>
          </table:table-cell>
          <table:table-cell office:value-type="float" office:value="6.4113546845" calcext:value-type="float">
            <text:p>6.4113546845</text:p>
          </table:table-cell>
          <table:table-cell table:formula="of:=POWER([.C236]-6.75;2)" office:value-type="float" office:value="0.114680649710095" calcext:value-type="float">
            <text:p>0.114680649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01288" calcext:value-type="float">
            <text:p>6.801288</text:p>
          </table:table-cell>
          <table:table-cell office:value-type="float" office:value="6.4116363155" calcext:value-type="float">
            <text:p>6.4116363155</text:p>
          </table:table-cell>
          <table:table-cell table:formula="of:=POWER([.C237]-6.75;2)" office:value-type="float" office:value="0.114489982988416" calcext:value-type="float">
            <text:p>0.11448998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02046" calcext:value-type="float">
            <text:p>6.802046</text:p>
          </table:table-cell>
          <table:table-cell office:value-type="float" office:value="6.4119390428" calcext:value-type="float">
            <text:p>6.4119390428</text:p>
          </table:table-cell>
          <table:table-cell table:formula="of:=POWER([.C238]-6.75;2)" office:value-type="float" office:value="0.11428521078298" calcext:value-type="float">
            <text:p>0.114285210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02787" calcext:value-type="float">
            <text:p>6.802787</text:p>
          </table:table-cell>
          <table:table-cell office:value-type="float" office:value="6.4122490909" calcext:value-type="float">
            <text:p>6.4122490909</text:p>
          </table:table-cell>
          <table:table-cell table:formula="of:=POWER([.C239]-6.75;2)" office:value-type="float" office:value="0.114075676597877" calcext:value-type="float">
            <text:p>0.11407567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03408" calcext:value-type="float">
            <text:p>6.803408</text:p>
          </table:table-cell>
          <table:table-cell office:value-type="float" office:value="6.4125559305" calcext:value-type="float">
            <text:p>6.4125559305</text:p>
          </table:table-cell>
          <table:table-cell table:formula="of:=POWER([.C240]-6.75;2)" office:value-type="float" office:value="0.113868500040721" calcext:value-type="float">
            <text:p>0.11386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0352" calcext:value-type="float">
            <text:p>6.80352</text:p>
          </table:table-cell>
          <table:table-cell office:value-type="float" office:value="6.4128549626" calcext:value-type="float">
            <text:p>6.4128549626</text:p>
          </table:table-cell>
          <table:table-cell table:formula="of:=POWER([.C241]-6.75;2)" office:value-type="float" office:value="0.113666776243447" calcext:value-type="float">
            <text:p>0.113666776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02503" calcext:value-type="float">
            <text:p>6.802503</text:p>
          </table:table-cell>
          <table:table-cell office:value-type="float" office:value="6.4131498342" calcext:value-type="float">
            <text:p>6.4131498342</text:p>
          </table:table-cell>
          <table:table-cell table:formula="of:=POWER([.C242]-6.75;2)" office:value-type="float" office:value="0.113468034199487" calcext:value-type="float">
            <text:p>0.11346803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99628" calcext:value-type="float">
            <text:p>6.799628</text:p>
          </table:table-cell>
          <table:table-cell office:value-type="float" office:value="6.4134537647" calcext:value-type="float">
            <text:p>6.4134537647</text:p>
          </table:table-cell>
          <table:table-cell table:formula="of:=POWER([.C243]-6.75;2)" office:value-type="float" office:value="0.113263368494603" calcext:value-type="float">
            <text:p>0.11326336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94206" calcext:value-type="float">
            <text:p>6.794206</text:p>
          </table:table-cell>
          <table:table-cell office:value-type="float" office:value="6.4137894652" calcext:value-type="float">
            <text:p>6.4137894652</text:p>
          </table:table-cell>
          <table:table-cell table:formula="of:=POWER([.C244]-6.75;2)" office:value-type="float" office:value="0.113037523710502" calcext:value-type="float">
            <text:p>0.113037523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85739" calcext:value-type="float">
            <text:p>6.785739</text:p>
          </table:table-cell>
          <table:table-cell office:value-type="float" office:value="6.4141874171" calcext:value-type="float">
            <text:p>6.4141874171</text:p>
          </table:table-cell>
          <table:table-cell table:formula="of:=POWER([.C245]-6.75;2)" office:value-type="float" office:value="0.112770090833969" calcext:value-type="float">
            <text:p>0.112770090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74039" calcext:value-type="float">
            <text:p>6.774039</text:p>
          </table:table-cell>
          <table:table-cell office:value-type="float" office:value="6.414682615" calcext:value-type="float">
            <text:p>6.414682615</text:p>
          </table:table-cell>
          <table:table-cell table:formula="of:=POWER([.C246]-6.75;2)" office:value-type="float" office:value="0.112437748683238" calcext:value-type="float">
            <text:p>0.112437748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59305" calcext:value-type="float">
            <text:p>6.759305</text:p>
          </table:table-cell>
          <table:table-cell office:value-type="float" office:value="6.4153101979" calcext:value-type="float">
            <text:p>6.4153101979</text:p>
          </table:table-cell>
          <table:table-cell table:formula="of:=POWER([.C247]-6.75;2)" office:value-type="float" office:value="0.112017263629737" calcext:value-type="float">
            <text:p>0.11201726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42139" calcext:value-type="float">
            <text:p>6.742139</text:p>
          </table:table-cell>
          <table:table-cell office:value-type="float" office:value="6.4161005668" calcext:value-type="float">
            <text:p>6.4161005668</text:p>
          </table:table-cell>
          <table:table-cell table:formula="of:=POWER([.C248]-6.75;2)" office:value-type="float" office:value="0.111488831491281" calcext:value-type="float">
            <text:p>0.111488831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23507" calcext:value-type="float">
            <text:p>6.723507</text:p>
          </table:table-cell>
          <table:table-cell office:value-type="float" office:value="6.4170747112" calcext:value-type="float">
            <text:p>6.4170747112</text:p>
          </table:table-cell>
          <table:table-cell table:formula="of:=POWER([.C249]-6.75;2)" office:value-type="float" office:value="0.110839247922564" calcext:value-type="float">
            <text:p>0.110839247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04652" calcext:value-type="float">
            <text:p>6.704652</text:p>
          </table:table-cell>
          <table:table-cell office:value-type="float" office:value="6.418240492" calcext:value-type="float">
            <text:p>6.418240492</text:p>
          </table:table-cell>
          <table:table-cell table:formula="of:=POWER([.C250]-6.75;2)" office:value-type="float" office:value="0.110064371148402" calcext:value-type="float">
            <text:p>0.11006437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86955" calcext:value-type="float">
            <text:p>6.686955</text:p>
          </table:table-cell>
          <table:table-cell office:value-type="float" office:value="6.4195904118" calcext:value-type="float">
            <text:p>6.4195904118</text:p>
          </table:table-cell>
          <table:table-cell table:formula="of:=POWER([.C251]-6.75;2)" office:value-type="float" office:value="0.109170495974494" calcext:value-type="float">
            <text:p>0.10917049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71777" calcext:value-type="float">
            <text:p>6.671777</text:p>
          </table:table-cell>
          <table:table-cell office:value-type="float" office:value="6.4211012781" calcext:value-type="float">
            <text:p>6.4211012781</text:p>
          </table:table-cell>
          <table:table-cell table:formula="of:=POWER([.C252]-6.75;2)" office:value-type="float" office:value="0.108174369267453" calcext:value-type="float">
            <text:p>0.108174369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60281" calcext:value-type="float">
            <text:p>6.660281</text:p>
          </table:table-cell>
          <table:table-cell office:value-type="float" office:value="6.4227358235" calcext:value-type="float">
            <text:p>6.4227358235</text:p>
          </table:table-cell>
          <table:table-cell table:formula="of:=POWER([.C253]-6.75;2)" office:value-type="float" office:value="0.107101841220223" calcext:value-type="float">
            <text:p>0.107101841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53269" calcext:value-type="float">
            <text:p>6.653269</text:p>
          </table:table-cell>
          <table:table-cell office:value-type="float" office:value="6.4244461818" calcext:value-type="float">
            <text:p>6.4244461818</text:p>
          </table:table-cell>
          <table:table-cell table:formula="of:=POWER([.C254]-6.75;2)" office:value-type="float" office:value="0.105985288544599" calcext:value-type="float">
            <text:p>0.105985288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51049" calcext:value-type="float">
            <text:p>6.651049</text:p>
          </table:table-cell>
          <table:table-cell office:value-type="float" office:value="6.4261787433" calcext:value-type="float">
            <text:p>6.4261787433</text:p>
          </table:table-cell>
          <table:table-cell table:formula="of:=POWER([.C255]-6.75;2)" office:value-type="float" office:value="0.104860206290767" calcext:value-type="float">
            <text:p>0.104860206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53367" calcext:value-type="float">
            <text:p>6.653367</text:p>
          </table:table-cell>
          <table:table-cell office:value-type="float" office:value="6.4278798663" calcext:value-type="float">
            <text:p>6.4278798663</text:p>
          </table:table-cell>
          <table:table-cell table:formula="of:=POWER([.C256]-6.75;2)" office:value-type="float" office:value="0.103761380534906" calcext:value-type="float">
            <text:p>0.103761380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59412" calcext:value-type="float">
            <text:p>6.659412</text:p>
          </table:table-cell>
          <table:table-cell office:value-type="float" office:value="6.4295016684" calcext:value-type="float">
            <text:p>6.4295016684</text:p>
          </table:table-cell>
          <table:table-cell table:formula="of:=POWER([.C257]-6.75;2)" office:value-type="float" office:value="0.102719180558383" calcext:value-type="float">
            <text:p>0.10271918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67901" calcext:value-type="float">
            <text:p>6.667901</text:p>
          </table:table-cell>
          <table:table-cell office:value-type="float" office:value="6.4310071604" calcext:value-type="float">
            <text:p>6.4310071604</text:p>
          </table:table-cell>
          <table:table-cell table:formula="of:=POWER([.C258]-6.75;2)" office:value-type="float" office:value="0.101756431716071" calcext:value-type="float">
            <text:p>0.101756431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77234" calcext:value-type="float">
            <text:p>6.677234</text:p>
          </table:table-cell>
          <table:table-cell office:value-type="float" office:value="6.4323741016" calcext:value-type="float">
            <text:p>6.4323741016</text:p>
          </table:table-cell>
          <table:table-cell table:formula="of:=POWER([.C259]-6.75;2)" office:value-type="float" office:value="0.100886211334407" calcext:value-type="float">
            <text:p>0.100886211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85696" calcext:value-type="float">
            <text:p>6.685696</text:p>
          </table:table-cell>
          <table:table-cell office:value-type="float" office:value="6.4335970909" calcext:value-type="float">
            <text:p>6.4335970909</text:p>
          </table:table-cell>
          <table:table-cell table:formula="of:=POWER([.C260]-6.75;2)" office:value-type="float" office:value="0.100110800886943" calcext:value-type="float">
            <text:p>0.100110800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91669" calcext:value-type="float">
            <text:p>6.691669</text:p>
          </table:table-cell>
          <table:table-cell office:value-type="float" office:value="6.4346877005" calcext:value-type="float">
            <text:p>6.4346877005</text:p>
          </table:table-cell>
          <table:table-cell table:formula="of:=POWER([.C261]-6.75;2)" office:value-type="float" office:value="0.099421846215978" calcext:value-type="float">
            <text:p>0.09942184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93825" calcext:value-type="float">
            <text:p>6.693825</text:p>
          </table:table-cell>
          <table:table-cell office:value-type="float" office:value="6.435672738" calcext:value-type="float">
            <text:p>6.435672738</text:p>
          </table:table-cell>
          <table:table-cell table:formula="of:=POWER([.C262]-6.75;2)" office:value-type="float" office:value="0.0988016276364166" calcext:value-type="float">
            <text:p>0.098801627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91273" calcext:value-type="float">
            <text:p>6.691273</text:p>
          </table:table-cell>
          <table:table-cell office:value-type="float" office:value="6.4365909358" calcext:value-type="float">
            <text:p>6.4365909358</text:p>
          </table:table-cell>
          <table:table-cell table:formula="of:=POWER([.C263]-6.75;2)" office:value-type="float" office:value="0.0982252415227197" calcext:value-type="float">
            <text:p>0.098225241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83634" calcext:value-type="float">
            <text:p>6.683634</text:p>
          </table:table-cell>
          <table:table-cell office:value-type="float" office:value="6.4374885775" calcext:value-type="float">
            <text:p>6.4374885775</text:p>
          </table:table-cell>
          <table:table-cell table:formula="of:=POWER([.C264]-6.75;2)" office:value-type="float" office:value="0.0976633891929736" calcext:value-type="float">
            <text:p>0.097663389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71062" calcext:value-type="float">
            <text:p>6.671062</text:p>
          </table:table-cell>
          <table:table-cell office:value-type="float" office:value="6.4384145989" calcext:value-type="float">
            <text:p>6.4384145989</text:p>
          </table:table-cell>
          <table:table-cell table:formula="of:=POWER([.C265]-6.75;2)" office:value-type="float" office:value="0.0970854621786481" calcext:value-type="float">
            <text:p>0.09708546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54198" calcext:value-type="float">
            <text:p>6.654198</text:p>
          </table:table-cell>
          <table:table-cell office:value-type="float" office:value="6.4394156898" calcext:value-type="float">
            <text:p>6.4394156898</text:p>
          </table:table-cell>
          <table:table-cell table:formula="of:=POWER([.C266]-6.75;2)" office:value-type="float" office:value="0.09646261374241" calcext:value-type="float">
            <text:p>0.096462613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34078" calcext:value-type="float">
            <text:p>6.634078</text:p>
          </table:table-cell>
          <table:table-cell office:value-type="float" office:value="6.4405318663" calcext:value-type="float">
            <text:p>6.4405318663</text:p>
          </table:table-cell>
          <table:table-cell table:formula="of:=POWER([.C267]-6.75;2)" office:value-type="float" office:value="0.0957705257757612" calcext:value-type="float">
            <text:p>0.095770525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1202" calcext:value-type="float">
            <text:p>6.61202</text:p>
          </table:table-cell>
          <table:table-cell office:value-type="float" office:value="6.4417928556" calcext:value-type="float">
            <text:p>6.4417928556</text:p>
          </table:table-cell>
          <table:table-cell table:formula="of:=POWER([.C268]-6.75;2)" office:value-type="float" office:value="0.0949916438592024" calcext:value-type="float">
            <text:p>0.094991643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89494" calcext:value-type="float">
            <text:p>6.589494</text:p>
          </table:table-cell>
          <table:table-cell office:value-type="float" office:value="6.4432155829" calcext:value-type="float">
            <text:p>6.4432155829</text:p>
          </table:table-cell>
          <table:table-cell table:formula="of:=POWER([.C269]-6.75;2)" office:value-type="float" office:value="0.0941166785753869" calcext:value-type="float">
            <text:p>0.094116678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67978" calcext:value-type="float">
            <text:p>6.567978</text:p>
          </table:table-cell>
          <table:table-cell office:value-type="float" office:value="6.4448028449" calcext:value-type="float">
            <text:p>6.4448028449</text:p>
          </table:table-cell>
          <table:table-cell table:formula="of:=POWER([.C270]-6.75;2)" office:value-type="float" office:value="0.0931453034811335" calcext:value-type="float">
            <text:p>0.093145303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48808" calcext:value-type="float">
            <text:p>6.548808</text:p>
          </table:table-cell>
          <table:table-cell office:value-type="float" office:value="6.4465433529" calcext:value-type="float">
            <text:p>6.4465433529</text:p>
          </table:table-cell>
          <table:table-cell table:formula="of:=POWER([.C271]-6.75;2)" office:value-type="float" office:value="0.0920859366691739" calcext:value-type="float">
            <text:p>0.09208593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33022" calcext:value-type="float">
            <text:p>6.533022</text:p>
          </table:table-cell>
          <table:table-cell office:value-type="float" office:value="6.4484131444" calcext:value-type="float">
            <text:p>6.4484131444</text:p>
          </table:table-cell>
          <table:table-cell table:formula="of:=POWER([.C272]-6.75;2)" office:value-type="float" office:value="0.0909546314706953" calcext:value-type="float">
            <text:p>0.090954631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21186" calcext:value-type="float">
            <text:p>6.521186</text:p>
          </table:table-cell>
          <table:table-cell office:value-type="float" office:value="6.4503783797" calcext:value-type="float">
            <text:p>6.4503783797</text:p>
          </table:table-cell>
          <table:table-cell table:formula="of:=POWER([.C273]-6.75;2)" office:value-type="float" office:value="0.0897731153511973" calcext:value-type="float">
            <text:p>0.089773115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13231" calcext:value-type="float">
            <text:p>6.513231</text:p>
          </table:table-cell>
          <table:table-cell office:value-type="float" office:value="6.4523994439" calcext:value-type="float">
            <text:p>6.4523994439</text:p>
          </table:table-cell>
          <table:table-cell table:formula="of:=POWER([.C274]-6.75;2)" office:value-type="float" office:value="0.0885660909910292" calcext:value-type="float">
            <text:p>0.08856609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08332" calcext:value-type="float">
            <text:p>6.508332</text:p>
          </table:table-cell>
          <table:table-cell office:value-type="float" office:value="6.4544361497" calcext:value-type="float">
            <text:p>6.4544361497</text:p>
          </table:table-cell>
          <table:table-cell table:formula="of:=POWER([.C275]-6.75;2)" office:value-type="float" office:value="0.0873579896041607" calcext:value-type="float">
            <text:p>0.087357989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0486" calcext:value-type="float">
            <text:p>6.50486</text:p>
          </table:table-cell>
          <table:table-cell office:value-type="float" office:value="6.4564536096" calcext:value-type="float">
            <text:p>6.4564536096</text:p>
          </table:table-cell>
          <table:table-cell table:formula="of:=POWER([.C276]-6.75;2)" office:value-type="float" office:value="0.0861694833168689" calcext:value-type="float">
            <text:p>0.08616948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00472" calcext:value-type="float">
            <text:p>6.500472</text:p>
          </table:table-cell>
          <table:table-cell office:value-type="float" office:value="6.4584281925" calcext:value-type="float">
            <text:p>6.4584281925</text:p>
          </table:table-cell>
          <table:table-cell table:formula="of:=POWER([.C277]-6.75;2)" office:value-type="float" office:value="0.0850141189288173" calcext:value-type="float">
            <text:p>0.085014118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92359" calcext:value-type="float">
            <text:p>6.492359</text:p>
          </table:table-cell>
          <table:table-cell office:value-type="float" office:value="6.4603526631" calcext:value-type="float">
            <text:p>6.4603526631</text:p>
          </table:table-cell>
          <table:table-cell table:formula="of:=POWER([.C278]-6.75;2)" office:value-type="float" office:value="0.083895579773262" calcext:value-type="float">
            <text:p>0.083895579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477672" calcext:value-type="float">
            <text:p>6.477672</text:p>
          </table:table-cell>
          <table:table-cell office:value-type="float" office:value="6.4622395722" calcext:value-type="float">
            <text:p>6.4622395722</text:p>
          </table:table-cell>
          <table:table-cell table:formula="of:=POWER([.C279]-6.75;2)" office:value-type="float" office:value="0.0828060638076392" calcext:value-type="float">
            <text:p>0.08280606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54095" calcext:value-type="float">
            <text:p>6.454095</text:p>
          </table:table-cell>
          <table:table-cell office:value-type="float" office:value="6.464121893" calcext:value-type="float">
            <text:p>6.464121893</text:p>
          </table:table-cell>
          <table:table-cell table:formula="of:=POWER([.C280]-6.75;2)" office:value-type="float" office:value="0.0817262920619036" calcext:value-type="float">
            <text:p>0.08172629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420506" calcext:value-type="float">
            <text:p>6.420506</text:p>
          </table:table-cell>
          <table:table-cell office:value-type="float" office:value="6.4660501123" calcext:value-type="float">
            <text:p>6.4660501123</text:p>
          </table:table-cell>
          <table:table-cell table:formula="of:=POWER([.C281]-6.75;2)" office:value-type="float" office:value="0.0806275387248428" calcext:value-type="float">
            <text:p>0.080627538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377614" calcext:value-type="float">
            <text:p>6.377614</text:p>
          </table:table-cell>
          <table:table-cell office:value-type="float" office:value="6.4680853797" calcext:value-type="float">
            <text:p>6.4680853797</text:p>
          </table:table-cell>
          <table:table-cell table:formula="of:=POWER([.C282]-6.75;2)" office:value-type="float" office:value="0.0794758531388933" calcext:value-type="float">
            <text:p>0.079475853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328445" calcext:value-type="float">
            <text:p>6.328445</text:p>
          </table:table-cell>
          <table:table-cell office:value-type="float" office:value="6.470288877" calcext:value-type="float">
            <text:p>6.470288877</text:p>
          </table:table-cell>
          <table:table-cell table:formula="of:=POWER([.C283]-6.75;2)" office:value-type="float" office:value="0.0782383123299213" calcext:value-type="float">
            <text:p>0.078238312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278515" calcext:value-type="float">
            <text:p>6.278515</text:p>
          </table:table-cell>
          <table:table-cell office:value-type="float" office:value="6.4727083048" calcext:value-type="float">
            <text:p>6.4727083048</text:p>
          </table:table-cell>
          <table:table-cell table:formula="of:=POWER([.C284]-6.75;2)" office:value-type="float" office:value="0.0768906842268896" calcext:value-type="float">
            <text:p>0.07689068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235523" calcext:value-type="float">
            <text:p>6.235523</text:p>
          </table:table-cell>
          <table:table-cell office:value-type="float" office:value="6.4753631711" calcext:value-type="float">
            <text:p>6.4753631711</text:p>
          </table:table-cell>
          <table:table-cell table:formula="of:=POWER([.C285]-6.75;2)" office:value-type="float" office:value="0.075425387788248" calcext:value-type="float">
            <text:p>0.075425387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208443" calcext:value-type="float">
            <text:p>6.208443</text:p>
          </table:table-cell>
          <table:table-cell office:value-type="float" office:value="6.478231615" calcext:value-type="float">
            <text:p>6.478231615</text:p>
          </table:table-cell>
          <table:table-cell table:formula="of:=POWER([.C286]-6.75;2)" office:value-type="float" office:value="0.073858055085508" calcext:value-type="float">
            <text:p>0.073858055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206032" calcext:value-type="float">
            <text:p>6.206032</text:p>
          </table:table-cell>
          <table:table-cell office:value-type="float" office:value="6.481242016" calcext:value-type="float">
            <text:p>6.481242016</text:p>
          </table:table-cell>
          <table:table-cell table:formula="of:=POWER([.C287]-6.75;2)" office:value-type="float" office:value="0.0722308539637441" calcext:value-type="float">
            <text:p>0.07223085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234962" calcext:value-type="float">
            <text:p>6.234962</text:p>
          </table:table-cell>
          <table:table-cell office:value-type="float" office:value="6.4842726631" calcext:value-type="float">
            <text:p>6.4842726631</text:p>
          </table:table-cell>
          <table:table-cell table:formula="of:=POWER([.C288]-6.75;2)" office:value-type="float" office:value="0.0706110175759663" calcext:value-type="float">
            <text:p>0.070611017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98047" calcext:value-type="float">
            <text:p>6.298047</text:p>
          </table:table-cell>
          <table:table-cell office:value-type="float" office:value="6.4871617005" calcext:value-type="float">
            <text:p>6.4871617005</text:p>
          </table:table-cell>
          <table:table-cell table:formula="of:=POWER([.C289]-6.75;2)" office:value-type="float" office:value="0.0690839716840518" calcext:value-type="float">
            <text:p>0.069083971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393116" calcext:value-type="float">
            <text:p>6.393116</text:p>
          </table:table-cell>
          <table:table-cell office:value-type="float" office:value="6.4897269412" calcext:value-type="float">
            <text:p>6.4897269412</text:p>
          </table:table-cell>
          <table:table-cell table:formula="of:=POWER([.C290]-6.75;2)" office:value-type="float" office:value="0.0677420651371084" calcext:value-type="float">
            <text:p>0.06774206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12949" calcext:value-type="float">
            <text:p>6.512949</text:p>
          </table:table-cell>
          <table:table-cell office:value-type="float" office:value="6.4917922995" calcext:value-type="float">
            <text:p>6.4917922995</text:p>
          </table:table-cell>
          <table:table-cell table:formula="of:=POWER([.C291]-6.75;2)" office:value-type="float" office:value="0.0666712165974976" calcext:value-type="float">
            <text:p>0.066671216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46307" calcext:value-type="float">
            <text:p>6.646307</text:p>
          </table:table-cell>
          <table:table-cell office:value-type="float" office:value="6.4932152299" calcext:value-type="float">
            <text:p>6.4932152299</text:p>
          </table:table-cell>
          <table:table-cell table:formula="of:=POWER([.C292]-6.75;2)" office:value-type="float" office:value="0.06593841815531" calcext:value-type="float">
            <text:p>0.065938418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7971" calcext:value-type="float">
            <text:p>6.77971</text:p>
          </table:table-cell>
          <table:table-cell office:value-type="float" office:value="6.4939093583" calcext:value-type="float">
            <text:p>6.4939093583</text:p>
          </table:table-cell>
          <table:table-cell table:formula="of:=POWER([.C293]-6.75;2)" office:value-type="float" office:value="0.0655824167663179" calcext:value-type="float">
            <text:p>0.06558241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99469" calcext:value-type="float">
            <text:p>6.899469</text:p>
          </table:table-cell>
          <table:table-cell office:value-type="float" office:value="6.4938581979" calcext:value-type="float">
            <text:p>6.4938581979</text:p>
          </table:table-cell>
          <table:table-cell table:formula="of:=POWER([.C294]-6.75;2)" office:value-type="float" office:value="0.0656086227830356" calcext:value-type="float">
            <text:p>0.065608622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993523" calcext:value-type="float">
            <text:p>6.993523</text:p>
          </table:table-cell>
          <table:table-cell office:value-type="float" office:value="6.4931185027" calcext:value-type="float">
            <text:p>6.4931185027</text:p>
          </table:table-cell>
          <table:table-cell table:formula="of:=POWER([.C295]-6.75;2)" office:value-type="float" office:value="0.06598810365509" calcext:value-type="float">
            <text:p>0.065988103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052827" calcext:value-type="float">
            <text:p>7.052827</text:p>
          </table:table-cell>
          <table:table-cell office:value-type="float" office:value="6.4918139465" calcext:value-type="float">
            <text:p>6.4918139465</text:p>
          </table:table-cell>
          <table:table-cell table:formula="of:=POWER([.C296]-6.75;2)" office:value-type="float" office:value="0.066660038221905" calcext:value-type="float">
            <text:p>0.066660038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072183" calcext:value-type="float">
            <text:p>7.072183</text:p>
          </table:table-cell>
          <table:table-cell office:value-type="float" office:value="6.4901213048" calcext:value-type="float">
            <text:p>6.4901213048</text:p>
          </table:table-cell>
          <table:table-cell table:formula="of:=POWER([.C297]-6.75;2)" office:value-type="float" office:value="0.0675369362188547" calcext:value-type="float">
            <text:p>0.067536936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050548" calcext:value-type="float">
            <text:p>7.050548</text:p>
          </table:table-cell>
          <table:table-cell office:value-type="float" office:value="6.4882517219" calcext:value-type="float">
            <text:p>6.4882517219</text:p>
          </table:table-cell>
          <table:table-cell table:formula="of:=POWER([.C298]-6.75;2)" office:value-type="float" office:value="0.0685121610883148" calcext:value-type="float">
            <text:p>0.068512161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99085" calcext:value-type="float">
            <text:p>6.99085</text:p>
          </table:table-cell>
          <table:table-cell office:value-type="float" office:value="6.4864295508" calcext:value-type="float">
            <text:p>6.4864295508</text:p>
          </table:table-cell>
          <table:table-cell table:formula="of:=POWER([.C299]-6.75;2)" office:value-type="float" office:value="0.06946938169149" calcext:value-type="float">
            <text:p>0.06946938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99412" calcext:value-type="float">
            <text:p>6.899412</text:p>
          </table:table-cell>
          <table:table-cell office:value-type="float" office:value="6.4848711765" calcext:value-type="float">
            <text:p>6.4848711765</text:p>
          </table:table-cell>
          <table:table-cell table:formula="of:=POWER([.C300]-6.75;2)" office:value-type="float" office:value="0.0702932930504939" calcext:value-type="float">
            <text:p>0.070293293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85064" calcext:value-type="float">
            <text:p>6.785064</text:p>
          </table:table-cell>
          <table:table-cell office:value-type="float" office:value="6.4837657594" calcext:value-type="float">
            <text:p>6.4837657594</text:p>
          </table:table-cell>
          <table:table-cell table:formula="of:=POWER([.C301]-6.75;2)" office:value-type="float" office:value="0.0708806708678588" calcext:value-type="float">
            <text:p>0.070880670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58045" calcext:value-type="float">
            <text:p>6.658045</text:p>
          </table:table-cell>
          <table:table-cell office:value-type="float" office:value="6.483259631" calcext:value-type="float">
            <text:p>6.483259631</text:p>
          </table:table-cell>
          <table:table-cell table:formula="of:=POWER([.C302]-6.75;2)" office:value-type="float" office:value="0.0711504244542561" calcext:value-type="float">
            <text:p>0.071150424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28809" calcext:value-type="float">
            <text:p>6.528809</text:p>
          </table:table-cell>
          <table:table-cell office:value-type="float" office:value="6.4834456845" calcext:value-type="float">
            <text:p>6.4834456845</text:p>
          </table:table-cell>
          <table:table-cell table:formula="of:=POWER([.C303]-6.75;2)" office:value-type="float" office:value="0.0710512031116733" calcext:value-type="float">
            <text:p>0.071051203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406879" calcext:value-type="float">
            <text:p>6.406879</text:p>
          </table:table-cell>
          <table:table-cell office:value-type="float" office:value="6.4843586898" calcext:value-type="float">
            <text:p>6.4843586898</text:p>
          </table:table-cell>
          <table:table-cell table:formula="of:=POWER([.C304]-6.75;2)" office:value-type="float" office:value="0.0705653056847728" calcext:value-type="float">
            <text:p>0.070565305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299881" calcext:value-type="float">
            <text:p>6.299881</text:p>
          </table:table-cell>
          <table:table-cell office:value-type="float" office:value="6.4859767326" calcext:value-type="float">
            <text:p>6.4859767326</text:p>
          </table:table-cell>
          <table:table-cell table:formula="of:=POWER([.C305]-6.75;2)" office:value-type="float" office:value="0.0697082857285718" calcext:value-type="float">
            <text:p>0.069708285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212876" calcext:value-type="float">
            <text:p>6.212876</text:p>
          </table:table-cell>
          <table:table-cell office:value-type="float" office:value="6.4882284118" calcext:value-type="float">
            <text:p>6.4882284118</text:p>
          </table:table-cell>
          <table:table-cell table:formula="of:=POWER([.C306]-6.75;2)" office:value-type="float" office:value="0.0685243643887505" calcext:value-type="float">
            <text:p>0.068524364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148051" calcext:value-type="float">
            <text:p>6.148051</text:p>
          </table:table-cell>
          <table:table-cell office:value-type="float" office:value="6.4910045936" calcext:value-type="float">
            <text:p>6.4910045936</text:p>
          </table:table-cell>
          <table:table-cell table:formula="of:=POWER([.C307]-6.75;2)" office:value-type="float" office:value="0.0670786205363014" calcext:value-type="float">
            <text:p>0.067078620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104774" calcext:value-type="float">
            <text:p>6.104774</text:p>
          </table:table-cell>
          <table:table-cell office:value-type="float" office:value="6.4941732246" calcext:value-type="float">
            <text:p>6.4941732246</text:p>
          </table:table-cell>
          <table:table-cell table:formula="of:=POWER([.C308]-6.75;2)" office:value-type="float" office:value="0.0654473390115621" calcext:value-type="float">
            <text:p>0.06544733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079906" calcext:value-type="float">
            <text:p>6.079906</text:p>
          </table:table-cell>
          <table:table-cell office:value-type="float" office:value="6.4975952834" calcext:value-type="float">
            <text:p>6.4975952834</text:p>
          </table:table-cell>
          <table:table-cell table:formula="of:=POWER([.C309]-6.75;2)" office:value-type="float" office:value="0.0637081409619264" calcext:value-type="float">
            <text:p>0.06370814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068269" calcext:value-type="float">
            <text:p>6.068269</text:p>
          </table:table-cell>
          <table:table-cell office:value-type="float" office:value="6.5011404866" calcext:value-type="float">
            <text:p>6.5011404866</text:p>
          </table:table-cell>
          <table:table-cell table:formula="of:=POWER([.C310]-6.75;2)" office:value-type="float" office:value="0.0619310574096849" calcext:value-type="float">
            <text:p>0.061931057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063178" calcext:value-type="float">
            <text:p>6.063178</text:p>
          </table:table-cell>
          <table:table-cell office:value-type="float" office:value="6.5047016096" calcext:value-type="float">
            <text:p>6.5047016096</text:p>
          </table:table-cell>
          <table:table-cell table:formula="of:=POWER([.C311]-6.75;2)" office:value-type="float" office:value="0.060171300332831" calcext:value-type="float">
            <text:p>0.060171300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05697" calcext:value-type="float">
            <text:p>6.05697</text:p>
          </table:table-cell>
          <table:table-cell office:value-type="float" office:value="6.5082066096" calcext:value-type="float">
            <text:p>6.5082066096</text:p>
          </table:table-cell>
          <table:table-cell table:formula="of:=POWER([.C312]-6.75;2)" office:value-type="float" office:value="0.0584640436411267" calcext:value-type="float">
            <text:p>0.058464043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041532" calcext:value-type="float">
            <text:p>6.041532</text:p>
          </table:table-cell>
          <table:table-cell office:value-type="float" office:value="6.5116280588" calcext:value-type="float">
            <text:p>6.5116280588</text:p>
          </table:table-cell>
          <table:table-cell table:formula="of:=POWER([.C313]-6.75;2)" office:value-type="float" office:value="0.0568211823514561" calcext:value-type="float">
            <text:p>0.056821182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008852" calcext:value-type="float">
            <text:p>6.008852</text:p>
          </table:table-cell>
          <table:table-cell office:value-type="float" office:value="6.5149892727" calcext:value-type="float">
            <text:p>6.5149892727</text:p>
          </table:table-cell>
          <table:table-cell table:formula="of:=POWER([.C314]-6.75;2)" office:value-type="float" office:value="0.0552300419460748" calcext:value-type="float">
            <text:p>0.055230041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951612" calcext:value-type="float">
            <text:p>5.951612</text:p>
          </table:table-cell>
          <table:table-cell office:value-type="float" office:value="6.518366492" calcext:value-type="float">
            <text:p>6.518366492</text:p>
          </table:table-cell>
          <table:table-cell table:formula="of:=POWER([.C315]-6.75;2)" office:value-type="float" office:value="0.053654082028386" calcext:value-type="float">
            <text:p>0.05365408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863812" calcext:value-type="float">
            <text:p>5.863812</text:p>
          </table:table-cell>
          <table:table-cell office:value-type="float" office:value="6.5218865508" calcext:value-type="float">
            <text:p>6.5218865508</text:p>
          </table:table-cell>
          <table:table-cell table:formula="of:=POWER([.C316]-6.75;2)" office:value-type="float" office:value="0.0520357457059211" calcext:value-type="float">
            <text:p>0.052035745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741408" calcext:value-type="float">
            <text:p>5.741408</text:p>
          </table:table-cell>
          <table:table-cell office:value-type="float" office:value="6.525719615" calcext:value-type="float">
            <text:p>6.525719615</text:p>
          </table:table-cell>
          <table:table-cell table:formula="of:=POWER([.C317]-6.75;2)" office:value-type="float" office:value="0.0503016910957483" calcext:value-type="float">
            <text:p>0.050301691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582893" calcext:value-type="float">
            <text:p>5.582893</text:p>
          </table:table-cell>
          <table:table-cell office:value-type="float" office:value="6.5300670481" calcext:value-type="float">
            <text:p>6.5300670481</text:p>
          </table:table-cell>
          <table:table-cell table:formula="of:=POWER([.C318]-6.75;2)" office:value-type="float" office:value="0.0483705033314476" calcext:value-type="float">
            <text:p>0.048370503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89767" calcext:value-type="float">
            <text:p>5.389767</text:p>
          </table:table-cell>
          <table:table-cell office:value-type="float" office:value="6.5351450695" calcext:value-type="float">
            <text:p>6.5351450695</text:p>
          </table:table-cell>
          <table:table-cell table:formula="of:=POWER([.C319]-6.75;2)" office:value-type="float" office:value="0.0461626411601597" calcext:value-type="float">
            <text:p>0.046162641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16676" calcext:value-type="float">
            <text:p>5.16676</text:p>
          </table:table-cell>
          <table:table-cell office:value-type="float" office:value="6.5411653048" calcext:value-type="float">
            <text:p>6.5411653048</text:p>
          </table:table-cell>
          <table:table-cell table:formula="of:=POWER([.C320]-6.75;2)" office:value-type="float" office:value="0.043611929919277" calcext:value-type="float">
            <text:p>0.043611929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21652" calcext:value-type="float">
            <text:p>4.921652</text:p>
          </table:table-cell>
          <table:table-cell office:value-type="float" office:value="6.5483141979" calcext:value-type="float">
            <text:p>6.5483141979</text:p>
          </table:table-cell>
          <table:table-cell table:formula="of:=POWER([.C321]-6.75;2)" office:value-type="float" office:value="0.0406771627687204" calcext:value-type="float">
            <text:p>0.040677162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664348" calcext:value-type="float">
            <text:p>4.664348</text:p>
          </table:table-cell>
          <table:table-cell office:value-type="float" office:value="6.556733984" calcext:value-type="float">
            <text:p>6.556733984</text:p>
          </table:table-cell>
          <table:table-cell table:formula="of:=POWER([.C322]-6.75;2)" office:value-type="float" office:value="0.0373517529405122" calcext:value-type="float">
            <text:p>0.037351752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404484" calcext:value-type="float">
            <text:p>4.404484</text:p>
          </table:table-cell>
          <table:table-cell office:value-type="float" office:value="6.5665096257" calcext:value-type="float">
            <text:p>6.5665096257</text:p>
          </table:table-cell>
          <table:table-cell table:formula="of:=POWER([.C323]-6.75;2)" office:value-type="float" office:value="0.033668717460754" calcext:value-type="float">
            <text:p>0.033668717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145659" calcext:value-type="float">
            <text:p>4.145659</text:p>
          </table:table-cell>
          <table:table-cell office:value-type="float" office:value="6.5776696845" calcext:value-type="float">
            <text:p>6.5776696845</text:p>
          </table:table-cell>
          <table:table-cell table:formula="of:=POWER([.C324]-6.75;2)" office:value-type="float" office:value="0.0296977376403295" calcext:value-type="float">
            <text:p>0.029697737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869242" calcext:value-type="float">
            <text:p>3.869242</text:p>
          </table:table-cell>
          <table:table-cell office:value-type="float" office:value="6.5902190802" calcext:value-type="float">
            <text:p>6.5902190802</text:p>
          </table:table-cell>
          <table:table-cell table:formula="of:=POWER([.C325]-6.75;2)" office:value-type="float" office:value="0.0255299423321341" calcext:value-type="float">
            <text:p>0.025529942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465326" calcext:value-type="float">
            <text:p>3.465326</text:p>
          </table:table-cell>
          <table:table-cell office:value-type="float" office:value="6.6042591658" calcext:value-type="float">
            <text:p>6.6042591658</text:p>
          </table:table-cell>
          <table:table-cell table:formula="of:=POWER([.C326]-6.75;2)" office:value-type="float" office:value="0.0212403907533118" calcext:value-type="float">
            <text:p>0.021240390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854668" calcext:value-type="float">
            <text:p>1.854668</text:p>
          </table:table-cell>
          <table:table-cell office:value-type="float" office:value="6.6204773636" calcext:value-type="float">
            <text:p>6.6204773636</text:p>
          </table:table-cell>
          <table:table-cell table:formula="of:=POWER([.C327]-6.75;2)" office:value-type="float" office:value="0.0167761133400066" calcext:value-type="float">
            <text:p>0.016776113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679883" calcext:value-type="float">
            <text:p>8.679883</text:p>
          </table:table-cell>
          <table:table-cell office:value-type="float" office:value="6.6453322299" calcext:value-type="float">
            <text:p>6.6453322299</text:p>
          </table:table-cell>
          <table:table-cell table:formula="of:=POWER([.C328]-6.75;2)" office:value-type="float" office:value="0.0109553420977064" calcext:value-type="float">
            <text:p>0.010955342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472032" calcext:value-type="float">
            <text:p>5.472032</text:p>
          </table:table-cell>
          <table:table-cell office:value-type="float" office:value="6.6337183583" calcext:value-type="float">
            <text:p>6.6337183583</text:p>
          </table:table-cell>
          <table:table-cell table:formula="of:=POWER([.C329]-6.75;2)" office:value-type="float" office:value="0.0135214201964471" calcext:value-type="float">
            <text:p>0.013521420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162597" calcext:value-type="float">
            <text:p>5.162597</text:p>
          </table:table-cell>
          <table:table-cell office:value-type="float" office:value="6.6392959626" calcext:value-type="float">
            <text:p>6.6392959626</text:p>
          </table:table-cell>
          <table:table-cell table:formula="of:=POWER([.C330]-6.75;2)" office:value-type="float" office:value="0.0122553838966605" calcext:value-type="float">
            <text:p>0.012255383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132226" calcext:value-type="float">
            <text:p>5.132226</text:p>
          </table:table-cell>
          <table:table-cell office:value-type="float" office:value="6.6465739572" calcext:value-type="float">
            <text:p>6.6465739572</text:p>
          </table:table-cell>
          <table:table-cell table:formula="of:=POWER([.C331]-6.75;2)" office:value-type="float" office:value="0.0106969463292674" calcext:value-type="float">
            <text:p>0.010696946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189393" calcext:value-type="float">
            <text:p>5.189393</text:p>
          </table:table-cell>
          <table:table-cell office:value-type="float" office:value="6.6540686578" calcext:value-type="float">
            <text:p>6.6540686578</text:p>
          </table:table-cell>
          <table:table-cell table:formula="of:=POWER([.C332]-6.75;2)" office:value-type="float" office:value="0.00920282241629352" calcext:value-type="float">
            <text:p>0.009202822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280934" calcext:value-type="float">
            <text:p>5.280934</text:p>
          </table:table-cell>
          <table:table-cell office:value-type="float" office:value="6.6613195455" calcext:value-type="float">
            <text:p>6.6613195455</text:p>
          </table:table-cell>
          <table:table-cell table:formula="of:=POWER([.C333]-6.75;2)" office:value-type="float" office:value="0.00786422301032664" calcext:value-type="float">
            <text:p>0.00786422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85635" calcext:value-type="float">
            <text:p>5.385635</text:p>
          </table:table-cell>
          <table:table-cell office:value-type="float" office:value="6.6681479412" calcext:value-type="float">
            <text:p>6.6681479412</text:p>
          </table:table-cell>
          <table:table-cell table:formula="of:=POWER([.C334]-6.75;2)" office:value-type="float" office:value="0.00669975952979866" calcext:value-type="float">
            <text:p>0.006699759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494349" calcext:value-type="float">
            <text:p>5.494349</text:p>
          </table:table-cell>
          <table:table-cell office:value-type="float" office:value="6.6744848449" calcext:value-type="float">
            <text:p>6.6744848449</text:p>
          </table:table-cell>
          <table:table-cell table:formula="of:=POWER([.C335]-6.75;2)" office:value-type="float" office:value="0.00570253864977702" calcext:value-type="float">
            <text:p>0.005702538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603635" calcext:value-type="float">
            <text:p>5.603635</text:p>
          </table:table-cell>
          <table:table-cell office:value-type="float" office:value="6.6803053743" calcext:value-type="float">
            <text:p>6.6803053743</text:p>
          </table:table-cell>
          <table:table-cell table:formula="of:=POWER([.C336]-6.75;2)" office:value-type="float" office:value="0.00485734085146316" calcext:value-type="float">
            <text:p>0.004857340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712757" calcext:value-type="float">
            <text:p>5.712757</text:p>
          </table:table-cell>
          <table:table-cell office:value-type="float" office:value="6.6855977326" calcext:value-type="float">
            <text:p>6.6855977326</text:p>
          </table:table-cell>
          <table:table-cell table:formula="of:=POWER([.C337]-6.75;2)" office:value-type="float" office:value="0.00414765204626113" calcext:value-type="float">
            <text:p>0.00414765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821899" calcext:value-type="float">
            <text:p>5.821899</text:p>
          </table:table-cell>
          <table:table-cell office:value-type="float" office:value="6.6903488289" calcext:value-type="float">
            <text:p>6.6903488289</text:p>
          </table:table-cell>
          <table:table-cell table:formula="of:=POWER([.C338]-6.75;2)" office:value-type="float" office:value="0.00355826221360143" calcext:value-type="float">
            <text:p>0.003558262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931051" calcext:value-type="float">
            <text:p>5.931051</text:p>
          </table:table-cell>
          <table:table-cell office:value-type="float" office:value="6.694540123" calcext:value-type="float">
            <text:p>6.694540123</text:p>
          </table:table-cell>
          <table:table-cell table:formula="of:=POWER([.C339]-6.75;2)" office:value-type="float" office:value="0.00307579795685509" calcext:value-type="float">
            <text:p>0.00307579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039425" calcext:value-type="float">
            <text:p>6.039425</text:p>
          </table:table-cell>
          <table:table-cell office:value-type="float" office:value="6.6981500749" calcext:value-type="float">
            <text:p>6.6981500749</text:p>
          </table:table-cell>
          <table:table-cell table:formula="of:=POWER([.C340]-6.75;2)" office:value-type="float" office:value="0.00268841473287561" calcext:value-type="float">
            <text:p>0.002688414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145298" calcext:value-type="float">
            <text:p>6.145298</text:p>
          </table:table-cell>
          <table:table-cell office:value-type="float" office:value="6.7011602193" calcext:value-type="float">
            <text:p>6.7011602193</text:p>
          </table:table-cell>
          <table:table-cell table:formula="of:=POWER([.C341]-6.75;2)" office:value-type="float" office:value="0.00238532417882408" calcext:value-type="float">
            <text:p>0.00238532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246185" calcext:value-type="float">
            <text:p>6.246185</text:p>
          </table:table-cell>
          <table:table-cell office:value-type="float" office:value="6.7035623743" calcext:value-type="float">
            <text:p>6.7035623743</text:p>
          </table:table-cell>
          <table:table-cell table:formula="of:=POWER([.C342]-6.75;2)" office:value-type="float" office:value="0.00215645308065333" calcext:value-type="float">
            <text:p>0.002156453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39226" calcext:value-type="float">
            <text:p>6.339226</text:p>
          </table:table-cell>
          <table:table-cell office:value-type="float" office:value="6.7053648717" calcext:value-type="float">
            <text:p>6.7053648717</text:p>
          </table:table-cell>
          <table:table-cell table:formula="of:=POWER([.C343]-6.75;2)" office:value-type="float" office:value="0.00199229467835742" calcext:value-type="float">
            <text:p>0.001992294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421641" calcext:value-type="float">
            <text:p>6.421641</text:p>
          </table:table-cell>
          <table:table-cell office:value-type="float" office:value="6.7065962353" calcext:value-type="float">
            <text:p>6.7065962353</text:p>
          </table:table-cell>
          <table:table-cell table:formula="of:=POWER([.C344]-6.75;2)" office:value-type="float" office:value="0.00188388679013295" calcext:value-type="float">
            <text:p>0.001883886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491164" calcext:value-type="float">
            <text:p>6.491164</text:p>
          </table:table-cell>
          <table:table-cell office:value-type="float" office:value="6.7073055722" calcext:value-type="float">
            <text:p>6.7073055722</text:p>
          </table:table-cell>
          <table:table-cell table:formula="of:=POWER([.C345]-6.75;2)" office:value-type="float" office:value="0.0018228141651694" calcext:value-type="float">
            <text:p>0.001822814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46383" calcext:value-type="float">
            <text:p>6.546383</text:p>
          </table:table-cell>
          <table:table-cell office:value-type="float" office:value="6.7075594011" calcext:value-type="float">
            <text:p>6.7075594011</text:p>
          </table:table-cell>
          <table:table-cell table:formula="of:=POWER([.C346]-6.75;2)" office:value-type="float" office:value="0.00180120443499067" calcext:value-type="float">
            <text:p>0.001801204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86944" calcext:value-type="float">
            <text:p>6.586944</text:p>
          </table:table-cell>
          <table:table-cell office:value-type="float" office:value="6.7074353209" calcext:value-type="float">
            <text:p>6.7074353209</text:p>
          </table:table-cell>
          <table:table-cell table:formula="of:=POWER([.C347]-6.75;2)" office:value-type="float" office:value="0.00181175190688596" calcext:value-type="float">
            <text:p>0.001811751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13614" calcext:value-type="float">
            <text:p>6.613614</text:p>
          </table:table-cell>
          <table:table-cell office:value-type="float" office:value="6.7070133797" calcext:value-type="float">
            <text:p>6.7070133797</text:p>
          </table:table-cell>
          <table:table-cell table:formula="of:=POWER([.C348]-6.75;2)" office:value-type="float" office:value="0.00184784952481635" calcext:value-type="float">
            <text:p>0.001847849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28181" calcext:value-type="float">
            <text:p>6.628181</text:p>
          </table:table-cell>
          <table:table-cell office:value-type="float" office:value="6.7063664118" calcext:value-type="float">
            <text:p>6.7063664118</text:p>
          </table:table-cell>
          <table:table-cell table:formula="of:=POWER([.C349]-6.75;2)" office:value-type="float" office:value="0.00190389001920715" calcext:value-type="float">
            <text:p>0.0019038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33233" calcext:value-type="float">
            <text:p>6.633233</text:p>
          </table:table-cell>
          <table:table-cell office:value-type="float" office:value="6.7055510214" calcext:value-type="float">
            <text:p>6.7055510214</text:p>
          </table:table-cell>
          <table:table-cell table:formula="of:=POWER([.C350]-6.75;2)" office:value-type="float" office:value="0.00197571169858327" calcext:value-type="float">
            <text:p>0.001975711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31807" calcext:value-type="float">
            <text:p>6.631807</text:p>
          </table:table-cell>
          <table:table-cell office:value-type="float" office:value="6.7046007754" calcext:value-type="float">
            <text:p>6.7046007754</text:p>
          </table:table-cell>
          <table:table-cell table:formula="of:=POWER([.C351]-6.75;2)" office:value-type="float" office:value="0.00206108959428122" calcext:value-type="float">
            <text:p>0.002061089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26972" calcext:value-type="float">
            <text:p>6.626972</text:p>
          </table:table-cell>
          <table:table-cell office:value-type="float" office:value="6.7035232567" calcext:value-type="float">
            <text:p>6.7035232567</text:p>
          </table:table-cell>
          <table:table-cell table:formula="of:=POWER([.C352]-6.75;2)" office:value-type="float" office:value="0.00216008766777405" calcext:value-type="float">
            <text:p>0.002160087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21404" calcext:value-type="float">
            <text:p>6.621404</text:p>
          </table:table-cell>
          <table:table-cell office:value-type="float" office:value="6.7023019733" calcext:value-type="float">
            <text:p>6.7023019733</text:p>
          </table:table-cell>
          <table:table-cell table:formula="of:=POWER([.C353]-6.75;2)" office:value-type="float" office:value="0.00227510175107391" calcext:value-type="float">
            <text:p>0.002275101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17028" calcext:value-type="float">
            <text:p>6.617028</text:p>
          </table:table-cell>
          <table:table-cell office:value-type="float" office:value="6.7009033904" calcext:value-type="float">
            <text:p>6.7009033904</text:p>
          </table:table-cell>
          <table:table-cell table:formula="of:=POWER([.C354]-6.75;2)" office:value-type="float" office:value="0.00241047707421484" calcext:value-type="float">
            <text:p>0.002410477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148" calcext:value-type="float">
            <text:p>6.6148</text:p>
          </table:table-cell>
          <table:table-cell office:value-type="float" office:value="6.6992883583" calcext:value-type="float">
            <text:p>6.6992883583</text:p>
          </table:table-cell>
          <table:table-cell table:formula="of:=POWER([.C355]-6.75;2)" office:value-type="float" office:value="0.00257167060390913" calcext:value-type="float">
            <text:p>0.002571670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14689" calcext:value-type="float">
            <text:p>6.614689</text:p>
          </table:table-cell>
          <table:table-cell office:value-type="float" office:value="6.6974262888" calcext:value-type="float">
            <text:p>6.6974262888</text:p>
          </table:table-cell>
          <table:table-cell table:formula="of:=POWER([.C356]-6.75;2)" office:value-type="float" office:value="0.002763995109341" calcext:value-type="float">
            <text:p>0.002763995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15855" calcext:value-type="float">
            <text:p>6.615855</text:p>
          </table:table-cell>
          <table:table-cell office:value-type="float" office:value="6.6953095775" calcext:value-type="float">
            <text:p>6.6953095775</text:p>
          </table:table-cell>
          <table:table-cell table:formula="of:=POWER([.C357]-6.75;2)" office:value-type="float" office:value="0.00299104231322853" calcext:value-type="float">
            <text:p>0.00299104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16974" calcext:value-type="float">
            <text:p>6.616974</text:p>
          </table:table-cell>
          <table:table-cell office:value-type="float" office:value="6.6929653743" calcext:value-type="float">
            <text:p>6.6929653743</text:p>
          </table:table-cell>
          <table:table-cell table:formula="of:=POWER([.C358]-6.75;2)" office:value-type="float" office:value="0.00325294852873911" calcext:value-type="float">
            <text:p>0.003252948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16642" calcext:value-type="float">
            <text:p>6.616642</text:p>
          </table:table-cell>
          <table:table-cell office:value-type="float" office:value="6.690462016" calcext:value-type="float">
            <text:p>6.690462016</text:p>
          </table:table-cell>
          <table:table-cell table:formula="of:=POWER([.C359]-6.75;2)" office:value-type="float" office:value="0.00354477153878429" calcext:value-type="float">
            <text:p>0.003544771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13736" calcext:value-type="float">
            <text:p>6.613736</text:p>
          </table:table-cell>
          <table:table-cell office:value-type="float" office:value="6.6879081765" calcext:value-type="float">
            <text:p>6.6879081765</text:p>
          </table:table-cell>
          <table:table-cell table:formula="of:=POWER([.C360]-6.75;2)" office:value-type="float" office:value="0.00385539454555519" calcext:value-type="float">
            <text:p>0.003855394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07675" calcext:value-type="float">
            <text:p>6.607675</text:p>
          </table:table-cell>
          <table:table-cell office:value-type="float" office:value="6.685444246" calcext:value-type="float">
            <text:p>6.685444246</text:p>
          </table:table-cell>
          <table:table-cell table:formula="of:=POWER([.C361]-6.75;2)" office:value-type="float" office:value="0.00416744537450848" calcext:value-type="float">
            <text:p>0.004167445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98509" calcext:value-type="float">
            <text:p>6.598509</text:p>
          </table:table-cell>
          <table:table-cell office:value-type="float" office:value="6.6832271176" calcext:value-type="float">
            <text:p>6.6832271176</text:p>
          </table:table-cell>
          <table:table-cell table:formula="of:=POWER([.C362]-6.75;2)" office:value-type="float" office:value="0.00445861782400429" calcext:value-type="float">
            <text:p>0.004458617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86838" calcext:value-type="float">
            <text:p>6.586838</text:p>
          </table:table-cell>
          <table:table-cell office:value-type="float" office:value="6.6814112888" calcext:value-type="float">
            <text:p>6.6814112888</text:p>
          </table:table-cell>
          <table:table-cell table:formula="of:=POWER([.C363]-6.75;2)" office:value-type="float" office:value="0.00470441130407705" calcext:value-type="float">
            <text:p>0.004704411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73611" calcext:value-type="float">
            <text:p>6.573611</text:p>
          </table:table-cell>
          <table:table-cell office:value-type="float" office:value="6.6801300053" calcext:value-type="float">
            <text:p>6.6801300053</text:p>
          </table:table-cell>
          <table:table-cell table:formula="of:=POWER([.C364]-6.75;2)" office:value-type="float" office:value="0.00488181615937807" calcext:value-type="float">
            <text:p>0.004881816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5986" calcext:value-type="float">
            <text:p>6.55986</text:p>
          </table:table-cell>
          <table:table-cell office:value-type="float" office:value="6.679480016" calcext:value-type="float">
            <text:p>6.679480016</text:p>
          </table:table-cell>
          <table:table-cell table:formula="of:=POWER([.C365]-6.75;2)" office:value-type="float" office:value="0.00497306814336021" calcext:value-type="float">
            <text:p>0.004973068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46448" calcext:value-type="float">
            <text:p>6.546448</text:p>
          </table:table-cell>
          <table:table-cell office:value-type="float" office:value="6.6795122299" calcext:value-type="float">
            <text:p>6.6795122299</text:p>
          </table:table-cell>
          <table:table-cell table:formula="of:=POWER([.C366]-6.75;2)" office:value-type="float" office:value="0.00496852573367042" calcext:value-type="float">
            <text:p>0.004968525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533915" calcext:value-type="float">
            <text:p>6.533915</text:p>
          </table:table-cell>
          <table:table-cell office:value-type="float" office:value="6.6802290695" calcext:value-type="float">
            <text:p>6.6802290695</text:p>
          </table:table-cell>
          <table:table-cell table:formula="of:=POWER([.C367]-6.75;2)" office:value-type="float" office:value="0.00486798274283581" calcext:value-type="float">
            <text:p>0.004867982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22443" calcext:value-type="float">
            <text:p>6.522443</text:p>
          </table:table-cell>
          <table:table-cell office:value-type="float" office:value="6.6815876578" calcext:value-type="float">
            <text:p>6.6815876578</text:p>
          </table:table-cell>
          <table:table-cell table:formula="of:=POWER([.C368]-6.75;2)" office:value-type="float" office:value="0.00468024856528994" calcext:value-type="float">
            <text:p>0.004680248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11953" calcext:value-type="float">
            <text:p>6.511953</text:p>
          </table:table-cell>
          <table:table-cell office:value-type="float" office:value="6.6835074278" calcext:value-type="float">
            <text:p>6.6835074278</text:p>
          </table:table-cell>
          <table:table-cell table:formula="of:=POWER([.C369]-6.75;2)" office:value-type="float" office:value="0.00442126215777216" calcext:value-type="float">
            <text:p>0.004421262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02278" calcext:value-type="float">
            <text:p>6.502278</text:p>
          </table:table-cell>
          <table:table-cell office:value-type="float" office:value="6.685880754" calcext:value-type="float">
            <text:p>6.685880754</text:p>
          </table:table-cell>
          <table:table-cell table:formula="of:=POWER([.C370]-6.75;2)" office:value-type="float" office:value="0.00411127770760848" calcext:value-type="float">
            <text:p>0.004111277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493372" calcext:value-type="float">
            <text:p>6.493372</text:p>
          </table:table-cell>
          <table:table-cell office:value-type="float" office:value="6.6885871283" calcext:value-type="float">
            <text:p>6.6885871283</text:p>
          </table:table-cell>
          <table:table-cell table:formula="of:=POWER([.C371]-6.75;2)" office:value-type="float" office:value="0.00377154081044066" calcext:value-type="float">
            <text:p>0.003771540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485469" calcext:value-type="float">
            <text:p>6.485469</text:p>
          </table:table-cell>
          <table:table-cell office:value-type="float" office:value="6.6915190053" calcext:value-type="float">
            <text:p>6.6915190053</text:p>
          </table:table-cell>
          <table:table-cell table:formula="of:=POWER([.C372]-6.75;2)" office:value-type="float" office:value="0.00342002674110143" calcext:value-type="float">
            <text:p>0.003420026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79157" calcext:value-type="float">
            <text:p>6.479157</text:p>
          </table:table-cell>
          <table:table-cell office:value-type="float" office:value="6.6946899465" calcext:value-type="float">
            <text:p>6.6946899465</text:p>
          </table:table-cell>
          <table:table-cell table:formula="of:=POWER([.C373]-6.75;2)" office:value-type="float" office:value="0.00305920201817281" calcext:value-type="float">
            <text:p>0.00305920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47533" calcext:value-type="float">
            <text:p>6.47533</text:p>
          </table:table-cell>
          <table:table-cell office:value-type="float" office:value="6.711731" calcext:value-type="float">
            <text:p>6.711731</text:p>
          </table:table-cell>
          <table:table-cell table:formula="of:=POWER([.C374]-6.75;2)" office:value-type="float" office:value="0.00146451636099997" calcext:value-type="float">
            <text:p>0.001464516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475041" calcext:value-type="float">
            <text:p>6.475041</text:p>
          </table:table-cell>
          <table:table-cell office:value-type="float" office:value="6.7133126524" calcext:value-type="float">
            <text:p>6.7133126524</text:p>
          </table:table-cell>
          <table:table-cell table:formula="of:=POWER([.C375]-6.75;2)" office:value-type="float" office:value="0.00134596147392323" calcext:value-type="float">
            <text:p>0.00134596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479281" calcext:value-type="float">
            <text:p>6.479281</text:p>
          </table:table-cell>
          <table:table-cell office:value-type="float" office:value="6.7147375455" calcext:value-type="float">
            <text:p>6.7147375455</text:p>
          </table:table-cell>
          <table:table-cell table:formula="of:=POWER([.C376]-6.75;2)" office:value-type="float" office:value="0.00124344069736455" calcext:value-type="float">
            <text:p>0.001243440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488738" calcext:value-type="float">
            <text:p>6.488738</text:p>
          </table:table-cell>
          <table:table-cell office:value-type="float" office:value="6.7157070214" calcext:value-type="float">
            <text:p>6.7157070214</text:p>
          </table:table-cell>
          <table:table-cell table:formula="of:=POWER([.C377]-6.75;2)" office:value-type="float" office:value="0.00117600838126005" calcext:value-type="float">
            <text:p>0.001176008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03597" calcext:value-type="float">
            <text:p>6.503597</text:p>
          </table:table-cell>
          <table:table-cell office:value-type="float" office:value="6.716104754" calcext:value-type="float">
            <text:p>6.716104754</text:p>
          </table:table-cell>
          <table:table-cell table:formula="of:=POWER([.C378]-6.75;2)" office:value-type="float" office:value="0.00114888770140053" calcext:value-type="float">
            <text:p>0.001148887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23426" calcext:value-type="float">
            <text:p>6.523426</text:p>
          </table:table-cell>
          <table:table-cell office:value-type="float" office:value="6.7158841497" calcext:value-type="float">
            <text:p>6.7158841497</text:p>
          </table:table-cell>
          <table:table-cell table:formula="of:=POWER([.C379]-6.75;2)" office:value-type="float" office:value="0.00116389124169202" calcext:value-type="float">
            <text:p>0.001163891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47176" calcext:value-type="float">
            <text:p>6.547176</text:p>
          </table:table-cell>
          <table:table-cell office:value-type="float" office:value="6.7150531979" calcext:value-type="float">
            <text:p>6.7150531979</text:p>
          </table:table-cell>
          <table:table-cell table:formula="of:=POWER([.C380]-6.75;2)" office:value-type="float" office:value="0.00122127897701659" calcext:value-type="float">
            <text:p>0.00122127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73288" calcext:value-type="float">
            <text:p>6.573288</text:p>
          </table:table-cell>
          <table:table-cell office:value-type="float" office:value="6.7136684171" calcext:value-type="float">
            <text:p>6.7136684171</text:p>
          </table:table-cell>
          <table:table-cell table:formula="of:=POWER([.C381]-6.75;2)" office:value-type="float" office:value="0.00131998391601957" calcext:value-type="float">
            <text:p>0.001319983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99888" calcext:value-type="float">
            <text:p>6.599888</text:p>
          </table:table-cell>
          <table:table-cell office:value-type="float" office:value="6.7118261711" calcext:value-type="float">
            <text:p>6.7118261711</text:p>
          </table:table-cell>
          <table:table-cell table:formula="of:=POWER([.C382]-6.75;2)" office:value-type="float" office:value="0.00145724121288646" calcext:value-type="float">
            <text:p>0.001457241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25032" calcext:value-type="float">
            <text:p>6.625032</text:p>
          </table:table-cell>
          <table:table-cell office:value-type="float" office:value="6.7096490588" calcext:value-type="float">
            <text:p>6.7096490588</text:p>
          </table:table-cell>
          <table:table-cell table:formula="of:=POWER([.C383]-6.75;2)" office:value-type="float" office:value="0.00162819845572584" calcext:value-type="float">
            <text:p>0.001628198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46962" calcext:value-type="float">
            <text:p>6.646962</text:p>
          </table:table-cell>
          <table:table-cell office:value-type="float" office:value="6.7072682353" calcext:value-type="float">
            <text:p>6.7072682353</text:p>
          </table:table-cell>
          <table:table-cell table:formula="of:=POWER([.C384]-6.75;2)" office:value-type="float" office:value="0.00182600371437617" calcext:value-type="float">
            <text:p>0.001826003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64328" calcext:value-type="float">
            <text:p>6.664328</text:p>
          </table:table-cell>
          <table:table-cell office:value-type="float" office:value="6.7048043422" calcext:value-type="float">
            <text:p>6.7048043422</text:p>
          </table:table-cell>
          <table:table-cell table:formula="of:=POWER([.C385]-6.75;2)" office:value-type="float" office:value="0.00204264748397469" calcext:value-type="float">
            <text:p>0.00204264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6357" calcext:value-type="float">
            <text:p>6.676357</text:p>
          </table:table-cell>
          <table:table-cell office:value-type="float" office:value="6.7023505561" calcext:value-type="float">
            <text:p>6.7023505561</text:p>
          </table:table-cell>
          <table:table-cell table:formula="of:=POWER([.C386]-6.75;2)" office:value-type="float" office:value="0.00227046950397926" calcext:value-type="float">
            <text:p>0.002270469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82945" calcext:value-type="float">
            <text:p>6.682945</text:p>
          </table:table-cell>
          <table:table-cell office:value-type="float" office:value="6.6999607807" calcext:value-type="float">
            <text:p>6.6999607807</text:p>
          </table:table-cell>
          <table:table-cell table:formula="of:=POWER([.C387]-6.75;2)" office:value-type="float" office:value="0.00250392346815352" calcext:value-type="float">
            <text:p>0.002503923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84668" calcext:value-type="float">
            <text:p>6.684668</text:p>
          </table:table-cell>
          <table:table-cell office:value-type="float" office:value="6.6976449679" calcext:value-type="float">
            <text:p>6.6976449679</text:p>
          </table:table-cell>
          <table:table-cell table:formula="of:=POWER([.C388]-6.75;2)" office:value-type="float" office:value="0.00274104938619198" calcext:value-type="float">
            <text:p>0.002741049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2707" calcext:value-type="float">
            <text:p>6.682707</text:p>
          </table:table-cell>
          <table:table-cell office:value-type="float" office:value="6.6953721551" calcext:value-type="float">
            <text:p>6.6953721551</text:p>
          </table:table-cell>
          <table:table-cell table:formula="of:=POWER([.C389]-6.75;2)" office:value-type="float" office:value="0.00298420143841843" calcext:value-type="float">
            <text:p>0.002984201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78698" calcext:value-type="float">
            <text:p>6.678698</text:p>
          </table:table-cell>
          <table:table-cell office:value-type="float" office:value="6.6930807754" calcext:value-type="float">
            <text:p>6.6930807754</text:p>
          </table:table-cell>
          <table:table-cell table:formula="of:=POWER([.C390]-6.75;2)" office:value-type="float" office:value="0.00323979812906521" calcext:value-type="float">
            <text:p>0.003239798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74512" calcext:value-type="float">
            <text:p>6.674512</text:p>
          </table:table-cell>
          <table:table-cell office:value-type="float" office:value="6.6906947914" calcext:value-type="float">
            <text:p>6.6906947914</text:p>
          </table:table-cell>
          <table:table-cell table:formula="of:=POWER([.C391]-6.75;2)" office:value-type="float" office:value="0.00351710776708947" calcext:value-type="float">
            <text:p>0.003517107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72003" calcext:value-type="float">
            <text:p>6.672003</text:p>
          </table:table-cell>
          <table:table-cell office:value-type="float" office:value="6.6881437326" calcext:value-type="float">
            <text:p>6.6881437326</text:p>
          </table:table-cell>
          <table:table-cell table:formula="of:=POWER([.C392]-6.75;2)" office:value-type="float" office:value="0.00382619781666025" calcext:value-type="float">
            <text:p>0.003826197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72741" calcext:value-type="float">
            <text:p>6.672741</text:p>
          </table:table-cell>
          <table:table-cell office:value-type="float" office:value="6.6853838128" calcext:value-type="float">
            <text:p>6.6853838128</text:p>
          </table:table-cell>
          <table:table-cell table:formula="of:=POWER([.C393]-6.75;2)" office:value-type="float" office:value="0.0041752516482655" calcext:value-type="float">
            <text:p>0.004175251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77782" calcext:value-type="float">
            <text:p>6.677782</text:p>
          </table:table-cell>
          <table:table-cell office:value-type="float" office:value="6.6824166738" calcext:value-type="float">
            <text:p>6.6824166738</text:p>
          </table:table-cell>
          <table:table-cell table:formula="of:=POWER([.C394]-6.75;2)" office:value-type="float" office:value="0.00456750598025565" calcext:value-type="float">
            <text:p>0.00456750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87504" calcext:value-type="float">
            <text:p>6.687504</text:p>
          </table:table-cell>
          <table:table-cell office:value-type="float" office:value="6.679301615" calcext:value-type="float">
            <text:p>6.679301615</text:p>
          </table:table-cell>
          <table:table-cell table:formula="of:=POWER([.C395]-6.75;2)" office:value-type="float" office:value="0.00499826164160823" calcext:value-type="float">
            <text:p>0.00499826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1546" calcext:value-type="float">
            <text:p>6.701546</text:p>
          </table:table-cell>
          <table:table-cell office:value-type="float" office:value="6.6761572406" calcext:value-type="float">
            <text:p>6.6761572406</text:p>
          </table:table-cell>
          <table:table-cell table:formula="of:=POWER([.C396]-6.75;2)" office:value-type="float" office:value="0.00545275311580625" calcext:value-type="float">
            <text:p>0.005452753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1886" calcext:value-type="float">
            <text:p>6.71886</text:p>
          </table:table-cell>
          <table:table-cell office:value-type="float" office:value="6.673150139" calcext:value-type="float">
            <text:p>6.673150139</text:p>
          </table:table-cell>
          <table:table-cell table:formula="of:=POWER([.C397]-6.75;2)" office:value-type="float" office:value="0.00590590113571924" calcext:value-type="float">
            <text:p>0.005905901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37867" calcext:value-type="float">
            <text:p>6.737867</text:p>
          </table:table-cell>
          <table:table-cell office:value-type="float" office:value="6.6704713797" calcext:value-type="float">
            <text:p>6.6704713797</text:p>
          </table:table-cell>
          <table:table-cell table:formula="of:=POWER([.C398]-6.75;2)" office:value-type="float" office:value="0.00632480144682151" calcext:value-type="float">
            <text:p>0.006324801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56688" calcext:value-type="float">
            <text:p>6.756688</text:p>
          </table:table-cell>
          <table:table-cell office:value-type="float" office:value="6.6683054973" calcext:value-type="float">
            <text:p>6.6683054973</text:p>
          </table:table-cell>
          <table:table-cell table:formula="of:=POWER([.C399]-6.75;2)" office:value-type="float" office:value="0.00667399177140024" calcext:value-type="float">
            <text:p>0.006673991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73411" calcext:value-type="float">
            <text:p>6.773411</text:p>
          </table:table-cell>
          <table:table-cell office:value-type="float" office:value="6.666799123" calcext:value-type="float">
            <text:p>6.666799123</text:p>
          </table:table-cell>
          <table:table-cell table:formula="of:=POWER([.C400]-6.75;2)" office:value-type="float" office:value="0.00692238593356919" calcext:value-type="float">
            <text:p>0.006922385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86352" calcext:value-type="float">
            <text:p>6.786352</text:p>
          </table:table-cell>
          <table:table-cell office:value-type="float" office:value="6.6660361123" calcext:value-type="float">
            <text:p>6.6660361123</text:p>
          </table:table-cell>
          <table:table-cell table:formula="of:=POWER([.C401]-6.75;2)" office:value-type="float" office:value="0.00704993443769813" calcext:value-type="float">
            <text:p>0.007049934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94265" calcext:value-type="float">
            <text:p>6.794265</text:p>
          </table:table-cell>
          <table:table-cell office:value-type="float" office:value="6.6660234011" calcext:value-type="float">
            <text:p>6.6660234011</text:p>
          </table:table-cell>
          <table:table-cell table:formula="of:=POWER([.C402]-6.75;2)" office:value-type="float" office:value="0.00705206916281142" calcext:value-type="float">
            <text:p>0.007052069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96487" calcext:value-type="float">
            <text:p>6.796487</text:p>
          </table:table-cell>
          <table:table-cell office:value-type="float" office:value="6.6666885775" calcext:value-type="float">
            <text:p>6.6666885775</text:p>
          </table:table-cell>
          <table:table-cell table:formula="of:=POWER([.C403]-6.75;2)" office:value-type="float" office:value="0.00694079311897343" calcext:value-type="float">
            <text:p>0.006940793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92993" calcext:value-type="float">
            <text:p>6.792993</text:p>
          </table:table-cell>
          <table:table-cell office:value-type="float" office:value="6.6678877861" calcext:value-type="float">
            <text:p>6.6678877861</text:p>
          </table:table-cell>
          <table:table-cell table:formula="of:=POWER([.C404]-6.75;2)" office:value-type="float" office:value="0.00674241567155941" calcext:value-type="float">
            <text:p>0.006742415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84387" calcext:value-type="float">
            <text:p>6.784387</text:p>
          </table:table-cell>
          <table:table-cell office:value-type="float" office:value="6.669421615" calcext:value-type="float">
            <text:p>6.669421615</text:p>
          </table:table-cell>
          <table:table-cell table:formula="of:=POWER([.C405]-6.75;2)" office:value-type="float" office:value="0.00649287612920821" calcext:value-type="float">
            <text:p>0.006492876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7181" calcext:value-type="float">
            <text:p>6.77181</text:p>
          </table:table-cell>
          <table:table-cell office:value-type="float" office:value="6.6710561818" calcext:value-type="float">
            <text:p>6.6710561818</text:p>
          </table:table-cell>
          <table:table-cell table:formula="of:=POWER([.C406]-6.75;2)" office:value-type="float" office:value="0.00623212643199464" calcext:value-type="float">
            <text:p>0.006232126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56802" calcext:value-type="float">
            <text:p>6.756802</text:p>
          </table:table-cell>
          <table:table-cell office:value-type="float" office:value="6.6725471337" calcext:value-type="float">
            <text:p>6.6725471337</text:p>
          </table:table-cell>
          <table:table-cell table:formula="of:=POWER([.C407]-6.75;2)" office:value-type="float" office:value="0.00599894649808565" calcext:value-type="float">
            <text:p>0.005998946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41135" calcext:value-type="float">
            <text:p>6.741135</text:p>
          </table:table-cell>
          <table:table-cell office:value-type="float" office:value="6.673664246" calcext:value-type="float">
            <text:p>6.673664246</text:p>
          </table:table-cell>
          <table:table-cell table:formula="of:=POWER([.C408]-6.75;2)" office:value-type="float" office:value="0.00582714733874845" calcext:value-type="float">
            <text:p>0.005827147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2662" calcext:value-type="float">
            <text:p>6.72662</text:p>
          </table:table-cell>
          <table:table-cell office:value-type="float" office:value="6.6742145455" calcext:value-type="float">
            <text:p>6.6742145455</text:p>
          </table:table-cell>
          <table:table-cell table:formula="of:=POWER([.C409]-6.75;2)" office:value-type="float" office:value="0.00574343511377158" calcext:value-type="float">
            <text:p>0.005743435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14917" calcext:value-type="float">
            <text:p>6.714917</text:p>
          </table:table-cell>
          <table:table-cell office:value-type="float" office:value="6.6740617647" calcext:value-type="float">
            <text:p>6.6740617647</text:p>
          </table:table-cell>
          <table:table-cell table:formula="of:=POWER([.C410]-6.75;2)" office:value-type="float" office:value="0.00576661558047813" calcext:value-type="float">
            <text:p>0.005766615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07371" calcext:value-type="float">
            <text:p>6.707371</text:p>
          </table:table-cell>
          <table:table-cell office:value-type="float" office:value="6.6731400214" calcext:value-type="float">
            <text:p>6.6731400214</text:p>
          </table:table-cell>
          <table:table-cell table:formula="of:=POWER([.C411]-6.75;2)" office:value-type="float" office:value="0.00590745631039245" calcext:value-type="float">
            <text:p>0.005907456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04878" calcext:value-type="float">
            <text:p>6.704878</text:p>
          </table:table-cell>
          <table:table-cell office:value-type="float" office:value="6.6714595294" calcext:value-type="float">
            <text:p>6.6714595294</text:p>
          </table:table-cell>
          <table:table-cell table:formula="of:=POWER([.C412]-6.75;2)" office:value-type="float" office:value="0.00616860552206949" calcext:value-type="float">
            <text:p>0.006168605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07805" calcext:value-type="float">
            <text:p>6.707805</text:p>
          </table:table-cell>
          <table:table-cell office:value-type="float" office:value="6.669102877" calcext:value-type="float">
            <text:p>6.669102877</text:p>
          </table:table-cell>
          <table:table-cell table:formula="of:=POWER([.C413]-6.75;2)" office:value-type="float" office:value="0.00654434450967709" calcext:value-type="float">
            <text:p>0.006544344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15979" calcext:value-type="float">
            <text:p>6.715979</text:p>
          </table:table-cell>
          <table:table-cell office:value-type="float" office:value="6.6662116364" calcext:value-type="float">
            <text:p>6.6662116364</text:p>
          </table:table-cell>
          <table:table-cell table:formula="of:=POWER([.C414]-6.75;2)" office:value-type="float" office:value="0.00702048987476582" calcext:value-type="float">
            <text:p>0.007020489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28734" calcext:value-type="float">
            <text:p>6.728734</text:p>
          </table:table-cell>
          <table:table-cell office:value-type="float" office:value="6.6629650695" calcext:value-type="float">
            <text:p>6.6629650695</text:p>
          </table:table-cell>
          <table:table-cell table:formula="of:=POWER([.C415]-6.75;2)" office:value-type="float" office:value="0.00757507912713979" calcext:value-type="float">
            <text:p>0.007575079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45015" calcext:value-type="float">
            <text:p>6.745015</text:p>
          </table:table-cell>
          <table:table-cell office:value-type="float" office:value="6.6595549037" calcext:value-type="float">
            <text:p>6.6595549037</text:p>
          </table:table-cell>
          <table:table-cell table:formula="of:=POWER([.C416]-6.75;2)" office:value-type="float" office:value="0.00818031544471625" calcext:value-type="float">
            <text:p>0.008180315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6352" calcext:value-type="float">
            <text:p>6.76352</text:p>
          </table:table-cell>
          <table:table-cell office:value-type="float" office:value="6.6561612086" calcext:value-type="float">
            <text:p>6.6561612086</text:p>
          </table:table-cell>
          <table:table-cell table:formula="of:=POWER([.C417]-6.75;2)" office:value-type="float" office:value="0.00880571877141264" calcext:value-type="float">
            <text:p>0.008805718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82856" calcext:value-type="float">
            <text:p>6.782856</text:p>
          </table:table-cell>
          <table:table-cell office:value-type="float" office:value="6.6529338663" calcext:value-type="float">
            <text:p>6.6529338663</text:p>
          </table:table-cell>
          <table:table-cell table:formula="of:=POWER([.C418]-6.75;2)" office:value-type="float" office:value="0.00942183431146633" calcext:value-type="float">
            <text:p>0.009421834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01685" calcext:value-type="float">
            <text:p>6.801685</text:p>
          </table:table-cell>
          <table:table-cell office:value-type="float" office:value="6.6499819358" calcext:value-type="float">
            <text:p>6.6499819358</text:p>
          </table:table-cell>
          <table:table-cell table:formula="of:=POWER([.C419]-6.75;2)" office:value-type="float" office:value="0.0100036131663154" calcext:value-type="float">
            <text:p>0.010003613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18845" calcext:value-type="float">
            <text:p>6.818845</text:p>
          </table:table-cell>
          <table:table-cell office:value-type="float" office:value="6.6473708449" calcext:value-type="float">
            <text:p>6.6473708449</text:p>
          </table:table-cell>
          <table:table-cell table:formula="of:=POWER([.C420]-6.75;2)" office:value-type="float" office:value="0.0105327434765398" calcext:value-type="float">
            <text:p>0.010532743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33443" calcext:value-type="float">
            <text:p>6.833443</text:p>
          </table:table-cell>
          <table:table-cell office:value-type="float" office:value="6.6451256738" calcext:value-type="float">
            <text:p>6.6451256738</text:p>
          </table:table-cell>
          <table:table-cell table:formula="of:=POWER([.C421]-6.75;2)" office:value-type="float" office:value="0.010998624295904" calcext:value-type="float">
            <text:p>0.010998624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44907" calcext:value-type="float">
            <text:p>6.844907</text:p>
          </table:table-cell>
          <table:table-cell office:value-type="float" office:value="6.6432381016" calcext:value-type="float">
            <text:p>6.6432381016</text:p>
          </table:table-cell>
          <table:table-cell table:formula="of:=POWER([.C422]-6.75;2)" office:value-type="float" office:value="0.011398102949972" calcext:value-type="float">
            <text:p>0.011398102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53015" calcext:value-type="float">
            <text:p>6.853015</text:p>
          </table:table-cell>
          <table:table-cell office:value-type="float" office:value="6.6416749733" calcext:value-type="float">
            <text:p>6.6416749733</text:p>
          </table:table-cell>
          <table:table-cell table:formula="of:=POWER([.C423]-6.75;2)" office:value-type="float" office:value="0.0117343114095558" calcext:value-type="float">
            <text:p>0.011734311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57898" calcext:value-type="float">
            <text:p>6.857898</text:p>
          </table:table-cell>
          <table:table-cell office:value-type="float" office:value="6.6403868396" calcext:value-type="float">
            <text:p>6.6403868396</text:p>
          </table:table-cell>
          <table:table-cell table:formula="of:=POWER([.C424]-6.75;2)" office:value-type="float" office:value="0.0120150449328762" calcext:value-type="float">
            <text:p>0.012015044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60025" calcext:value-type="float">
            <text:p>6.860025</text:p>
          </table:table-cell>
          <table:table-cell office:value-type="float" office:value="6.6393155989" calcext:value-type="float">
            <text:p>6.6393155989</text:p>
          </table:table-cell>
          <table:table-cell table:formula="of:=POWER([.C425]-6.75;2)" office:value-type="float" office:value="0.0122510366468658" calcext:value-type="float">
            <text:p>0.012251036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60166" calcext:value-type="float">
            <text:p>6.860166</text:p>
          </table:table-cell>
          <table:table-cell office:value-type="float" office:value="6.6384006524" calcext:value-type="float">
            <text:p>6.6384006524</text:p>
          </table:table-cell>
          <table:table-cell table:formula="of:=POWER([.C426]-6.75;2)" office:value-type="float" office:value="0.0124544143847457" calcext:value-type="float">
            <text:p>0.012454414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59327" calcext:value-type="float">
            <text:p>6.859327</text:p>
          </table:table-cell>
          <table:table-cell office:value-type="float" office:value="6.6375834171" calcext:value-type="float">
            <text:p>6.6375834171</text:p>
          </table:table-cell>
          <table:table-cell table:formula="of:=POWER([.C427]-6.75;2)" office:value-type="float" office:value="0.0126374881109126" calcext:value-type="float">
            <text:p>0.012637488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58661" calcext:value-type="float">
            <text:p>6.858661</text:p>
          </table:table-cell>
          <table:table-cell office:value-type="float" office:value="6.6368102406" calcext:value-type="float">
            <text:p>6.6368102406</text:p>
          </table:table-cell>
          <table:table-cell table:formula="of:=POWER([.C428]-6.75;2)" office:value-type="float" office:value="0.0128119216330299" calcext:value-type="float">
            <text:p>0.012811921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59338" calcext:value-type="float">
            <text:p>6.859338</text:p>
          </table:table-cell>
          <table:table-cell office:value-type="float" office:value="6.6360338717" calcext:value-type="float">
            <text:p>6.6360338717</text:p>
          </table:table-cell>
          <table:table-cell table:formula="of:=POWER([.C429]-6.75;2)" office:value-type="float" office:value="0.012988278399692" calcext:value-type="float">
            <text:p>0.012988278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62404" calcext:value-type="float">
            <text:p>6.862404</text:p>
          </table:table-cell>
          <table:table-cell office:value-type="float" office:value="6.6352138503" calcext:value-type="float">
            <text:p>6.6352138503</text:p>
          </table:table-cell>
          <table:table-cell table:formula="of:=POWER([.C430]-6.75;2)" office:value-type="float" office:value="0.0131758601629509" calcext:value-type="float">
            <text:p>0.013175860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68623" calcext:value-type="float">
            <text:p>6.868623</text:p>
          </table:table-cell>
          <table:table-cell office:value-type="float" office:value="6.6343162406" calcext:value-type="float">
            <text:p>6.6343162406</text:p>
          </table:table-cell>
          <table:table-cell table:formula="of:=POWER([.C431]-6.75;2)" office:value-type="float" office:value="0.013382732188917" calcext:value-type="float">
            <text:p>0.013382732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78341" calcext:value-type="float">
            <text:p>6.878341</text:p>
          </table:table-cell>
          <table:table-cell office:value-type="float" office:value="6.6333131658" calcext:value-type="float">
            <text:p>6.6333131658</text:p>
          </table:table-cell>
          <table:table-cell table:formula="of:=POWER([.C432]-6.75;2)" office:value-type="float" office:value="0.0136158172756184" calcext:value-type="float">
            <text:p>0.013615817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91397" calcext:value-type="float">
            <text:p>6.891397</text:p>
          </table:table-cell>
          <table:table-cell office:value-type="float" office:value="6.6321826203" calcext:value-type="float">
            <text:p>6.6321826203</text:p>
          </table:table-cell>
          <table:table-cell table:formula="of:=POWER([.C433]-6.75;2)" office:value-type="float" office:value="0.013880934959374" calcext:value-type="float">
            <text:p>0.01388093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907104" calcext:value-type="float">
            <text:p>6.907104</text:p>
          </table:table-cell>
          <table:table-cell office:value-type="float" office:value="6.6309087701" calcext:value-type="float">
            <text:p>6.6309087701</text:p>
          </table:table-cell>
          <table:table-cell table:formula="of:=POWER([.C434]-6.75;2)" office:value-type="float" office:value="0.0141827210390948" calcext:value-type="float">
            <text:p>0.01418272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924304" calcext:value-type="float">
            <text:p>6.924304</text:p>
          </table:table-cell>
          <table:table-cell office:value-type="float" office:value="6.6294829091" calcext:value-type="float">
            <text:p>6.6294829091</text:p>
          </table:table-cell>
          <table:table-cell table:formula="of:=POWER([.C435]-6.75;2)" office:value-type="float" office:value="0.0145243691989989" calcext:value-type="float">
            <text:p>0.014524369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941508" calcext:value-type="float">
            <text:p>6.941508</text:p>
          </table:table-cell>
          <table:table-cell office:value-type="float" office:value="6.6279048503" calcext:value-type="float">
            <text:p>6.6279048503</text:p>
          </table:table-cell>
          <table:table-cell table:formula="of:=POWER([.C436]-6.75;2)" office:value-type="float" office:value="0.0149072255802654" calcext:value-type="float">
            <text:p>0.014907225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957087" calcext:value-type="float">
            <text:p>6.957087</text:p>
          </table:table-cell>
          <table:table-cell office:value-type="float" office:value="6.6261844011" calcext:value-type="float">
            <text:p>6.6261844011</text:p>
          </table:table-cell>
          <table:table-cell table:formula="of:=POWER([.C437]-6.75;2)" office:value-type="float" office:value="0.0153303025309657" calcext:value-type="float">
            <text:p>0.015330302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969487" calcext:value-type="float">
            <text:p>6.969487</text:p>
          </table:table-cell>
          <table:table-cell office:value-type="float" office:value="6.6243423957" calcext:value-type="float">
            <text:p>6.6243423957</text:p>
          </table:table-cell>
          <table:table-cell table:formula="of:=POWER([.C438]-6.75;2)" office:value-type="float" office:value="0.0157898335184153" calcext:value-type="float">
            <text:p>0.015789833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977437" calcext:value-type="float">
            <text:p>6.977437</text:p>
          </table:table-cell>
          <table:table-cell office:value-type="float" office:value="6.6224107914" calcext:value-type="float">
            <text:p>6.6224107914</text:p>
          </table:table-cell>
          <table:table-cell table:formula="of:=POWER([.C439]-6.75;2)" office:value-type="float" office:value="0.0162790061511743" calcext:value-type="float">
            <text:p>0.016279006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980118" calcext:value-type="float">
            <text:p>6.980118</text:p>
          </table:table-cell>
          <table:table-cell office:value-type="float" office:value="6.6204313904" calcext:value-type="float">
            <text:p>6.6204313904</text:p>
          </table:table-cell>
          <table:table-cell table:formula="of:=POWER([.C440]-6.75;2)" office:value-type="float" office:value="0.0167880245936771" calcext:value-type="float">
            <text:p>0.016788024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77258" calcext:value-type="float">
            <text:p>6.977258</text:p>
          </table:table-cell>
          <table:table-cell office:value-type="float" office:value="6.6184530053" calcext:value-type="float">
            <text:p>6.6184530053</text:p>
          </table:table-cell>
          <table:table-cell table:formula="of:=POWER([.C441]-6.75;2)" office:value-type="float" office:value="0.0173046118146018" calcext:value-type="float">
            <text:p>0.017304611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969159" calcext:value-type="float">
            <text:p>6.969159</text:p>
          </table:table-cell>
          <table:table-cell office:value-type="float" office:value="6.6165272246" calcext:value-type="float">
            <text:p>6.6165272246</text:p>
          </table:table-cell>
          <table:table-cell table:formula="of:=POWER([.C442]-6.75;2)" office:value-type="float" office:value="0.0178149817729787" calcext:value-type="float">
            <text:p>0.017814981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56644" calcext:value-type="float">
            <text:p>6.956644</text:p>
          </table:table-cell>
          <table:table-cell office:value-type="float" office:value="6.6147032353" calcext:value-type="float">
            <text:p>6.6147032353</text:p>
          </table:table-cell>
          <table:table-cell table:formula="of:=POWER([.C443]-6.75;2)" office:value-type="float" office:value="0.0183052145382871" calcext:value-type="float">
            <text:p>0.018305214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40939" calcext:value-type="float">
            <text:p>6.940939</text:p>
          </table:table-cell>
          <table:table-cell office:value-type="float" office:value="6.6130223957" calcext:value-type="float">
            <text:p>6.6130223957</text:p>
          </table:table-cell>
          <table:table-cell table:formula="of:=POWER([.C444]-6.75;2)" office:value-type="float" office:value="0.0187628640797674" calcext:value-type="float">
            <text:p>0.018762864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923519" calcext:value-type="float">
            <text:p>6.923519</text:p>
          </table:table-cell>
          <table:table-cell office:value-type="float" office:value="6.6115134652" calcext:value-type="float">
            <text:p>6.6115134652</text:p>
          </table:table-cell>
          <table:table-cell table:formula="of:=POWER([.C445]-6.75;2)" office:value-type="float" office:value="0.0191785203209117" calcext:value-type="float">
            <text:p>0.019178520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905933" calcext:value-type="float">
            <text:p>6.905933</text:p>
          </table:table-cell>
          <table:table-cell office:value-type="float" office:value="6.6101892834" calcext:value-type="float">
            <text:p>6.6101892834</text:p>
          </table:table-cell>
          <table:table-cell table:formula="of:=POWER([.C446]-6.75;2)" office:value-type="float" office:value="0.0195470364762054" calcext:value-type="float">
            <text:p>0.019547036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8964" calcext:value-type="float">
            <text:p>6.88964</text:p>
          </table:table-cell>
          <table:table-cell office:value-type="float" office:value="6.6090455027" calcext:value-type="float">
            <text:p>6.6090455027</text:p>
          </table:table-cell>
          <table:table-cell table:formula="of:=POWER([.C447]-6.75;2)" office:value-type="float" office:value="0.0198681703090957" calcext:value-type="float">
            <text:p>0.019868170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75871" calcext:value-type="float">
            <text:p>6.875871</text:p>
          </table:table-cell>
          <table:table-cell office:value-type="float" office:value="6.6080616471" calcext:value-type="float">
            <text:p>6.6080616471</text:p>
          </table:table-cell>
          <table:table-cell table:formula="of:=POWER([.C448]-6.75;2)" office:value-type="float" office:value="0.0201464960239651" calcext:value-type="float">
            <text:p>0.02014649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65528" calcext:value-type="float">
            <text:p>6.865528</text:p>
          </table:table-cell>
          <table:table-cell office:value-type="float" office:value="6.6072043422" calcext:value-type="float">
            <text:p>6.6072043422</text:p>
          </table:table-cell>
          <table:table-cell table:formula="of:=POWER([.C449]-6.75;2)" office:value-type="float" office:value="0.0203905998865346" calcext:value-type="float">
            <text:p>0.020390599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59132" calcext:value-type="float">
            <text:p>6.859132</text:p>
          </table:table-cell>
          <table:table-cell office:value-type="float" office:value="6.6064322353" calcext:value-type="float">
            <text:p>6.6064322353</text:p>
          </table:table-cell>
          <table:table-cell table:formula="of:=POWER([.C450]-6.75;2)" office:value-type="float" office:value="0.0206117030609546" calcext:value-type="float">
            <text:p>0.020611703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568" calcext:value-type="float">
            <text:p>6.8568</text:p>
          </table:table-cell>
          <table:table-cell office:value-type="float" office:value="6.6057018449" calcext:value-type="float">
            <text:p>6.6057018449</text:p>
          </table:table-cell>
          <table:table-cell table:formula="of:=POWER([.C451]-6.75;2)" office:value-type="float" office:value="0.0208219575652635" calcext:value-type="float">
            <text:p>0.020821957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58266" calcext:value-type="float">
            <text:p>6.858266</text:p>
          </table:table-cell>
          <table:table-cell office:value-type="float" office:value="6.604973508" calcext:value-type="float">
            <text:p>6.604973508</text:p>
          </table:table-cell>
          <table:table-cell table:formula="of:=POWER([.C452]-6.75;2)" office:value-type="float" office:value="0.0210326833818259" calcext:value-type="float">
            <text:p>0.021032683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62923" calcext:value-type="float">
            <text:p>6.862923</text:p>
          </table:table-cell>
          <table:table-cell office:value-type="float" office:value="6.6042165829" calcext:value-type="float">
            <text:p>6.6042165829</text:p>
          </table:table-cell>
          <table:table-cell table:formula="of:=POWER([.C453]-6.75;2)" office:value-type="float" office:value="0.0212528047013525" calcext:value-type="float">
            <text:p>0.021252804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69883" calcext:value-type="float">
            <text:p>6.869883</text:p>
          </table:table-cell>
          <table:table-cell office:value-type="float" office:value="6.6034132299" calcext:value-type="float">
            <text:p>6.6034132299</text:p>
          </table:table-cell>
          <table:table-cell table:formula="of:=POWER([.C454]-6.75;2)" office:value-type="float" office:value="0.0214876811683502" calcext:value-type="float">
            <text:p>0.021487681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7807" calcext:value-type="float">
            <text:p>6.87807</text:p>
          </table:table-cell>
          <table:table-cell office:value-type="float" office:value="6.6025603904" calcext:value-type="float">
            <text:p>6.6025603904</text:p>
          </table:table-cell>
          <table:table-cell table:formula="of:=POWER([.C455]-6.75;2)" office:value-type="float" office:value="0.0217384384790004" calcext:value-type="float">
            <text:p>0.021738438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86312" calcext:value-type="float">
            <text:p>6.886312</text:p>
          </table:table-cell>
          <table:table-cell office:value-type="float" office:value="6.6016697059" calcext:value-type="float">
            <text:p>6.6016697059</text:p>
          </table:table-cell>
          <table:table-cell table:formula="of:=POWER([.C456]-6.75;2)" office:value-type="float" office:value="0.0220018761477925" calcext:value-type="float">
            <text:p>0.022001876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93453" calcext:value-type="float">
            <text:p>6.893453</text:p>
          </table:table-cell>
          <table:table-cell office:value-type="float" office:value="6.6007656203" calcext:value-type="float">
            <text:p>6.6007656203</text:p>
          </table:table-cell>
          <table:table-cell table:formula="of:=POWER([.C457]-6.75;2)" office:value-type="float" office:value="0.0222709000844438" calcext:value-type="float">
            <text:p>0.022270900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98459" calcext:value-type="float">
            <text:p>6.898459</text:p>
          </table:table-cell>
          <table:table-cell office:value-type="float" office:value="6.5998819733" calcext:value-type="float">
            <text:p>6.5998819733</text:p>
          </table:table-cell>
          <table:table-cell table:formula="of:=POWER([.C458]-6.75;2)" office:value-type="float" office:value="0.0225354219403018" calcext:value-type="float">
            <text:p>0.022535421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900521" calcext:value-type="float">
            <text:p>6.900521</text:p>
          </table:table-cell>
          <table:table-cell office:value-type="float" office:value="6.5990576524" calcext:value-type="float">
            <text:p>6.5990576524</text:p>
          </table:table-cell>
          <table:table-cell table:formula="of:=POWER([.C459]-6.75;2)" office:value-type="float" office:value="0.0227835922989992" calcext:value-type="float">
            <text:p>0.022783592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99125" calcext:value-type="float">
            <text:p>6.899125</text:p>
          </table:table-cell>
          <table:table-cell office:value-type="float" office:value="6.5983318503" calcext:value-type="float">
            <text:p>6.5983318503</text:p>
          </table:table-cell>
          <table:table-cell table:formula="of:=POWER([.C460]-6.75;2)" office:value-type="float" office:value="0.0230032276334216" calcext:value-type="float">
            <text:p>0.023003227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94095" calcext:value-type="float">
            <text:p>6.894095</text:p>
          </table:table-cell>
          <table:table-cell office:value-type="float" office:value="6.5977395615" calcext:value-type="float">
            <text:p>6.5977395615</text:p>
          </table:table-cell>
          <table:table-cell table:formula="of:=POWER([.C461]-6.75;2)" office:value-type="float" office:value="0.0231832411322123" calcext:value-type="float">
            <text:p>0.023183241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85597" calcext:value-type="float">
            <text:p>6.885597</text:p>
          </table:table-cell>
          <table:table-cell office:value-type="float" office:value="6.5973077112" calcext:value-type="float">
            <text:p>6.5973077112</text:p>
          </table:table-cell>
          <table:table-cell table:formula="of:=POWER([.C462]-6.75;2)" office:value-type="float" office:value="0.0233149350589826" calcext:value-type="float">
            <text:p>0.023314935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74107" calcext:value-type="float">
            <text:p>6.874107</text:p>
          </table:table-cell>
          <table:table-cell office:value-type="float" office:value="6.5970523369" calcext:value-type="float">
            <text:p>6.5970523369</text:p>
          </table:table-cell>
          <table:table-cell table:formula="of:=POWER([.C463]-6.75;2)" office:value-type="float" office:value="0.0233929876477511" calcext:value-type="float">
            <text:p>0.023392987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60348" calcext:value-type="float">
            <text:p>6.860348</text:p>
          </table:table-cell>
          <table:table-cell office:value-type="float" office:value="6.5969769144" calcext:value-type="float">
            <text:p>6.5969769144</text:p>
          </table:table-cell>
          <table:table-cell table:formula="of:=POWER([.C464]-6.75;2)" office:value-type="float" office:value="0.023416064726545" calcext:value-type="float">
            <text:p>0.023416064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45211" calcext:value-type="float">
            <text:p>6.845211</text:p>
          </table:table-cell>
          <table:table-cell office:value-type="float" office:value="6.5970720267" calcext:value-type="float">
            <text:p>6.5970720267</text:p>
          </table:table-cell>
          <table:table-cell table:formula="of:=POWER([.C465]-6.75;2)" office:value-type="float" office:value="0.0233869650176454" calcext:value-type="float">
            <text:p>0.02338696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29666" calcext:value-type="float">
            <text:p>6.829666</text:p>
          </table:table-cell>
          <table:table-cell office:value-type="float" office:value="6.5973162406" calcext:value-type="float">
            <text:p>6.5973162406</text:p>
          </table:table-cell>
          <table:table-cell table:formula="of:=POWER([.C466]-6.75;2)" office:value-type="float" office:value="0.0233123303845172" calcext:value-type="float">
            <text:p>0.023312330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14672" calcext:value-type="float">
            <text:p>6.814672</text:p>
          </table:table-cell>
          <table:table-cell office:value-type="float" office:value="6.5976781176" calcext:value-type="float">
            <text:p>6.5976781176</text:p>
          </table:table-cell>
          <table:table-cell table:formula="of:=POWER([.C467]-6.75;2)" office:value-type="float" office:value="0.0232019558578794" calcext:value-type="float">
            <text:p>0.023201955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01101" calcext:value-type="float">
            <text:p>6.801101</text:p>
          </table:table-cell>
          <table:table-cell office:value-type="float" office:value="6.5981191658" calcext:value-type="float">
            <text:p>6.5981191658</text:p>
          </table:table-cell>
          <table:table-cell table:formula="of:=POWER([.C468]-6.75;2)" office:value-type="float" office:value="0.0230677877972879" calcext:value-type="float">
            <text:p>0.023067787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89668" calcext:value-type="float">
            <text:p>6.789668</text:p>
          </table:table-cell>
          <table:table-cell office:value-type="float" office:value="6.5985974064" calcext:value-type="float">
            <text:p>6.5985974064</text:p>
          </table:table-cell>
          <table:table-cell table:formula="of:=POWER([.C469]-6.75;2)" office:value-type="float" office:value="0.0229227453488069" calcext:value-type="float">
            <text:p>0.022922745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80878" calcext:value-type="float">
            <text:p>6.780878</text:p>
          </table:table-cell>
          <table:table-cell office:value-type="float" office:value="6.5990712674" calcext:value-type="float">
            <text:p>6.5990712674</text:p>
          </table:table-cell>
          <table:table-cell table:formula="of:=POWER([.C470]-6.75;2)" office:value-type="float" office:value="0.0227794823242422" calcext:value-type="float">
            <text:p>0.022779482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74975" calcext:value-type="float">
            <text:p>6.774975</text:p>
          </table:table-cell>
          <table:table-cell office:value-type="float" office:value="6.5995033422" calcext:value-type="float">
            <text:p>6.5995033422</text:p>
          </table:table-cell>
          <table:table-cell table:formula="of:=POWER([.C471]-6.75;2)" office:value-type="float" office:value="0.0226492440089702" calcext:value-type="float">
            <text:p>0.02264924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71922" calcext:value-type="float">
            <text:p>6.771922</text:p>
          </table:table-cell>
          <table:table-cell office:value-type="float" office:value="6.5998637701" calcext:value-type="float">
            <text:p>6.5998637701</text:p>
          </table:table-cell>
          <table:table-cell table:formula="of:=POWER([.C472]-6.75;2)" office:value-type="float" office:value="0.0225408875285857" calcext:value-type="float">
            <text:p>0.022540887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71388" calcext:value-type="float">
            <text:p>6.771388</text:p>
          </table:table-cell>
          <table:table-cell office:value-type="float" office:value="6.6001327005" calcext:value-type="float">
            <text:p>6.6001327005</text:p>
          </table:table-cell>
          <table:table-cell table:formula="of:=POWER([.C473]-6.75;2)" office:value-type="float" office:value="0.0224602074594228" calcext:value-type="float">
            <text:p>0.022460207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72763" calcext:value-type="float">
            <text:p>6.772763</text:p>
          </table:table-cell>
          <table:table-cell office:value-type="float" office:value="6.6003017059" calcext:value-type="float">
            <text:p>6.6003017059</text:p>
          </table:table-cell>
          <table:table-cell table:formula="of:=POWER([.C474]-6.75;2)" office:value-type="float" office:value="0.0224095792564502" calcext:value-type="float">
            <text:p>0.022409579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75212" calcext:value-type="float">
            <text:p>6.775212</text:p>
          </table:table-cell>
          <table:table-cell office:value-type="float" office:value="6.6003739626" calcext:value-type="float">
            <text:p>6.6003739626</text:p>
          </table:table-cell>
          <table:table-cell table:formula="of:=POWER([.C475]-6.75;2)" office:value-type="float" office:value="0.0223879510680262" calcext:value-type="float">
            <text:p>0.02238795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77747" calcext:value-type="float">
            <text:p>6.777747</text:p>
          </table:table-cell>
          <table:table-cell office:value-type="float" office:value="6.6003631979" calcext:value-type="float">
            <text:p>6.6003631979</text:p>
          </table:table-cell>
          <table:table-cell table:formula="of:=POWER([.C476]-6.75;2)" office:value-type="float" office:value="0.0223911725427145" calcext:value-type="float">
            <text:p>0.022391172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79338" calcext:value-type="float">
            <text:p>6.779338</text:p>
          </table:table-cell>
          <table:table-cell office:value-type="float" office:value="6.600291631" calcext:value-type="float">
            <text:p>6.600291631</text:p>
          </table:table-cell>
          <table:table-cell table:formula="of:=POWER([.C477]-6.75;2)" office:value-type="float" office:value="0.0224125957486401" calcext:value-type="float">
            <text:p>0.022412595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79037" calcext:value-type="float">
            <text:p>6.779037</text:p>
          </table:table-cell>
          <table:table-cell office:value-type="float" office:value="6.6001872139" calcext:value-type="float">
            <text:p>6.6001872139</text:p>
          </table:table-cell>
          <table:table-cell table:formula="of:=POWER([.C478]-6.75;2)" office:value-type="float" office:value="0.0224438708790444" calcext:value-type="float">
            <text:p>0.022443870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76109" calcext:value-type="float">
            <text:p>6.776109</text:p>
          </table:table-cell>
          <table:table-cell office:value-type="float" office:value="6.6000805668" calcext:value-type="float">
            <text:p>6.6000805668</text:p>
          </table:table-cell>
          <table:table-cell table:formula="of:=POWER([.C479]-6.75;2)" office:value-type="float" office:value="0.0224758364510093" calcext:value-type="float">
            <text:p>0.022475836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70143" calcext:value-type="float">
            <text:p>6.770143</text:p>
          </table:table-cell>
          <table:table-cell office:value-type="float" office:value="6.6000019679" calcext:value-type="float">
            <text:p>6.6000019679</text:p>
          </table:table-cell>
          <table:table-cell table:formula="of:=POWER([.C480]-6.75;2)" office:value-type="float" office:value="0.0224994096338727" calcext:value-type="float">
            <text:p>0.022499409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61146" calcext:value-type="float">
            <text:p>6.761146</text:p>
          </table:table-cell>
          <table:table-cell office:value-type="float" office:value="6.5999787219" calcext:value-type="float">
            <text:p>6.5999787219</text:p>
          </table:table-cell>
          <table:table-cell table:formula="of:=POWER([.C481]-6.75;2)" office:value-type="float" office:value="0.0225063838827574" calcext:value-type="float">
            <text:p>0.022506383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49571" calcext:value-type="float">
            <text:p>6.749571</text:p>
          </table:table-cell>
          <table:table-cell office:value-type="float" office:value="6.6000330535" calcext:value-type="float">
            <text:p>6.6000330535</text:p>
          </table:table-cell>
          <table:table-cell table:formula="of:=POWER([.C482]-6.75;2)" office:value-type="float" office:value="0.0224900850425339" calcext:value-type="float">
            <text:p>0.02249008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36303" calcext:value-type="float">
            <text:p>6.736303</text:p>
          </table:table-cell>
          <table:table-cell office:value-type="float" office:value="6.6001806791" calcext:value-type="float">
            <text:p>6.6001806791</text:p>
          </table:table-cell>
          <table:table-cell table:formula="of:=POWER([.C483]-6.75;2)" office:value-type="float" office:value="0.0224458289149371" calcext:value-type="float">
            <text:p>0.022445828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22571" calcext:value-type="float">
            <text:p>6.722571</text:p>
          </table:table-cell>
          <table:table-cell office:value-type="float" office:value="6.6004300214" calcext:value-type="float">
            <text:p>6.6004300214</text:p>
          </table:table-cell>
          <table:table-cell table:formula="of:=POWER([.C484]-6.75;2)" office:value-type="float" office:value="0.0223711784984044" calcext:value-type="float">
            <text:p>0.022371178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09802" calcext:value-type="float">
            <text:p>6.709802</text:p>
          </table:table-cell>
          <table:table-cell office:value-type="float" office:value="6.6007820749" calcext:value-type="float">
            <text:p>6.6007820749</text:p>
          </table:table-cell>
          <table:table-cell table:formula="of:=POWER([.C485]-6.75;2)" office:value-type="float" office:value="0.0222659891711493" calcext:value-type="float">
            <text:p>0.022265989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99434" calcext:value-type="float">
            <text:p>6.699434</text:p>
          </table:table-cell>
          <table:table-cell office:value-type="float" office:value="6.6012309144" calcext:value-type="float">
            <text:p>6.6012309144</text:p>
          </table:table-cell>
          <table:table-cell table:formula="of:=POWER([.C486]-6.75;2)" office:value-type="float" office:value="0.02213224083026" calcext:value-type="float">
            <text:p>0.022132240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92699" calcext:value-type="float">
            <text:p>6.692699</text:p>
          </table:table-cell>
          <table:table-cell office:value-type="float" office:value="6.6017647807" calcext:value-type="float">
            <text:p>6.6017647807</text:p>
          </table:table-cell>
          <table:table-cell table:formula="of:=POWER([.C487]-6.75;2)" office:value-type="float" office:value="0.0219736802409191" calcext:value-type="float">
            <text:p>0.021973680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90418" calcext:value-type="float">
            <text:p>6.690418</text:p>
          </table:table-cell>
          <table:table-cell office:value-type="float" office:value="6.6023677166" calcext:value-type="float">
            <text:p>6.6023677166</text:p>
          </table:table-cell>
          <table:table-cell table:formula="of:=POWER([.C488]-6.75;2)" office:value-type="float" office:value="0.021795291101898" calcext:value-type="float">
            <text:p>0.021795291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92837" calcext:value-type="float">
            <text:p>6.692837</text:p>
          </table:table-cell>
          <table:table-cell office:value-type="float" office:value="6.6030216471" calcext:value-type="float">
            <text:p>6.6030216471</text:p>
          </table:table-cell>
          <table:table-cell table:formula="of:=POWER([.C489]-6.75;2)" office:value-type="float" office:value="0.0216026362211969" calcext:value-type="float">
            <text:p>0.021602636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99541" calcext:value-type="float">
            <text:p>6.699541</text:p>
          </table:table-cell>
          <table:table-cell office:value-type="float" office:value="6.6037087487" calcext:value-type="float">
            <text:p>6.6037087487</text:p>
          </table:table-cell>
          <table:table-cell table:formula="of:=POWER([.C490]-6.75;2)" office:value-type="float" office:value="0.0214011302069198" calcext:value-type="float">
            <text:p>0.021401130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09453" calcext:value-type="float">
            <text:p>6.709453</text:p>
          </table:table-cell>
          <table:table-cell office:value-type="float" office:value="6.6044138075" calcext:value-type="float">
            <text:p>6.6044138075</text:p>
          </table:table-cell>
          <table:table-cell table:formula="of:=POWER([.C491]-6.75;2)" office:value-type="float" office:value="0.021195339446647" calcext:value-type="float">
            <text:p>0.021195339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20945" calcext:value-type="float">
            <text:p>6.720945</text:p>
          </table:table-cell>
          <table:table-cell office:value-type="float" office:value="6.6051263636" calcext:value-type="float">
            <text:p>6.6051263636</text:p>
          </table:table-cell>
          <table:table-cell table:formula="of:=POWER([.C492]-6.75;2)" office:value-type="float" office:value="0.0209883705237594" calcext:value-type="float">
            <text:p>0.020988370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32022" calcext:value-type="float">
            <text:p>6.732022</text:p>
          </table:table-cell>
          <table:table-cell office:value-type="float" office:value="6.605842262" calcext:value-type="float">
            <text:p>6.605842262</text:p>
          </table:table-cell>
          <table:table-cell table:formula="of:=POWER([.C493]-6.75;2)" office:value-type="float" office:value="0.0207814534252765" calcext:value-type="float">
            <text:p>0.020781453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40585" calcext:value-type="float">
            <text:p>6.740585</text:p>
          </table:table-cell>
          <table:table-cell office:value-type="float" office:value="6.6065644171" calcext:value-type="float">
            <text:p>6.6065644171</text:p>
          </table:table-cell>
          <table:table-cell table:formula="of:=POWER([.C494]-6.75;2)" office:value-type="float" office:value="0.0205737664418629" calcext:value-type="float">
            <text:p>0.020573766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44699" calcext:value-type="float">
            <text:p>6.744699</text:p>
          </table:table-cell>
          <table:table-cell office:value-type="float" office:value="6.6073025882" calcext:value-type="float">
            <text:p>6.6073025882</text:p>
          </table:table-cell>
          <table:table-cell table:formula="of:=POWER([.C495]-6.75;2)" office:value-type="float" office:value="0.0203625513344189" calcext:value-type="float">
            <text:p>0.020362551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42859" calcext:value-type="float">
            <text:p>6.742859</text:p>
          </table:table-cell>
          <table:table-cell office:value-type="float" office:value="6.6080722086" calcext:value-type="float">
            <text:p>6.6080722086</text:p>
          </table:table-cell>
          <table:table-cell table:formula="of:=POWER([.C496]-6.75;2)" office:value-type="float" office:value="0.0201434979716818" calcext:value-type="float">
            <text:p>0.02014349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34199" calcext:value-type="float">
            <text:p>6.734199</text:p>
          </table:table-cell>
          <table:table-cell office:value-type="float" office:value="6.6088923422" calcext:value-type="float">
            <text:p>6.6088923422</text:p>
          </table:table-cell>
          <table:table-cell table:formula="of:=POWER([.C497]-6.75;2)" office:value-type="float" office:value="0.0199113710898019" calcext:value-type="float">
            <text:p>0.019911371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18613" calcext:value-type="float">
            <text:p>6.718613</text:p>
          </table:table-cell>
          <table:table-cell office:value-type="float" office:value="6.6097830107" calcext:value-type="float">
            <text:p>6.6097830107</text:p>
          </table:table-cell>
          <table:table-cell table:formula="of:=POWER([.C498]-6.75;2)" office:value-type="float" office:value="0.0196608040883563" calcext:value-type="float">
            <text:p>0.019660804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96781" calcext:value-type="float">
            <text:p>6.696781</text:p>
          </table:table-cell>
          <table:table-cell office:value-type="float" office:value="6.6107622674" calcext:value-type="float">
            <text:p>6.6107622674</text:p>
          </table:table-cell>
          <table:table-cell table:formula="of:=POWER([.C499]-6.75;2)" office:value-type="float" office:value="0.0193871461795891" calcext:value-type="float">
            <text:p>0.019387146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70079" calcext:value-type="float">
            <text:p>6.670079</text:p>
          </table:table-cell>
          <table:table-cell office:value-type="float" office:value="6.6118433476" calcext:value-type="float">
            <text:p>6.6118433476</text:p>
          </table:table-cell>
          <table:table-cell table:formula="of:=POWER([.C500]-6.75;2)" office:value-type="float" office:value="0.0190872606023745" calcext:value-type="float">
            <text:p>0.019087260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40392" calcext:value-type="float">
            <text:p>6.640392</text:p>
          </table:table-cell>
          <table:table-cell office:value-type="float" office:value="6.6130323957" calcext:value-type="float">
            <text:p>6.6130323957</text:p>
          </table:table-cell>
          <table:table-cell table:formula="of:=POWER([.C501]-6.75;2)" office:value-type="float" office:value="0.0187601246276813" calcext:value-type="float">
            <text:p>0.018760124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09863" calcext:value-type="float">
            <text:p>6.609863</text:p>
          </table:table-cell>
          <table:table-cell office:value-type="float" office:value="6.6143271176" calcext:value-type="float">
            <text:p>6.6143271176</text:p>
          </table:table-cell>
          <table:table-cell table:formula="of:=POWER([.C502]-6.75;2)" office:value-type="float" office:value="0.0184071310187242" calcext:value-type="float">
            <text:p>0.01840713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80595" calcext:value-type="float">
            <text:p>6.580595</text:p>
          </table:table-cell>
          <table:table-cell office:value-type="float" office:value="6.6157165348" calcext:value-type="float">
            <text:p>6.6157165348</text:p>
          </table:table-cell>
          <table:table-cell table:formula="of:=POWER([.C503]-6.75;2)" office:value-type="float" office:value="0.0180320490261197" calcext:value-type="float">
            <text:p>0.018032049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54378" calcext:value-type="float">
            <text:p>6.554378</text:p>
          </table:table-cell>
          <table:table-cell office:value-type="float" office:value="6.6171820909" calcext:value-type="float">
            <text:p>6.6171820909</text:p>
          </table:table-cell>
          <table:table-cell table:formula="of:=POWER([.C504]-6.75;2)" office:value-type="float" office:value="0.0176405969776958" calcext:value-type="float">
            <text:p>0.01764059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32483" calcext:value-type="float">
            <text:p>6.532483</text:p>
          </table:table-cell>
          <table:table-cell office:value-type="float" office:value="6.618699893" calcext:value-type="float">
            <text:p>6.618699893</text:p>
          </table:table-cell>
          <table:table-cell table:formula="of:=POWER([.C505]-6.75;2)" office:value-type="float" office:value="0.0172397180982113" calcext:value-type="float">
            <text:p>0.017239718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15551" calcext:value-type="float">
            <text:p>6.515551</text:p>
          </table:table-cell>
          <table:table-cell office:value-type="float" office:value="6.6202437914" calcext:value-type="float">
            <text:p>6.6202437914</text:p>
          </table:table-cell>
          <table:table-cell table:formula="of:=POWER([.C506]-6.75;2)" office:value-type="float" office:value="0.0168366736702467" calcext:value-type="float">
            <text:p>0.016836673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03603" calcext:value-type="float">
            <text:p>6.503603</text:p>
          </table:table-cell>
          <table:table-cell office:value-type="float" office:value="6.6217888503" calcext:value-type="float">
            <text:p>6.6217888503</text:p>
          </table:table-cell>
          <table:table-cell table:formula="of:=POWER([.C507]-6.75;2)" office:value-type="float" office:value="0.0164380989073959" calcext:value-type="float">
            <text:p>0.016438098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96152" calcext:value-type="float">
            <text:p>6.496152</text:p>
          </table:table-cell>
          <table:table-cell office:value-type="float" office:value="6.6233146043" calcext:value-type="float">
            <text:p>6.6233146043</text:p>
          </table:table-cell>
          <table:table-cell table:formula="of:=POWER([.C508]-6.75;2)" office:value-type="float" office:value="0.0160491894836656" calcext:value-type="float">
            <text:p>0.016049189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92393" calcext:value-type="float">
            <text:p>6.492393</text:p>
          </table:table-cell>
          <table:table-cell office:value-type="float" office:value="6.6248075668" calcext:value-type="float">
            <text:p>6.6248075668</text:p>
          </table:table-cell>
          <table:table-cell table:formula="of:=POWER([.C509]-6.75;2)" office:value-type="float" office:value="0.0156731453305364" calcext:value-type="float">
            <text:p>0.015673145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491415" calcext:value-type="float">
            <text:p>6.491415</text:p>
          </table:table-cell>
          <table:table-cell office:value-type="float" office:value="6.6262626043" calcext:value-type="float">
            <text:p>6.6262626043</text:p>
          </table:table-cell>
          <table:table-cell table:formula="of:=POWER([.C510]-6.75;2)" office:value-type="float" office:value="0.0153109430946184" calcext:value-type="float">
            <text:p>0.015310943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92396" calcext:value-type="float">
            <text:p>6.492396</text:p>
          </table:table-cell>
          <table:table-cell office:value-type="float" office:value="6.6276828663" calcext:value-type="float">
            <text:p>6.6276828663</text:p>
          </table:table-cell>
          <table:table-cell table:formula="of:=POWER([.C511]-6.75;2)" office:value-type="float" office:value="0.0149614811965837" calcext:value-type="float">
            <text:p>0.014961481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494738" calcext:value-type="float">
            <text:p>6.494738</text:p>
          </table:table-cell>
          <table:table-cell office:value-type="float" office:value="6.6290783369" calcext:value-type="float">
            <text:p>6.6290783369</text:p>
          </table:table-cell>
          <table:table-cell table:formula="of:=POWER([.C512]-6.75;2)" office:value-type="float" office:value="0.0146220486068699" calcext:value-type="float">
            <text:p>0.014622048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498129" calcext:value-type="float">
            <text:p>6.498129</text:p>
          </table:table-cell>
          <table:table-cell office:value-type="float" office:value="6.6304631872" calcext:value-type="float">
            <text:p>6.6304631872</text:p>
          </table:table-cell>
          <table:table-cell table:formula="of:=POWER([.C513]-6.75;2)" office:value-type="float" office:value="0.0142890496143822" calcext:value-type="float">
            <text:p>0.014289049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02528" calcext:value-type="float">
            <text:p>6.502528</text:p>
          </table:table-cell>
          <table:table-cell office:value-type="float" office:value="6.6318523048" calcext:value-type="float">
            <text:p>6.6318523048</text:p>
          </table:table-cell>
          <table:table-cell table:formula="of:=POWER([.C514]-6.75;2)" office:value-type="float" office:value="0.0139588778810722" calcext:value-type="float">
            <text:p>0.013958877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08089" calcext:value-type="float">
            <text:p>6.508089</text:p>
          </table:table-cell>
          <table:table-cell office:value-type="float" office:value="6.6332575882" calcext:value-type="float">
            <text:p>6.6332575882</text:p>
          </table:table-cell>
          <table:table-cell table:formula="of:=POWER([.C515]-6.75;2)" office:value-type="float" office:value="0.0136287907128807" calcext:value-type="float">
            <text:p>0.013628790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15044" calcext:value-type="float">
            <text:p>6.515044</text:p>
          </table:table-cell>
          <table:table-cell office:value-type="float" office:value="6.6346845722" calcext:value-type="float">
            <text:p>6.6346845722</text:p>
          </table:table-cell>
          <table:table-cell table:formula="of:=POWER([.C516]-6.75;2)" office:value-type="float" office:value="0.0132976478886969" calcext:value-type="float">
            <text:p>0.013297647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23582" calcext:value-type="float">
            <text:p>6.523582</text:p>
          </table:table-cell>
          <table:table-cell office:value-type="float" office:value="6.6361300481" calcext:value-type="float">
            <text:p>6.6361300481</text:p>
          </table:table-cell>
          <table:table-cell table:formula="of:=POWER([.C517]-6.75;2)" office:value-type="float" office:value="0.0129663659457083" calcext:value-type="float">
            <text:p>0.012966365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33735" calcext:value-type="float">
            <text:p>6.533735</text:p>
          </table:table-cell>
          <table:table-cell office:value-type="float" office:value="6.6375811123" calcext:value-type="float">
            <text:p>6.6375811123</text:p>
          </table:table-cell>
          <table:table-cell table:formula="of:=POWER([.C518]-6.75;2)" office:value-type="float" office:value="0.0126380063117051" calcext:value-type="float">
            <text:p>0.012638006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545309" calcext:value-type="float">
            <text:p>6.545309</text:p>
          </table:table-cell>
          <table:table-cell office:value-type="float" office:value="6.6390159251" calcext:value-type="float">
            <text:p>6.6390159251</text:p>
          </table:table-cell>
          <table:table-cell table:formula="of:=POWER([.C519]-6.75;2)" office:value-type="float" office:value="0.0123174648814088" calcext:value-type="float">
            <text:p>0.012317464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57844" calcext:value-type="float">
            <text:p>6.557844</text:p>
          </table:table-cell>
          <table:table-cell office:value-type="float" office:value="6.6404061818" calcext:value-type="float">
            <text:p>6.6404061818</text:p>
          </table:table-cell>
          <table:table-cell table:formula="of:=POWER([.C520]-6.75;2)" office:value-type="float" office:value="0.0120108049876548" calcext:value-type="float">
            <text:p>0.01201080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70636" calcext:value-type="float">
            <text:p>6.570636</text:p>
          </table:table-cell>
          <table:table-cell office:value-type="float" office:value="6.6417210053" calcext:value-type="float">
            <text:p>6.6417210053</text:p>
          </table:table-cell>
          <table:table-cell table:formula="of:=POWER([.C521]-6.75;2)" office:value-type="float" office:value="0.0117243406932426" calcext:value-type="float">
            <text:p>0.011724340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82788" calcext:value-type="float">
            <text:p>6.582788</text:p>
          </table:table-cell>
          <table:table-cell office:value-type="float" office:value="6.642931631" calcext:value-type="float">
            <text:p>6.642931631</text:p>
          </table:table-cell>
          <table:table-cell table:formula="of:=POWER([.C522]-6.75;2)" office:value-type="float" office:value="0.0114636356403202" calcext:value-type="float">
            <text:p>0.01146363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93306" calcext:value-type="float">
            <text:p>6.593306</text:p>
          </table:table-cell>
          <table:table-cell office:value-type="float" office:value="6.6440162246" calcext:value-type="float">
            <text:p>6.6440162246</text:p>
          </table:table-cell>
          <table:table-cell table:formula="of:=POWER([.C523]-6.75;2)" office:value-type="float" office:value="0.0112325606480377" calcext:value-type="float">
            <text:p>0.011232560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01212" calcext:value-type="float">
            <text:p>6.601212</text:p>
          </table:table-cell>
          <table:table-cell office:value-type="float" office:value="6.6449639572" calcext:value-type="float">
            <text:p>6.6449639572</text:p>
          </table:table-cell>
          <table:table-cell table:formula="of:=POWER([.C524]-6.75;2)" office:value-type="float" office:value="0.0110325702870835" calcext:value-type="float">
            <text:p>0.011032570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05671" calcext:value-type="float">
            <text:p>6.605671</text:p>
          </table:table-cell>
          <table:table-cell office:value-type="float" office:value="6.6457776417" calcext:value-type="float">
            <text:p>6.6457776417</text:p>
          </table:table-cell>
          <table:table-cell table:formula="of:=POWER([.C525]-6.75;2)" office:value-type="float" office:value="0.0108622999696135" calcext:value-type="float">
            <text:p>0.010862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06112" calcext:value-type="float">
            <text:p>6.606112</text:p>
          </table:table-cell>
          <table:table-cell office:value-type="float" office:value="6.6464743957" calcext:value-type="float">
            <text:p>6.6464743957</text:p>
          </table:table-cell>
          <table:table-cell table:formula="of:=POWER([.C526]-6.75;2)" office:value-type="float" office:value="0.0107175507456801" calcext:value-type="float">
            <text:p>0.010717550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02322" calcext:value-type="float">
            <text:p>6.602322</text:p>
          </table:table-cell>
          <table:table-cell office:value-type="float" office:value="6.6470841176" calcext:value-type="float">
            <text:p>6.6470841176</text:p>
          </table:table-cell>
          <table:table-cell table:formula="of:=POWER([.C527]-6.75;2)" office:value-type="float" office:value="0.0105916788501706" calcext:value-type="float">
            <text:p>0.010591678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94501" calcext:value-type="float">
            <text:p>6.594501</text:p>
          </table:table-cell>
          <table:table-cell office:value-type="float" office:value="6.6476459358" calcext:value-type="float">
            <text:p>6.6476459358</text:p>
          </table:table-cell>
          <table:table-cell table:formula="of:=POWER([.C528]-6.75;2)" office:value-type="float" office:value="0.0104763544582577" calcext:value-type="float">
            <text:p>0.010476354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83252" calcext:value-type="float">
            <text:p>6.583252</text:p>
          </table:table-cell>
          <table:table-cell office:value-type="float" office:value="6.6482032299" calcext:value-type="float">
            <text:p>6.6482032299</text:p>
          </table:table-cell>
          <table:table-cell table:formula="of:=POWER([.C529]-6.75;2)" office:value-type="float" office:value="0.0103625824027923" calcext:value-type="float">
            <text:p>0.010362582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569491" calcext:value-type="float">
            <text:p>6.569491</text:p>
          </table:table-cell>
          <table:table-cell office:value-type="float" office:value="6.648797984" calcext:value-type="float">
            <text:p>6.648797984</text:p>
          </table:table-cell>
          <table:table-cell table:formula="of:=POWER([.C530]-6.75;2)" office:value-type="float" office:value="0.0102418480424643" calcext:value-type="float">
            <text:p>0.01024184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54287" calcext:value-type="float">
            <text:p>6.554287</text:p>
          </table:table-cell>
          <table:table-cell office:value-type="float" office:value="6.6494655936" calcext:value-type="float">
            <text:p>6.6494655936</text:p>
          </table:table-cell>
          <table:table-cell table:formula="of:=POWER([.C531]-6.75;2)" office:value-type="float" office:value="0.0101071668702003" calcext:value-type="float">
            <text:p>0.010107166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3863" calcext:value-type="float">
            <text:p>6.53863</text:p>
          </table:table-cell>
          <table:table-cell office:value-type="float" office:value="6.650231016" calcext:value-type="float">
            <text:p>6.650231016</text:p>
          </table:table-cell>
          <table:table-cell table:formula="of:=POWER([.C532]-6.75;2)" office:value-type="float" office:value="0.00995385016839221" calcext:value-type="float">
            <text:p>0.009953850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2318" calcext:value-type="float">
            <text:p>6.52318</text:p>
          </table:table-cell>
          <table:table-cell office:value-type="float" office:value="6.6511070535" calcext:value-type="float">
            <text:p>6.6511070535</text:p>
          </table:table-cell>
          <table:table-cell table:formula="of:=POWER([.C533]-6.75;2)" office:value-type="float" office:value="0.00977981486745193" calcext:value-type="float">
            <text:p>0.009779814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08041" calcext:value-type="float">
            <text:p>6.508041</text:p>
          </table:table-cell>
          <table:table-cell office:value-type="float" office:value="6.6520950909" calcext:value-type="float">
            <text:p>6.6520950909</text:p>
          </table:table-cell>
          <table:table-cell table:formula="of:=POWER([.C534]-6.75;2)" office:value-type="float" office:value="0.00958537122587934" calcext:value-type="float">
            <text:p>0.009585371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492631" calcext:value-type="float">
            <text:p>6.492631</text:p>
          </table:table-cell>
          <table:table-cell office:value-type="float" office:value="6.6531881765" calcext:value-type="float">
            <text:p>6.6531881765</text:p>
          </table:table-cell>
          <table:table-cell table:formula="of:=POWER([.C535]-6.75;2)" office:value-type="float" office:value="0.00937252916939506" calcext:value-type="float">
            <text:p>0.009372529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475703" calcext:value-type="float">
            <text:p>6.475703</text:p>
          </table:table-cell>
          <table:table-cell office:value-type="float" office:value="6.6543757647" calcext:value-type="float">
            <text:p>6.6543757647</text:p>
          </table:table-cell>
          <table:table-cell table:formula="of:=POWER([.C536]-6.75;2)" office:value-type="float" office:value="0.00914399437670974" calcext:value-type="float">
            <text:p>0.009143994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455537" calcext:value-type="float">
            <text:p>6.455537</text:p>
          </table:table-cell>
          <table:table-cell office:value-type="float" office:value="6.6556490749" calcext:value-type="float">
            <text:p>6.6556490749</text:p>
          </table:table-cell>
          <table:table-cell table:formula="of:=POWER([.C537]-6.75;2)" office:value-type="float" office:value="0.00890209706722574" calcext:value-type="float">
            <text:p>0.008902097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430311" calcext:value-type="float">
            <text:p>6.430311</text:p>
          </table:table-cell>
          <table:table-cell office:value-type="float" office:value="6.6570059198" calcext:value-type="float">
            <text:p>6.6570059198</text:p>
          </table:table-cell>
          <table:table-cell table:formula="of:=POWER([.C538]-6.75;2)" office:value-type="float" office:value="0.00864789895224411" calcext:value-type="float">
            <text:p>0.008647899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398592" calcext:value-type="float">
            <text:p>6.398592</text:p>
          </table:table-cell>
          <table:table-cell office:value-type="float" office:value="6.6584537219" calcext:value-type="float">
            <text:p>6.6584537219</text:p>
          </table:table-cell>
          <table:table-cell table:formula="of:=POWER([.C539]-6.75;2)" office:value-type="float" office:value="0.00838072103396255" calcext:value-type="float">
            <text:p>0.00838072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359869" calcext:value-type="float">
            <text:p>6.359869</text:p>
          </table:table-cell>
          <table:table-cell office:value-type="float" office:value="6.6600098663" calcext:value-type="float">
            <text:p>6.6600098663</text:p>
          </table:table-cell>
          <table:table-cell table:formula="of:=POWER([.C540]-6.75;2)" office:value-type="float" office:value="0.00809822416334383" calcext:value-type="float">
            <text:p>0.008098224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315017" calcext:value-type="float">
            <text:p>6.315017</text:p>
          </table:table-cell>
          <table:table-cell office:value-type="float" office:value="6.6616989412" calcext:value-type="float">
            <text:p>6.6616989412</text:p>
          </table:table-cell>
          <table:table-cell table:formula="of:=POWER([.C541]-6.75;2)" office:value-type="float" office:value="0.00779707698520105" calcext:value-type="float">
            <text:p>0.00779707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266593" calcext:value-type="float">
            <text:p>6.266593</text:p>
          </table:table-cell>
          <table:table-cell office:value-type="float" office:value="6.6635470535" calcext:value-type="float">
            <text:p>6.6635470535</text:p>
          </table:table-cell>
          <table:table-cell table:formula="of:=POWER([.C542]-6.75;2)" office:value-type="float" office:value="0.00747411195853181" calcext:value-type="float">
            <text:p>0.00747411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218864" calcext:value-type="float">
            <text:p>6.218864</text:p>
          </table:table-cell>
          <table:table-cell office:value-type="float" office:value="6.6655739251" calcext:value-type="float">
            <text:p>6.6655739251</text:p>
          </table:table-cell>
          <table:table-cell table:formula="of:=POWER([.C543]-6.75;2)" office:value-type="float" office:value="0.00712776212302035" calcext:value-type="float">
            <text:p>0.007127762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177489" calcext:value-type="float">
            <text:p>6.177489</text:p>
          </table:table-cell>
          <table:table-cell office:value-type="float" office:value="6.6677840963" calcext:value-type="float">
            <text:p>6.6677840963</text:p>
          </table:table-cell>
          <table:table-cell table:formula="of:=POWER([.C544]-6.75;2)" office:value-type="float" office:value="0.00675945482120765" calcext:value-type="float">
            <text:p>0.006759454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148846" calcext:value-type="float">
            <text:p>6.148846</text:p>
          </table:table-cell>
          <table:table-cell office:value-type="float" office:value="6.670158984" calcext:value-type="float">
            <text:p>6.670158984</text:p>
          </table:table-cell>
          <table:table-cell table:formula="of:=POWER([.C545]-6.75;2)" office:value-type="float" office:value="0.00637458783591219" calcext:value-type="float">
            <text:p>0.006374587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139074" calcext:value-type="float">
            <text:p>6.139074</text:p>
          </table:table-cell>
          <table:table-cell office:value-type="float" office:value="6.6726516684" calcext:value-type="float">
            <text:p>6.6726516684</text:p>
          </table:table-cell>
          <table:table-cell table:formula="of:=POWER([.C546]-6.75;2)" office:value-type="float" office:value="0.0059827644013035" calcext:value-type="float">
            <text:p>0.005982764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152981" calcext:value-type="float">
            <text:p>6.152981</text:p>
          </table:table-cell>
          <table:table-cell office:value-type="float" office:value="6.6751859733" calcext:value-type="float">
            <text:p>6.6751859733</text:p>
          </table:table-cell>
          <table:table-cell table:formula="of:=POWER([.C547]-6.75;2)" office:value-type="float" office:value="0.00559713859106837" calcext:value-type="float">
            <text:p>0.005597138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193072" calcext:value-type="float">
            <text:p>6.193072</text:p>
          </table:table-cell>
          <table:table-cell office:value-type="float" office:value="6.677660754" calcext:value-type="float">
            <text:p>6.677660754</text:p>
          </table:table-cell>
          <table:table-cell table:formula="of:=POWER([.C548]-6.75;2)" office:value-type="float" office:value="0.00523296651184856" calcext:value-type="float">
            <text:p>0.005232966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258949" calcext:value-type="float">
            <text:p>6.258949</text:p>
          </table:table-cell>
          <table:table-cell office:value-type="float" office:value="6.6799589733" calcext:value-type="float">
            <text:p>6.6799589733</text:p>
          </table:table-cell>
          <table:table-cell table:formula="of:=POWER([.C549]-6.75;2)" office:value-type="float" office:value="0.00490574542119014" calcext:value-type="float">
            <text:p>0.004905745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347238" calcext:value-type="float">
            <text:p>6.347238</text:p>
          </table:table-cell>
          <table:table-cell office:value-type="float" office:value="6.6819599091" calcext:value-type="float">
            <text:p>6.6819599091</text:p>
          </table:table-cell>
          <table:table-cell table:formula="of:=POWER([.C550]-6.75;2)" office:value-type="float" office:value="0.0046294539696803" calcext:value-type="float">
            <text:p>0.00462945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452063" calcext:value-type="float">
            <text:p>6.452063</text:p>
          </table:table-cell>
          <table:table-cell office:value-type="float" office:value="6.6835520588" calcext:value-type="float">
            <text:p>6.6835520588</text:p>
          </table:table-cell>
          <table:table-cell table:formula="of:=POWER([.C551]-6.75;2)" office:value-type="float" office:value="0.00441532888971864" calcext:value-type="float">
            <text:p>0.004415328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65884" calcext:value-type="float">
            <text:p>6.565884</text:p>
          </table:table-cell>
          <table:table-cell office:value-type="float" office:value="6.6846441765" calcext:value-type="float">
            <text:p>6.6846441765</text:p>
          </table:table-cell>
          <table:table-cell table:formula="of:=POWER([.C552]-6.75;2)" office:value-type="float" office:value="0.00427138366536316" calcext:value-type="float">
            <text:p>0.0042713837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80497" calcext:value-type="float">
            <text:p>6.680497</text:p>
          </table:table-cell>
          <table:table-cell office:value-type="float" office:value="6.6851727594" calcext:value-type="float">
            <text:p>6.6851727594</text:p>
          </table:table-cell>
          <table:table-cell table:formula="of:=POWER([.C553]-6.75;2)" office:value-type="float" office:value="0.00420257112381025" calcext:value-type="float">
            <text:p>0.004202571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87971" calcext:value-type="float">
            <text:p>6.787971</text:p>
          </table:table-cell>
          <table:table-cell office:value-type="float" office:value="6.6851053957" calcext:value-type="float">
            <text:p>6.6851053957</text:p>
          </table:table-cell>
          <table:table-cell table:formula="of:=POWER([.C554]-6.75;2)" office:value-type="float" office:value="0.00421130966725359" calcext:value-type="float">
            <text:p>0.004211309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8144" calcext:value-type="float">
            <text:p>6.88144</text:p>
          </table:table-cell>
          <table:table-cell office:value-type="float" office:value="6.6844403476" calcext:value-type="float">
            <text:p>6.6844403476</text:p>
          </table:table-cell>
          <table:table-cell table:formula="of:=POWER([.C555]-6.75;2)" office:value-type="float" office:value="0.00429806802280885" calcext:value-type="float">
            <text:p>0.00429806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955765" calcext:value-type="float">
            <text:p>6.955765</text:p>
          </table:table-cell>
          <table:table-cell office:value-type="float" office:value="6.6832031551" calcext:value-type="float">
            <text:p>6.6832031551</text:p>
          </table:table-cell>
          <table:table-cell table:formula="of:=POWER([.C556]-6.75;2)" office:value-type="float" office:value="0.00446181848859463" calcext:value-type="float">
            <text:p>0.004461818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00837" calcext:value-type="float">
            <text:p>7.00837</text:p>
          </table:table-cell>
          <table:table-cell office:value-type="float" office:value="6.6814408182" calcext:value-type="float">
            <text:p>6.6814408182</text:p>
          </table:table-cell>
          <table:table-cell table:formula="of:=POWER([.C557]-6.75;2)" office:value-type="float" office:value="0.00470036140908539" calcext:value-type="float">
            <text:p>0.004700361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041633" calcext:value-type="float">
            <text:p>7.041633</text:p>
          </table:table-cell>
          <table:table-cell office:value-type="float" office:value="6.6792124492" calcext:value-type="float">
            <text:p>6.6792124492</text:p>
          </table:table-cell>
          <table:table-cell table:formula="of:=POWER([.C558]-6.75;2)" office:value-type="float" office:value="0.00501087734826264" calcext:value-type="float">
            <text:p>0.005010877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78435" calcext:value-type="float">
            <text:p>7.078435</text:p>
          </table:table-cell>
          <table:table-cell office:value-type="float" office:value="6.6765678342" calcext:value-type="float">
            <text:p>6.6765678342</text:p>
          </table:table-cell>
          <table:table-cell table:formula="of:=POWER([.C559]-6.75;2)" office:value-type="float" office:value="0.00539228297407867" calcext:value-type="float">
            <text:p>0.00539228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665834" calcext:value-type="float">
            <text:p>9.665834</text:p>
          </table:table-cell>
          <table:table-cell office:value-type="float" office:value="6.673443262" calcext:value-type="float">
            <text:p>6.673443262</text:p>
          </table:table-cell>
          <table:table-cell table:formula="of:=POWER([.C560]-6.75;2)" office:value-type="float" office:value="0.00586093413320062" calcext:value-type="float">
            <text:p>0.005860934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71099" calcext:value-type="float">
            <text:p>6.771099</text:p>
          </table:table-cell>
          <table:table-cell office:value-type="float" office:value="6.6561687861" calcext:value-type="float">
            <text:p>6.6561687861</text:p>
          </table:table-cell>
          <table:table-cell table:formula="of:=POWER([.C561]-6.75;2)" office:value-type="float" office:value="0.0088042967019475" calcext:value-type="float">
            <text:p>0.008804296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41496" calcext:value-type="float">
            <text:p>6.741496</text:p>
          </table:table-cell>
          <table:table-cell office:value-type="float" office:value="6.6540498717" calcext:value-type="float">
            <text:p>6.6540498717</text:p>
          </table:table-cell>
          <table:table-cell table:formula="of:=POWER([.C562]-6.75;2)" office:value-type="float" office:value="0.00920642712078649" calcext:value-type="float">
            <text:p>0.009206427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60573" calcext:value-type="float">
            <text:p>6.660573</text:p>
          </table:table-cell>
          <table:table-cell office:value-type="float" office:value="6.651778139" calcext:value-type="float">
            <text:p>6.651778139</text:p>
          </table:table-cell>
          <table:table-cell table:formula="of:=POWER([.C563]-6.75;2)" office:value-type="float" office:value="0.00964753397830329" calcext:value-type="float">
            <text:p>0.00964753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63114" calcext:value-type="float">
            <text:p>6.563114</text:p>
          </table:table-cell>
          <table:table-cell office:value-type="float" office:value="6.649667861" calcext:value-type="float">
            <text:p>6.649667861</text:p>
          </table:table-cell>
          <table:table-cell table:formula="of:=POWER([.C564]-6.75;2)" office:value-type="float" office:value="0.0100665381163153" calcext:value-type="float">
            <text:p>0.010066538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462344" calcext:value-type="float">
            <text:p>6.462344</text:p>
          </table:table-cell>
          <table:table-cell office:value-type="float" office:value="6.6478742246" calcext:value-type="float">
            <text:p>6.6478742246</text:p>
          </table:table-cell>
          <table:table-cell table:formula="of:=POWER([.C565]-6.75;2)" office:value-type="float" office:value="0.0104296740010513" calcext:value-type="float">
            <text:p>0.01042967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368038" calcext:value-type="float">
            <text:p>6.368038</text:p>
          </table:table-cell>
          <table:table-cell office:value-type="float" office:value="6.6465056791" calcext:value-type="float">
            <text:p>6.6465056791</text:p>
          </table:table-cell>
          <table:table-cell table:formula="of:=POWER([.C566]-6.75;2)" office:value-type="float" office:value="0.0107110744585522" calcext:value-type="float">
            <text:p>0.010711074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288222" calcext:value-type="float">
            <text:p>6.288222</text:p>
          </table:table-cell>
          <table:table-cell office:value-type="float" office:value="6.645635754" calcext:value-type="float">
            <text:p>6.645635754</text:p>
          </table:table-cell>
          <table:table-cell table:formula="of:=POWER([.C567]-6.75;2)" office:value-type="float" office:value="0.0108918958431486" calcext:value-type="float">
            <text:p>0.010891895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228788" calcext:value-type="float">
            <text:p>6.228788</text:p>
          </table:table-cell>
          <table:table-cell office:value-type="float" office:value="6.6453023262" calcext:value-type="float">
            <text:p>6.6453023262</text:p>
          </table:table-cell>
          <table:table-cell table:formula="of:=POWER([.C568]-6.75;2)" office:value-type="float" office:value="0.0109616028991311" calcext:value-type="float">
            <text:p>0.010961602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192768" calcext:value-type="float">
            <text:p>6.192768</text:p>
          </table:table-cell>
          <table:table-cell office:value-type="float" office:value="6.6455065348" calcext:value-type="float">
            <text:p>6.6455065348</text:p>
          </table:table-cell>
          <table:table-cell table:formula="of:=POWER([.C569]-6.75;2)" office:value-type="float" office:value="0.0109188842695036" calcext:value-type="float">
            <text:p>0.010918884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179818" calcext:value-type="float">
            <text:p>6.179818</text:p>
          </table:table-cell>
          <table:table-cell office:value-type="float" office:value="6.6462149358" calcext:value-type="float">
            <text:p>6.6462149358</text:p>
          </table:table-cell>
          <table:table-cell table:formula="of:=POWER([.C570]-6.75;2)" office:value-type="float" office:value="0.0107713395509982" calcext:value-type="float">
            <text:p>0.010771339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186214" calcext:value-type="float">
            <text:p>6.186214</text:p>
          </table:table-cell>
          <table:table-cell office:value-type="float" office:value="6.6473659893" calcext:value-type="float">
            <text:p>6.6473659893</text:p>
          </table:table-cell>
          <table:table-cell table:formula="of:=POWER([.C571]-6.75;2)" office:value-type="float" office:value="0.0105337401523677" calcext:value-type="float">
            <text:p>0.010533740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20547" calcext:value-type="float">
            <text:p>6.20547</text:p>
          </table:table-cell>
          <table:table-cell office:value-type="float" office:value="6.6488800321" calcext:value-type="float">
            <text:p>6.6488800321</text:p>
          </table:table-cell>
          <table:table-cell table:formula="of:=POWER([.C572]-6.75;2)" office:value-type="float" office:value="0.010225247908097" calcext:value-type="float">
            <text:p>0.010225247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229469" calcext:value-type="float">
            <text:p>6.229469</text:p>
          </table:table-cell>
          <table:table-cell office:value-type="float" office:value="6.6506708289" calcext:value-type="float">
            <text:p>6.6506708289</text:p>
          </table:table-cell>
          <table:table-cell table:formula="of:=POWER([.C573]-6.75;2)" office:value-type="float" office:value="0.00986628423141307" calcext:value-type="float">
            <text:p>0.009866284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49888" calcext:value-type="float">
            <text:p>6.249888</text:p>
          </table:table-cell>
          <table:table-cell office:value-type="float" office:value="6.6526562781" calcext:value-type="float">
            <text:p>6.6526562781</text:p>
          </table:table-cell>
          <table:table-cell table:formula="of:=POWER([.C574]-6.75;2)" office:value-type="float" office:value="0.00947580019334449" calcext:value-type="float">
            <text:p>0.00947580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59652" calcext:value-type="float">
            <text:p>6.259652</text:p>
          </table:table-cell>
          <table:table-cell office:value-type="float" office:value="6.6547664278" calcext:value-type="float">
            <text:p>6.6547664278</text:p>
          </table:table-cell>
          <table:table-cell table:formula="of:=POWER([.C575]-6.75;2)" office:value-type="float" office:value="0.00906943327397256" calcext:value-type="float">
            <text:p>0.009069433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54219" calcext:value-type="float">
            <text:p>6.254219</text:p>
          </table:table-cell>
          <table:table-cell office:value-type="float" office:value="6.6569475241" calcext:value-type="float">
            <text:p>6.6569475241</text:p>
          </table:table-cell>
          <table:table-cell table:formula="of:=POWER([.C576]-6.75;2)" office:value-type="float" office:value="0.00865876327112016" calcext:value-type="float">
            <text:p>0.008658763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232519" calcext:value-type="float">
            <text:p>6.232519</text:p>
          </table:table-cell>
          <table:table-cell office:value-type="float" office:value="6.6591616738" calcext:value-type="float">
            <text:p>6.6591616738</text:p>
          </table:table-cell>
          <table:table-cell table:formula="of:=POWER([.C577]-6.75;2)" office:value-type="float" office:value="0.00825160150681762" calcext:value-type="float">
            <text:p>0.008251601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197464" calcext:value-type="float">
            <text:p>6.197464</text:p>
          </table:table-cell>
          <table:table-cell office:value-type="float" office:value="6.6613823048" calcext:value-type="float">
            <text:p>6.6613823048</text:p>
          </table:table-cell>
          <table:table-cell table:formula="of:=POWER([.C578]-6.75;2)" office:value-type="float" office:value="0.0078530959025601" calcext:value-type="float">
            <text:p>0.007853095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155898" calcext:value-type="float">
            <text:p>6.155898</text:p>
          </table:table-cell>
          <table:table-cell office:value-type="float" office:value="6.6635860963" calcext:value-type="float">
            <text:p>6.6635860963</text:p>
          </table:table-cell>
          <table:table-cell table:formula="of:=POWER([.C579]-6.75;2)" office:value-type="float" office:value="0.00746736275267295" calcext:value-type="float">
            <text:p>0.007467362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117886" calcext:value-type="float">
            <text:p>6.117886</text:p>
          </table:table-cell>
          <table:table-cell office:value-type="float" office:value="6.6657427487" calcext:value-type="float">
            <text:p>6.6657427487</text:p>
          </table:table-cell>
          <table:table-cell table:formula="of:=POWER([.C580]-6.75;2)" office:value-type="float" office:value="0.00709928439663142" calcext:value-type="float">
            <text:p>0.007099284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095266" calcext:value-type="float">
            <text:p>6.095266</text:p>
          </table:table-cell>
          <table:table-cell office:value-type="float" office:value="6.6678048075" calcext:value-type="float">
            <text:p>6.6678048075</text:p>
          </table:table-cell>
          <table:table-cell table:formula="of:=POWER([.C581]-6.75;2)" office:value-type="float" office:value="0.00675604967011212" calcext:value-type="float">
            <text:p>0.006756049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099506" calcext:value-type="float">
            <text:p>6.099506</text:p>
          </table:table-cell>
          <table:table-cell office:value-type="float" office:value="6.6697005348" calcext:value-type="float">
            <text:p>6.6697005348</text:p>
          </table:table-cell>
          <table:table-cell table:formula="of:=POWER([.C582]-6.75;2)" office:value-type="float" office:value="0.00644800411140594" calcext:value-type="float">
            <text:p>0.006448004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139218" calcext:value-type="float">
            <text:p>6.139218</text:p>
          </table:table-cell>
          <table:table-cell office:value-type="float" office:value="6.6713331818" calcext:value-type="float">
            <text:p>6.6713331818</text:p>
          </table:table-cell>
          <table:table-cell table:formula="of:=POWER([.C583]-6.75;2)" office:value-type="float" office:value="0.0061884682857119" calcext:value-type="float">
            <text:p>0.006188468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217932" calcext:value-type="float">
            <text:p>6.217932</text:p>
          </table:table-cell>
          <table:table-cell office:value-type="float" office:value="6.6725889893" calcext:value-type="float">
            <text:p>6.6725889893</text:p>
          </table:table-cell>
          <table:table-cell table:formula="of:=POWER([.C584]-6.75;2)" office:value-type="float" office:value="0.00599246457759546" calcext:value-type="float">
            <text:p>0.005992464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32847" calcext:value-type="float">
            <text:p>6.332847</text:p>
          </table:table-cell>
          <table:table-cell office:value-type="float" office:value="6.6733536898" calcext:value-type="float">
            <text:p>6.6733536898</text:p>
          </table:table-cell>
          <table:table-cell table:formula="of:=POWER([.C585]-6.75;2)" office:value-type="float" office:value="0.00587465686727464" calcext:value-type="float">
            <text:p>0.005874656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74996" calcext:value-type="float">
            <text:p>6.474996</text:p>
          </table:table-cell>
          <table:table-cell office:value-type="float" office:value="6.6735341444" calcext:value-type="float">
            <text:p>6.6735341444</text:p>
          </table:table-cell>
          <table:table-cell table:formula="of:=POWER([.C586]-6.75;2)" office:value-type="float" office:value="0.00584702707264011" calcext:value-type="float">
            <text:p>0.005847027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30728" calcext:value-type="float">
            <text:p>6.630728</text:p>
          </table:table-cell>
          <table:table-cell office:value-type="float" office:value="6.6730793957" calcext:value-type="float">
            <text:p>6.6730793957</text:p>
          </table:table-cell>
          <table:table-cell table:formula="of:=POWER([.C587]-6.75;2)" office:value-type="float" office:value="0.00591677936587713" calcext:value-type="float">
            <text:p>0.005916779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83975" calcext:value-type="float">
            <text:p>6.783975</text:p>
          </table:table-cell>
          <table:table-cell office:value-type="float" office:value="6.6719955989" calcext:value-type="float">
            <text:p>6.6719955989</text:p>
          </table:table-cell>
          <table:table-cell table:formula="of:=POWER([.C588]-6.75;2)" office:value-type="float" office:value="0.00608468659096973" calcext:value-type="float">
            <text:p>0.006084686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918653" calcext:value-type="float">
            <text:p>6.918653</text:p>
          </table:table-cell>
          <table:table-cell office:value-type="float" office:value="6.6703514332" calcext:value-type="float">
            <text:p>6.6703514332</text:p>
          </table:table-cell>
          <table:table-cell table:formula="of:=POWER([.C589]-6.75;2)" office:value-type="float" office:value="0.00634389419329399" calcext:value-type="float">
            <text:p>0.006343894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20739" calcext:value-type="float">
            <text:p>7.020739</text:p>
          </table:table-cell>
          <table:table-cell office:value-type="float" office:value="6.6682732941" calcext:value-type="float">
            <text:p>6.6682732941</text:p>
          </table:table-cell>
          <table:table-cell table:formula="of:=POWER([.C590]-6.75;2)" office:value-type="float" office:value="0.00667925445726502" calcext:value-type="float">
            <text:p>0.006679254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079819" calcext:value-type="float">
            <text:p>7.079819</text:p>
          </table:table-cell>
          <table:table-cell office:value-type="float" office:value="6.6659314973" calcext:value-type="float">
            <text:p>6.6659314973</text:p>
          </table:table-cell>
          <table:table-cell table:formula="of:=POWER([.C591]-6.75;2)" office:value-type="float" office:value="0.00706751314621992" calcext:value-type="float">
            <text:p>0.007067513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090051" calcext:value-type="float">
            <text:p>7.090051</text:p>
          </table:table-cell>
          <table:table-cell office:value-type="float" office:value="6.6635197166" calcext:value-type="float">
            <text:p>6.6635197166</text:p>
          </table:table-cell>
          <table:table-cell table:formula="of:=POWER([.C592]-6.75;2)" office:value-type="float" office:value="0.00747883941694436" calcext:value-type="float">
            <text:p>0.007478839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050618" calcext:value-type="float">
            <text:p>7.050618</text:p>
          </table:table-cell>
          <table:table-cell office:value-type="float" office:value="6.6612302834" calcext:value-type="float">
            <text:p>6.6612302834</text:p>
          </table:table-cell>
          <table:table-cell table:formula="of:=POWER([.C593]-6.75;2)" office:value-type="float" office:value="0.00788006258524429" calcext:value-type="float">
            <text:p>0.007880062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965702" calcext:value-type="float">
            <text:p>6.965702</text:p>
          </table:table-cell>
          <table:table-cell office:value-type="float" office:value="6.6592278663" calcext:value-type="float">
            <text:p>6.6592278663</text:p>
          </table:table-cell>
          <table:table-cell table:formula="of:=POWER([.C594]-6.75;2)" office:value-type="float" office:value="0.00823958025645064" calcext:value-type="float">
            <text:p>0.0082395803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44041" calcext:value-type="float">
            <text:p>6.844041</text:p>
          </table:table-cell>
          <table:table-cell office:value-type="float" office:value="6.6576242086" calcext:value-type="float">
            <text:p>6.6576242086</text:p>
          </table:table-cell>
          <table:table-cell table:formula="of:=POWER([.C595]-6.75;2)" office:value-type="float" office:value="0.00853328683677637" calcext:value-type="float">
            <text:p>0.008533286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9805" calcext:value-type="float">
            <text:p>6.69805</text:p>
          </table:table-cell>
          <table:table-cell office:value-type="float" office:value="6.6564562567" calcext:value-type="float">
            <text:p>6.6564562567</text:p>
          </table:table-cell>
          <table:table-cell table:formula="of:=POWER([.C596]-6.75;2)" office:value-type="float" office:value="0.00875043191057624" calcext:value-type="float">
            <text:p>0.008750431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42551" calcext:value-type="float">
            <text:p>6.542551</text:p>
          </table:table-cell>
          <table:table-cell office:value-type="float" office:value="6.6556701658" calcext:value-type="float">
            <text:p>6.6556701658</text:p>
          </table:table-cell>
          <table:table-cell table:formula="of:=POWER([.C597]-6.75;2)" office:value-type="float" office:value="0.00889811762019946" calcext:value-type="float">
            <text:p>0.008898117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393119" calcext:value-type="float">
            <text:p>6.393119</text:p>
          </table:table-cell>
          <table:table-cell office:value-type="float" office:value="6.6551127914" calcext:value-type="float">
            <text:p>6.6551127914</text:p>
          </table:table-cell>
          <table:table-cell table:formula="of:=POWER([.C598]-6.75;2)" office:value-type="float" office:value="0.00900358235589998" calcext:value-type="float">
            <text:p>0.009003582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264184" calcext:value-type="float">
            <text:p>6.264184</text:p>
          </table:table-cell>
          <table:table-cell office:value-type="float" office:value="6.654531754" calcext:value-type="float">
            <text:p>6.654531754</text:p>
          </table:table-cell>
          <table:table-cell table:formula="of:=POWER([.C599]-6.75;2)" office:value-type="float" office:value="0.00911418599431656" calcext:value-type="float">
            <text:p>0.00911418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167143" calcext:value-type="float">
            <text:p>6.167143</text:p>
          </table:table-cell>
          <table:table-cell office:value-type="float" office:value="6.6535828877" calcext:value-type="float">
            <text:p>6.6535828877</text:p>
          </table:table-cell>
          <table:table-cell table:formula="of:=POWER([.C600]-6.75;2)" office:value-type="float" office:value="0.00929625954427084" calcext:value-type="float">
            <text:p>0.009296259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108871" calcext:value-type="float">
            <text:p>6.108871</text:p>
          </table:table-cell>
          <table:table-cell office:value-type="float" office:value="6.6518401444" calcext:value-type="float">
            <text:p>6.6518401444</text:p>
          </table:table-cell>
          <table:table-cell table:formula="of:=POWER([.C601]-6.75;2)" office:value-type="float" office:value="0.00963535725141278" calcext:value-type="float">
            <text:p>0.009635357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091033" calcext:value-type="float">
            <text:p>6.091033</text:p>
          </table:table-cell>
          <table:table-cell office:value-type="float" office:value="6.6487947647" calcext:value-type="float">
            <text:p>6.6487947647</text:p>
          </table:table-cell>
          <table:table-cell table:formula="of:=POWER([.C602]-6.75;2)" office:value-type="float" office:value="0.0102424996521284" calcext:value-type="float">
            <text:p>0.010242499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110394" calcext:value-type="float">
            <text:p>6.110394</text:p>
          </table:table-cell>
          <table:table-cell office:value-type="float" office:value="6.643810492" calcext:value-type="float">
            <text:p>6.643810492</text:p>
          </table:table-cell>
          <table:table-cell table:formula="of:=POWER([.C603]-6.75;2)" office:value-type="float" office:value="0.0112762116092821" calcext:value-type="float">
            <text:p>0.011276211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160007" calcext:value-type="float">
            <text:p>6.160007</text:p>
          </table:table-cell>
          <table:table-cell office:value-type="float" office:value="6.6359328984" calcext:value-type="float">
            <text:p>6.6359328984</text:p>
          </table:table-cell>
          <table:table-cell table:formula="of:=POWER([.C604]-6.75;2)" office:value-type="float" office:value="0.0130113036674247" calcext:value-type="float">
            <text:p>0.013011303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230845" calcext:value-type="float">
            <text:p>6.230845</text:p>
          </table:table-cell>
          <table:table-cell office:value-type="float" office:value="6.6230726257" calcext:value-type="float">
            <text:p>6.6230726257</text:p>
          </table:table-cell>
          <table:table-cell table:formula="of:=POWER([.C605]-6.75;2)" office:value-type="float" office:value="0.0161105583466923" calcext:value-type="float">
            <text:p>0.016110558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313411" calcext:value-type="float">
            <text:p>6.313411</text:p>
          </table:table-cell>
          <table:table-cell office:value-type="float" office:value="6.6098335401" calcext:value-type="float">
            <text:p>6.6098335401</text:p>
          </table:table-cell>
          <table:table-cell table:formula="of:=POWER([.C606]-6.75;2)" office:value-type="float" office:value="0.0196466364808982" calcext:value-type="float">
            <text:p>0.019646636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398998" calcext:value-type="float">
            <text:p>6.398998</text:p>
          </table:table-cell>
          <table:table-cell office:value-type="float" office:value="6.5961529251" calcext:value-type="float">
            <text:p>6.5961529251</text:p>
          </table:table-cell>
          <table:table-cell table:formula="of:=POWER([.C607]-6.75;2)" office:value-type="float" office:value="0.0236689224552862" calcext:value-type="float">
            <text:p>0.023668922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80467" calcext:value-type="float">
            <text:p>6.480467</text:p>
          </table:table-cell>
          <table:table-cell office:value-type="float" office:value="6.626323246" calcext:value-type="float">
            <text:p>6.626323246</text:p>
          </table:table-cell>
          <table:table-cell table:formula="of:=POWER([.C608]-6.75;2)" office:value-type="float" office:value="0.0152959394799765" calcext:value-type="float">
            <text:p>0.015295939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52602" calcext:value-type="float">
            <text:p>6.552602</text:p>
          </table:table-cell>
          <table:table-cell office:value-type="float" office:value="6.6354539358" calcext:value-type="float">
            <text:p>6.6354539358</text:p>
          </table:table-cell>
          <table:table-cell table:formula="of:=POWER([.C609]-6.75;2)" office:value-type="float" office:value="0.0131208008237105" calcext:value-type="float">
            <text:p>0.013120800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12134" calcext:value-type="float">
            <text:p>6.612134</text:p>
          </table:table-cell>
          <table:table-cell office:value-type="float" office:value="6.6392990963" calcext:value-type="float">
            <text:p>6.6392990963</text:p>
          </table:table-cell>
          <table:table-cell table:formula="of:=POWER([.C610]-6.75;2)" office:value-type="float" office:value="0.0122546900799966" calcext:value-type="float">
            <text:p>0.012254690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57576" calcext:value-type="float">
            <text:p>6.657576</text:p>
          </table:table-cell>
          <table:table-cell office:value-type="float" office:value="6.6407639893" calcext:value-type="float">
            <text:p>6.6407639893</text:p>
          </table:table-cell>
          <table:table-cell table:formula="of:=POWER([.C611]-6.75;2)" office:value-type="float" office:value="0.0119325060336505" calcext:value-type="float">
            <text:p>0.011932506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8893" calcext:value-type="float">
            <text:p>6.68893</text:p>
          </table:table-cell>
          <table:table-cell office:value-type="float" office:value="6.6410189519" calcext:value-type="float">
            <text:p>6.6410189519</text:p>
          </table:table-cell>
          <table:table-cell table:formula="of:=POWER([.C612]-6.75;2)" office:value-type="float" office:value="0.0118768688449746" calcext:value-type="float">
            <text:p>0.011876868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07343" calcext:value-type="float">
            <text:p>6.707343</text:p>
          </table:table-cell>
          <table:table-cell office:value-type="float" office:value="6.6406884866" calcext:value-type="float">
            <text:p>6.6406884866</text:p>
          </table:table-cell>
          <table:table-cell table:formula="of:=POWER([.C613]-6.75;2)" office:value-type="float" office:value="0.0119490069617983" calcext:value-type="float">
            <text:p>0.01194900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14743" calcext:value-type="float">
            <text:p>6.714743</text:p>
          </table:table-cell>
          <table:table-cell office:value-type="float" office:value="6.6401451979" calcext:value-type="float">
            <text:p>6.6401451979</text:p>
          </table:table-cell>
          <table:table-cell table:formula="of:=POWER([.C614]-6.75;2)" office:value-type="float" office:value="0.0120680775444302" calcext:value-type="float">
            <text:p>0.012068077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1348" calcext:value-type="float">
            <text:p>6.71348</text:p>
          </table:table-cell>
          <table:table-cell office:value-type="float" office:value="6.6396138877" calcext:value-type="float">
            <text:p>6.6396138877</text:p>
          </table:table-cell>
          <table:table-cell table:formula="of:=POWER([.C615]-6.75;2)" office:value-type="float" office:value="0.0121850937887081" calcext:value-type="float">
            <text:p>0.012185093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05994" calcext:value-type="float">
            <text:p>6.705994</text:p>
          </table:table-cell>
          <table:table-cell office:value-type="float" office:value="6.6392193529" calcext:value-type="float">
            <text:p>6.6392193529</text:p>
          </table:table-cell>
          <table:table-cell table:formula="of:=POWER([.C616]-6.75;2)" office:value-type="float" office:value="0.0122723517718948" calcext:value-type="float">
            <text:p>0.012272351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94551" calcext:value-type="float">
            <text:p>6.694551</text:p>
          </table:table-cell>
          <table:table-cell office:value-type="float" office:value="6.6390140749" calcext:value-type="float">
            <text:p>6.6390140749</text:p>
          </table:table-cell>
          <table:table-cell table:formula="of:=POWER([.C617]-6.75;2)" office:value-type="float" office:value="0.0123178755703027" calcext:value-type="float">
            <text:p>0.012317875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81048" calcext:value-type="float">
            <text:p>6.681048</text:p>
          </table:table-cell>
          <table:table-cell office:value-type="float" office:value="6.6389975508" calcext:value-type="float">
            <text:p>6.6389975508</text:p>
          </table:table-cell>
          <table:table-cell table:formula="of:=POWER([.C618]-6.75;2)" office:value-type="float" office:value="0.0123215437283986" calcext:value-type="float">
            <text:p>0.012321543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66929" calcext:value-type="float">
            <text:p>6.666929</text:p>
          </table:table-cell>
          <table:table-cell office:value-type="float" office:value="6.6391316417" calcext:value-type="float">
            <text:p>6.6391316417</text:p>
          </table:table-cell>
          <table:table-cell table:formula="of:=POWER([.C619]-6.75;2)" office:value-type="float" office:value="0.0122917928721372" calcext:value-type="float">
            <text:p>0.012291792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53187" calcext:value-type="float">
            <text:p>6.653187</text:p>
          </table:table-cell>
          <table:table-cell office:value-type="float" office:value="6.6393535134" calcext:value-type="float">
            <text:p>6.6393535134</text:p>
          </table:table-cell>
          <table:table-cell table:formula="of:=POWER([.C620]-6.75;2)" office:value-type="float" office:value="0.012242644996924" calcext:value-type="float">
            <text:p>0.01224264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40468" calcext:value-type="float">
            <text:p>6.640468</text:p>
          </table:table-cell>
          <table:table-cell office:value-type="float" office:value="6.6395868182" calcext:value-type="float">
            <text:p>6.6395868182</text:p>
          </table:table-cell>
          <table:table-cell table:formula="of:=POWER([.C621]-6.75;2)" office:value-type="float" office:value="0.0121910707151999" calcext:value-type="float">
            <text:p>0.012191070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29207" calcext:value-type="float">
            <text:p>6.629207</text:p>
          </table:table-cell>
          <table:table-cell office:value-type="float" office:value="6.6397512086" calcext:value-type="float">
            <text:p>6.6397512086</text:p>
          </table:table-cell>
          <table:table-cell table:formula="of:=POWER([.C622]-6.75;2)" office:value-type="float" office:value="0.0121547960051607" calcext:value-type="float">
            <text:p>0.01215479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19784" calcext:value-type="float">
            <text:p>6.619784</text:p>
          </table:table-cell>
          <table:table-cell office:value-type="float" office:value="6.6397703957" calcext:value-type="float">
            <text:p>6.6397703957</text:p>
          </table:table-cell>
          <table:table-cell table:formula="of:=POWER([.C623]-6.75;2)" office:value-type="float" office:value="0.0121505656641345" calcext:value-type="float">
            <text:p>0.012150565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12632" calcext:value-type="float">
            <text:p>6.612632</text:p>
          </table:table-cell>
          <table:table-cell office:value-type="float" office:value="6.6395787968" calcext:value-type="float">
            <text:p>6.6395787968</text:p>
          </table:table-cell>
          <table:table-cell table:formula="of:=POWER([.C624]-6.75;2)" office:value-type="float" office:value="0.0121928421161356" calcext:value-type="float">
            <text:p>0.012192842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08277" calcext:value-type="float">
            <text:p>6.608277</text:p>
          </table:table-cell>
          <table:table-cell office:value-type="float" office:value="6.6391269037" calcext:value-type="float">
            <text:p>6.6391269037</text:p>
          </table:table-cell>
          <table:table-cell table:formula="of:=POWER([.C625]-6.75;2)" office:value-type="float" office:value="0.012292843483149" calcext:value-type="float">
            <text:p>0.012292843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07289" calcext:value-type="float">
            <text:p>6.607289</text:p>
          </table:table-cell>
          <table:table-cell office:value-type="float" office:value="6.6383853529" calcext:value-type="float">
            <text:p>6.6383853529</text:p>
          </table:table-cell>
          <table:table-cell table:formula="of:=POWER([.C626]-6.75;2)" office:value-type="float" office:value="0.0124578294472575" calcext:value-type="float">
            <text:p>0.012457829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1016" calcext:value-type="float">
            <text:p>6.61016</text:p>
          </table:table-cell>
          <table:table-cell office:value-type="float" office:value="6.6373476203" calcext:value-type="float">
            <text:p>6.6373476203</text:p>
          </table:table-cell>
          <table:table-cell table:formula="of:=POWER([.C627]-6.75;2)" office:value-type="float" office:value="0.012690558652073" calcext:value-type="float">
            <text:p>0.012690558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17137" calcext:value-type="float">
            <text:p>6.617137</text:p>
          </table:table-cell>
          <table:table-cell office:value-type="float" office:value="6.6360310107" calcext:value-type="float">
            <text:p>6.6360310107</text:p>
          </table:table-cell>
          <table:table-cell table:formula="of:=POWER([.C628]-6.75;2)" office:value-type="float" office:value="0.0129889305220635" calcext:value-type="float">
            <text:p>0.012988930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28073" calcext:value-type="float">
            <text:p>6.628073</text:p>
          </table:table-cell>
          <table:table-cell office:value-type="float" office:value="6.634475615" calcext:value-type="float">
            <text:p>6.634475615</text:p>
          </table:table-cell>
          <table:table-cell table:formula="of:=POWER([.C629]-6.75;2)" office:value-type="float" office:value="0.0133458835296281" calcext:value-type="float">
            <text:p>0.013345883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42327" calcext:value-type="float">
            <text:p>6.642327</text:p>
          </table:table-cell>
          <table:table-cell office:value-type="float" office:value="6.6327408824" calcext:value-type="float">
            <text:p>6.6327408824</text:p>
          </table:table-cell>
          <table:table-cell table:formula="of:=POWER([.C630]-6.75;2)" office:value-type="float" office:value="0.0137497006603306" calcext:value-type="float">
            <text:p>0.013749700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58769" calcext:value-type="float">
            <text:p>6.658769</text:p>
          </table:table-cell>
          <table:table-cell office:value-type="float" office:value="6.6308999465" calcext:value-type="float">
            <text:p>6.6308999465</text:p>
          </table:table-cell>
          <table:table-cell table:formula="of:=POWER([.C631]-6.75;2)" office:value-type="float" office:value="0.014184822743703" calcext:value-type="float">
            <text:p>0.014184822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75897" calcext:value-type="float">
            <text:p>6.675897</text:p>
          </table:table-cell>
          <table:table-cell office:value-type="float" office:value="6.6290321016" calcext:value-type="float">
            <text:p>6.6290321016</text:p>
          </table:table-cell>
          <table:table-cell table:formula="of:=POWER([.C632]-6.75;2)" office:value-type="float" office:value="0.0146332324433127" calcext:value-type="float">
            <text:p>0.014633232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2046" calcext:value-type="float">
            <text:p>6.692046</text:p>
          </table:table-cell>
          <table:table-cell office:value-type="float" office:value="6.6272144759" calcext:value-type="float">
            <text:p>6.6272144759</text:p>
          </table:table-cell>
          <table:table-cell table:formula="of:=POWER([.C633]-6.75;2)" office:value-type="float" office:value="0.0150762849285117" calcext:value-type="float">
            <text:p>0.015076284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05659" calcext:value-type="float">
            <text:p>6.705659</text:p>
          </table:table-cell>
          <table:table-cell office:value-type="float" office:value="6.6255140214" calcext:value-type="float">
            <text:p>6.6255140214</text:p>
          </table:table-cell>
          <table:table-cell table:formula="of:=POWER([.C634]-6.75;2)" office:value-type="float" office:value="0.0154967588679997" calcext:value-type="float">
            <text:p>0.0154967589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15555" calcext:value-type="float">
            <text:p>6.715555</text:p>
          </table:table-cell>
          <table:table-cell office:value-type="float" office:value="6.6239809733" calcext:value-type="float">
            <text:p>6.6239809733</text:p>
          </table:table-cell>
          <table:table-cell table:formula="of:=POWER([.C635]-6.75;2)" office:value-type="float" office:value="0.0158807950904153" calcext:value-type="float">
            <text:p>0.015880795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21144" calcext:value-type="float">
            <text:p>6.721144</text:p>
          </table:table-cell>
          <table:table-cell office:value-type="float" office:value="6.6226445455" calcext:value-type="float">
            <text:p>6.6226445455</text:p>
          </table:table-cell>
          <table:table-cell table:formula="of:=POWER([.C636]-6.75;2)" office:value-type="float" office:value="0.0162194117909016" calcext:value-type="float">
            <text:p>0.016219411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22549" calcext:value-type="float">
            <text:p>6.722549</text:p>
          </table:table-cell>
          <table:table-cell office:value-type="float" office:value="6.6215112246" calcext:value-type="float">
            <text:p>6.6215112246</text:p>
          </table:table-cell>
          <table:table-cell table:formula="of:=POWER([.C637]-6.75;2)" office:value-type="float" office:value="0.0165093654037917" calcext:value-type="float">
            <text:p>0.016509365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20601" calcext:value-type="float">
            <text:p>6.720601</text:p>
          </table:table-cell>
          <table:table-cell office:value-type="float" office:value="6.620565615" calcext:value-type="float">
            <text:p>6.620565615</text:p>
          </table:table-cell>
          <table:table-cell table:formula="of:=POWER([.C638]-6.75;2)" office:value-type="float" office:value="0.0167532600203281" calcext:value-type="float">
            <text:p>0.0167532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16721" calcext:value-type="float">
            <text:p>6.716721</text:p>
          </table:table-cell>
          <table:table-cell office:value-type="float" office:value="6.6197734492" calcext:value-type="float">
            <text:p>6.6197734492</text:p>
          </table:table-cell>
          <table:table-cell table:formula="of:=POWER([.C639]-6.75;2)" office:value-type="float" office:value="0.0169589545332649" calcext:value-type="float">
            <text:p>0.016958954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12696" calcext:value-type="float">
            <text:p>6.712696</text:p>
          </table:table-cell>
          <table:table-cell office:value-type="float" office:value="6.619086262" calcext:value-type="float">
            <text:p>6.619086262</text:p>
          </table:table-cell>
          <table:table-cell table:formula="of:=POWER([.C640]-6.75;2)" office:value-type="float" office:value="0.0171384067971327" calcext:value-type="float">
            <text:p>0.0171384068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10402" calcext:value-type="float">
            <text:p>6.710402</text:p>
          </table:table-cell>
          <table:table-cell office:value-type="float" office:value="6.6184470963" calcext:value-type="float">
            <text:p>6.6184470963</text:p>
          </table:table-cell>
          <table:table-cell table:formula="of:=POWER([.C641]-6.75;2)" office:value-type="float" office:value="0.0173061664719015" calcext:value-type="float">
            <text:p>0.017306166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11512" calcext:value-type="float">
            <text:p>6.711512</text:p>
          </table:table-cell>
          <table:table-cell office:value-type="float" office:value="6.6177965187" calcext:value-type="float">
            <text:p>6.6177965187</text:p>
          </table:table-cell>
          <table:table-cell table:formula="of:=POWER([.C642]-6.75;2)" office:value-type="float" office:value="0.0174777604678393" calcext:value-type="float">
            <text:p>0.0174777605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17248" calcext:value-type="float">
            <text:p>6.717248</text:p>
          </table:table-cell>
          <table:table-cell office:value-type="float" office:value="6.6170784171" calcext:value-type="float">
            <text:p>6.6170784171</text:p>
          </table:table-cell>
          <table:table-cell table:formula="of:=POWER([.C643]-6.75;2)" office:value-type="float" office:value="0.0176681472006415" calcext:value-type="float">
            <text:p>0.017668147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28211" calcext:value-type="float">
            <text:p>6.728211</text:p>
          </table:table-cell>
          <table:table-cell office:value-type="float" office:value="6.6162448663" calcext:value-type="float">
            <text:p>6.6162448663</text:p>
          </table:table-cell>
          <table:table-cell table:formula="of:=POWER([.C644]-6.75;2)" office:value-type="float" office:value="0.0178904357911049" calcext:value-type="float">
            <text:p>0.017890435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44311" calcext:value-type="float">
            <text:p>6.744311</text:p>
          </table:table-cell>
          <table:table-cell office:value-type="float" office:value="6.6152597487" calcext:value-type="float">
            <text:p>6.6152597487</text:p>
          </table:table-cell>
          <table:table-cell table:formula="of:=POWER([.C645]-6.75;2)" office:value-type="float" office:value="0.0181549353203872" calcext:value-type="float">
            <text:p>0.0181549353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64796" calcext:value-type="float">
            <text:p>6.764796</text:p>
          </table:table-cell>
          <table:table-cell office:value-type="float" office:value="6.614100877" calcext:value-type="float">
            <text:p>6.614100877</text:p>
          </table:table-cell>
          <table:table-cell table:formula="of:=POWER([.C646]-6.75;2)" office:value-type="float" office:value="0.0184685716321691" calcext:value-type="float">
            <text:p>0.018468571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88367" calcext:value-type="float">
            <text:p>6.788367</text:p>
          </table:table-cell>
          <table:table-cell office:value-type="float" office:value="6.6127606631" calcext:value-type="float">
            <text:p>6.6127606631</text:p>
          </table:table-cell>
          <table:table-cell table:formula="of:=POWER([.C647]-6.75;2)" office:value-type="float" office:value="0.0188346355927518" calcext:value-type="float">
            <text:p>0.01883463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3339" calcext:value-type="float">
            <text:p>6.813339</text:p>
          </table:table-cell>
          <table:table-cell office:value-type="float" office:value="6.6112455615" calcext:value-type="float">
            <text:p>6.6112455615</text:p>
          </table:table-cell>
          <table:table-cell table:formula="of:=POWER([.C648]-6.75;2)" office:value-type="float" office:value="0.0192527942034504" calcext:value-type="float">
            <text:p>0.019252794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37842" calcext:value-type="float">
            <text:p>6.837842</text:p>
          </table:table-cell>
          <table:table-cell office:value-type="float" office:value="6.6095746417" calcext:value-type="float">
            <text:p>6.6095746417</text:p>
          </table:table-cell>
          <table:table-cell table:formula="of:=POWER([.C649]-6.75;2)" office:value-type="float" office:value="0.0197192812536834" calcext:value-type="float">
            <text:p>0.019719281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60003" calcext:value-type="float">
            <text:p>6.860003</text:p>
          </table:table-cell>
          <table:table-cell office:value-type="float" office:value="6.6077775455" calcext:value-type="float">
            <text:p>6.6077775455</text:p>
          </table:table-cell>
          <table:table-cell table:formula="of:=POWER([.C650]-6.75;2)" office:value-type="float" office:value="0.0202272265640045" calcext:value-type="float">
            <text:p>0.020227226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78134" calcext:value-type="float">
            <text:p>6.878134</text:p>
          </table:table-cell>
          <table:table-cell office:value-type="float" office:value="6.6058921283" calcext:value-type="float">
            <text:p>6.6058921283</text:p>
          </table:table-cell>
          <table:table-cell table:formula="of:=POWER([.C651]-6.75;2)" office:value-type="float" office:value="0.0207670786859037" calcext:value-type="float">
            <text:p>0.020767078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90879" calcext:value-type="float">
            <text:p>6.890879</text:p>
          </table:table-cell>
          <table:table-cell office:value-type="float" office:value="6.6039617647" calcext:value-type="float">
            <text:p>6.6039617647</text:p>
          </table:table-cell>
          <table:table-cell table:formula="of:=POWER([.C652]-6.75;2)" office:value-type="float" office:value="0.0213271661695381" calcext:value-type="float">
            <text:p>0.021327166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97337" calcext:value-type="float">
            <text:p>6.897337</text:p>
          </table:table-cell>
          <table:table-cell office:value-type="float" office:value="6.6020324011" calcext:value-type="float">
            <text:p>6.6020324011</text:p>
          </table:table-cell>
          <table:table-cell table:formula="of:=POWER([.C653]-6.75;2)" office:value-type="float" office:value="0.0218944103242313" calcext:value-type="float">
            <text:p>0.021894410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97148" calcext:value-type="float">
            <text:p>6.897148</text:p>
          </table:table-cell>
          <table:table-cell office:value-type="float" office:value="6.6001492781" calcext:value-type="float">
            <text:p>6.6001492781</text:p>
          </table:table-cell>
          <table:table-cell table:formula="of:=POWER([.C654]-6.75;2)" office:value-type="float" office:value="0.0224552388539511" calcext:value-type="float">
            <text:p>0.022455238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90532" calcext:value-type="float">
            <text:p>6.890532</text:p>
          </table:table-cell>
          <table:table-cell office:value-type="float" office:value="6.5983534492" calcext:value-type="float">
            <text:p>6.5983534492</text:p>
          </table:table-cell>
          <table:table-cell table:formula="of:=POWER([.C655]-6.75;2)" office:value-type="float" office:value="0.0229966763695369" calcext:value-type="float">
            <text:p>0.022996676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7828" calcext:value-type="float">
            <text:p>6.87828</text:p>
          </table:table-cell>
          <table:table-cell office:value-type="float" office:value="6.5966783316" calcext:value-type="float">
            <text:p>6.5966783316</text:p>
          </table:table-cell>
          <table:table-cell table:formula="of:=POWER([.C656]-6.75;2)" office:value-type="float" office:value="0.0235075340009596" calcext:value-type="float">
            <text:p>0.023507534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61676" calcext:value-type="float">
            <text:p>6.861676</text:p>
          </table:table-cell>
          <table:table-cell office:value-type="float" office:value="6.5951466791" calcext:value-type="float">
            <text:p>6.5951466791</text:p>
          </table:table-cell>
          <table:table-cell table:formula="of:=POWER([.C657]-6.75;2)" office:value-type="float" office:value="0.0239795509937584" calcext:value-type="float">
            <text:p>0.02397955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42375" calcext:value-type="float">
            <text:p>6.842375</text:p>
          </table:table-cell>
          <table:table-cell office:value-type="float" office:value="6.5937685348" calcext:value-type="float">
            <text:p>6.5937685348</text:p>
          </table:table-cell>
          <table:table-cell table:formula="of:=POWER([.C658]-6.75;2)" office:value-type="float" office:value="0.0244082707185389" calcext:value-type="float">
            <text:p>0.0244082707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22212" calcext:value-type="float">
            <text:p>6.822212</text:p>
          </table:table-cell>
          <table:table-cell office:value-type="float" office:value="6.5925405882" calcext:value-type="float">
            <text:p>6.5925405882</text:p>
          </table:table-cell>
          <table:table-cell table:formula="of:=POWER([.C659]-6.75;2)" office:value-type="float" office:value="0.0247934663644019" calcext:value-type="float">
            <text:p>0.02479346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02992" calcext:value-type="float">
            <text:p>6.802992</text:p>
          </table:table-cell>
          <table:table-cell office:value-type="float" office:value="6.5914473316" calcext:value-type="float">
            <text:p>6.5914473316</text:p>
          </table:table-cell>
          <table:table-cell table:formula="of:=POWER([.C660]-6.75;2)" office:value-type="float" office:value="0.0251389486567602" calcext:value-type="float">
            <text:p>0.025138948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86275" calcext:value-type="float">
            <text:p>6.786275</text:p>
          </table:table-cell>
          <table:table-cell office:value-type="float" office:value="6.590464" calcext:value-type="float">
            <text:p>6.590464</text:p>
          </table:table-cell>
          <table:table-cell table:formula="of:=POWER([.C661]-6.75;2)" office:value-type="float" office:value="0.025451735296" calcext:value-type="float">
            <text:p>0.025451735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73199" calcext:value-type="float">
            <text:p>6.773199</text:p>
          </table:table-cell>
          <table:table-cell office:value-type="float" office:value="6.589561016" calcext:value-type="float">
            <text:p>6.589561016</text:p>
          </table:table-cell>
          <table:table-cell table:formula="of:=POWER([.C662]-6.75;2)" office:value-type="float" office:value="0.0257406675869522" calcext:value-type="float">
            <text:p>0.025740667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64364" calcext:value-type="float">
            <text:p>6.764364</text:p>
          </table:table-cell>
          <table:table-cell office:value-type="float" office:value="6.5887092139" calcext:value-type="float">
            <text:p>6.5887092139</text:p>
          </table:table-cell>
          <table:table-cell table:formula="of:=POWER([.C663]-6.75;2)" office:value-type="float" office:value="0.0260147176807561" calcext:value-type="float">
            <text:p>0.026014717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59812" calcext:value-type="float">
            <text:p>6.759812</text:p>
          </table:table-cell>
          <table:table-cell office:value-type="float" office:value="6.5878850214" calcext:value-type="float">
            <text:p>6.5878850214</text:p>
          </table:table-cell>
          <table:table-cell table:formula="of:=POWER([.C664]-6.75;2)" office:value-type="float" office:value="0.0262812662864785" calcext:value-type="float">
            <text:p>0.026281266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59094" calcext:value-type="float">
            <text:p>6.759094</text:p>
          </table:table-cell>
          <table:table-cell office:value-type="float" office:value="6.5870744973" calcext:value-type="float">
            <text:p>6.5870744973</text:p>
          </table:table-cell>
          <table:table-cell table:formula="of:=POWER([.C665]-6.75;2)" office:value-type="float" office:value="0.0265447194300478" calcext:value-type="float">
            <text:p>0.026544719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61411" calcext:value-type="float">
            <text:p>6.761411</text:p>
          </table:table-cell>
          <table:table-cell office:value-type="float" office:value="6.5862754545" calcext:value-type="float">
            <text:p>6.5862754545</text:p>
          </table:table-cell>
          <table:table-cell table:formula="of:=POWER([.C666]-6.75;2)" office:value-type="float" office:value="0.0268057267991816" calcext:value-type="float">
            <text:p>0.02680572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65796" calcext:value-type="float">
            <text:p>6.765796</text:p>
          </table:table-cell>
          <table:table-cell office:value-type="float" office:value="6.5854971604" calcext:value-type="float">
            <text:p>6.5854971604</text:p>
          </table:table-cell>
          <table:table-cell table:formula="of:=POWER([.C667]-6.75;2)" office:value-type="float" office:value="0.0270611842364633" calcext:value-type="float">
            <text:p>0.027061184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71306" calcext:value-type="float">
            <text:p>6.771306</text:p>
          </table:table-cell>
          <table:table-cell office:value-type="float" office:value="6.5847576898" calcext:value-type="float">
            <text:p>6.5847576898</text:p>
          </table:table-cell>
          <table:table-cell table:formula="of:=POWER([.C668]-6.75;2)" office:value-type="float" office:value="0.027305021080233" calcext:value-type="float">
            <text:p>0.027305021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7177" calcext:value-type="float">
            <text:p>6.777177</text:p>
          </table:table-cell>
          <table:table-cell office:value-type="float" office:value="6.5840793369" calcext:value-type="float">
            <text:p>6.5840793369</text:p>
          </table:table-cell>
          <table:table-cell table:formula="of:=POWER([.C669]-6.75;2)" office:value-type="float" office:value="0.0275296664435436" calcext:value-type="float">
            <text:p>0.027529666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8293" calcext:value-type="float">
            <text:p>6.78293</text:p>
          </table:table-cell>
          <table:table-cell office:value-type="float" office:value="6.5834830695" calcext:value-type="float">
            <text:p>6.5834830695</text:p>
          </table:table-cell>
          <table:table-cell table:formula="of:=POWER([.C670]-6.75;2)" office:value-type="float" office:value="0.0277278881431419" calcext:value-type="float">
            <text:p>0.027727888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88405" calcext:value-type="float">
            <text:p>6.788405</text:p>
          </table:table-cell>
          <table:table-cell office:value-type="float" office:value="6.5829830428" calcext:value-type="float">
            <text:p>6.5829830428</text:p>
          </table:table-cell>
          <table:table-cell table:formula="of:=POWER([.C671]-6.75;2)" office:value-type="float" office:value="0.0278946639923465" calcext:value-type="float">
            <text:p>0.027894664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93735" calcext:value-type="float">
            <text:p>6.793735</text:p>
          </table:table-cell>
          <table:table-cell office:value-type="float" office:value="6.5825822246" calcext:value-type="float">
            <text:p>6.5825822246</text:p>
          </table:table-cell>
          <table:table-cell table:formula="of:=POWER([.C672]-6.75;2)" office:value-type="float" office:value="0.0280287115198847" calcext:value-type="float">
            <text:p>0.028028711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99267" calcext:value-type="float">
            <text:p>6.799267</text:p>
          </table:table-cell>
          <table:table-cell office:value-type="float" office:value="6.5822698503" calcext:value-type="float">
            <text:p>6.5822698503</text:p>
          </table:table-cell>
          <table:table-cell table:formula="of:=POWER([.C673]-6.75;2)" office:value-type="float" office:value="0.0281334031183843" calcext:value-type="float">
            <text:p>0.028133403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05448" calcext:value-type="float">
            <text:p>6.805448</text:p>
          </table:table-cell>
          <table:table-cell office:value-type="float" office:value="6.5820211872" calcext:value-type="float">
            <text:p>6.5820211872</text:p>
          </table:table-cell>
          <table:table-cell table:formula="of:=POWER([.C674]-6.75;2)" office:value-type="float" office:value="0.0282168815496973" calcext:value-type="float">
            <text:p>0.028216881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12703" calcext:value-type="float">
            <text:p>6.812703</text:p>
          </table:table-cell>
          <table:table-cell office:value-type="float" office:value="6.5817996096" calcext:value-type="float">
            <text:p>6.5817996096</text:p>
          </table:table-cell>
          <table:table-cell table:formula="of:=POWER([.C675]-6.75;2)" office:value-type="float" office:value="0.0282913713307124" calcext:value-type="float">
            <text:p>0.028291371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21325" calcext:value-type="float">
            <text:p>6.821325</text:p>
          </table:table-cell>
          <table:table-cell office:value-type="float" office:value="6.5815607059" calcext:value-type="float">
            <text:p>6.5815607059</text:p>
          </table:table-cell>
          <table:table-cell table:formula="of:=POWER([.C676]-6.75;2)" office:value-type="float" office:value="0.0283717957969062" calcext:value-type="float">
            <text:p>0.028371795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31387" calcext:value-type="float">
            <text:p>6.831387</text:p>
          </table:table-cell>
          <table:table-cell office:value-type="float" office:value="6.5812578021" calcext:value-type="float">
            <text:p>6.5812578021</text:p>
          </table:table-cell>
          <table:table-cell table:formula="of:=POWER([.C677]-6.75;2)" office:value-type="float" office:value="0.0284739293521229" calcext:value-type="float">
            <text:p>0.028473929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42701" calcext:value-type="float">
            <text:p>6.842701</text:p>
          </table:table-cell>
          <table:table-cell office:value-type="float" office:value="6.5808481337" calcext:value-type="float">
            <text:p>6.5808481337</text:p>
          </table:table-cell>
          <table:table-cell table:formula="of:=POWER([.C678]-6.75;2)" office:value-type="float" office:value="0.0286123538727731" calcext:value-type="float">
            <text:p>0.028612353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54818" calcext:value-type="float">
            <text:p>6.854818</text:p>
          </table:table-cell>
          <table:table-cell office:value-type="float" office:value="6.5802988021" calcext:value-type="float">
            <text:p>6.5802988021</text:p>
          </table:table-cell>
          <table:table-cell table:formula="of:=POWER([.C679]-6.75;2)" office:value-type="float" office:value="0.0287984965686951" calcext:value-type="float">
            <text:p>0.028798496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67065" calcext:value-type="float">
            <text:p>6.867065</text:p>
          </table:table-cell>
          <table:table-cell office:value-type="float" office:value="6.5795916096" calcext:value-type="float">
            <text:p>6.5795916096</text:p>
          </table:table-cell>
          <table:table-cell table:formula="of:=POWER([.C680]-6.75;2)" office:value-type="float" office:value="0.029039019518719" calcext:value-type="float">
            <text:p>0.029039019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78623" calcext:value-type="float">
            <text:p>6.878623</text:p>
          </table:table-cell>
          <table:table-cell office:value-type="float" office:value="6.5787261337" calcext:value-type="float">
            <text:p>6.5787261337</text:p>
          </table:table-cell>
          <table:table-cell table:formula="of:=POWER([.C681]-6.75;2)" office:value-type="float" office:value="0.0293347372773503" calcext:value-type="float">
            <text:p>0.029334737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88618" calcext:value-type="float">
            <text:p>6.888618</text:p>
          </table:table-cell>
          <table:table-cell office:value-type="float" office:value="6.5777204599" calcext:value-type="float">
            <text:p>6.5777204599</text:p>
          </table:table-cell>
          <table:table-cell table:formula="of:=POWER([.C682]-6.75;2)" office:value-type="float" office:value="0.0296802399370675" calcext:value-type="float">
            <text:p>0.029680239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96224" calcext:value-type="float">
            <text:p>6.896224</text:p>
          </table:table-cell>
          <table:table-cell office:value-type="float" office:value="6.5766095561" calcext:value-type="float">
            <text:p>6.5766095561</text:p>
          </table:table-cell>
          <table:table-cell table:formula="of:=POWER([.C683]-6.75;2)" office:value-type="float" office:value="0.030064246035839" calcext:value-type="float">
            <text:p>0.03006424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900754" calcext:value-type="float">
            <text:p>6.900754</text:p>
          </table:table-cell>
          <table:table-cell office:value-type="float" office:value="6.5754414332" calcext:value-type="float">
            <text:p>6.5754414332</text:p>
          </table:table-cell>
          <table:table-cell table:formula="of:=POWER([.C684]-6.75;2)" office:value-type="float" office:value="0.0304706932432701" calcext:value-type="float">
            <text:p>0.030470693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901734" calcext:value-type="float">
            <text:p>6.901734</text:p>
          </table:table-cell>
          <table:table-cell office:value-type="float" office:value="6.5742717166" calcext:value-type="float">
            <text:p>6.5742717166</text:p>
          </table:table-cell>
          <table:table-cell table:formula="of:=POWER([.C685]-6.75;2)" office:value-type="float" office:value="0.0308804295867106" calcext:value-type="float">
            <text:p>0.0308804296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98943" calcext:value-type="float">
            <text:p>6.898943</text:p>
          </table:table-cell>
          <table:table-cell office:value-type="float" office:value="6.5731575187" calcext:value-type="float">
            <text:p>6.5731575187</text:p>
          </table:table-cell>
          <table:table-cell table:formula="of:=POWER([.C686]-6.75;2)" office:value-type="float" office:value="0.0312732631923407" calcext:value-type="float">
            <text:p>0.031273263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92431" calcext:value-type="float">
            <text:p>6.892431</text:p>
          </table:table-cell>
          <table:table-cell office:value-type="float" office:value="6.5721514759" calcext:value-type="float">
            <text:p>6.5721514759</text:p>
          </table:table-cell>
          <table:table-cell table:formula="of:=POWER([.C687]-6.75;2)" office:value-type="float" office:value="0.0316300975245482" calcext:value-type="float">
            <text:p>0.031630097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82505" calcext:value-type="float">
            <text:p>6.882505</text:p>
          </table:table-cell>
          <table:table-cell office:value-type="float" office:value="6.5712967594" calcext:value-type="float">
            <text:p>6.5712967594</text:p>
          </table:table-cell>
          <table:table-cell table:formula="of:=POWER([.C688]-6.75;2)" office:value-type="float" office:value="0.0319348482009415" calcext:value-type="float">
            <text:p>0.03193484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69684" calcext:value-type="float">
            <text:p>6.869684</text:p>
          </table:table-cell>
          <table:table-cell office:value-type="float" office:value="6.570623631" calcext:value-type="float">
            <text:p>6.570623631</text:p>
          </table:table-cell>
          <table:table-cell table:formula="of:=POWER([.C689]-6.75;2)" office:value-type="float" office:value="0.0321758817556241" calcext:value-type="float">
            <text:p>0.0321758818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54654" calcext:value-type="float">
            <text:p>6.854654</text:p>
          </table:table-cell>
          <table:table-cell office:value-type="float" office:value="6.5701478128" calcext:value-type="float">
            <text:p>6.5701478128</text:p>
          </table:table-cell>
          <table:table-cell table:formula="of:=POWER([.C690]-6.75;2)" office:value-type="float" office:value="0.0323468092406238" calcext:value-type="float">
            <text:p>0.032346809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38207" calcext:value-type="float">
            <text:p>6.838207</text:p>
          </table:table-cell>
          <table:table-cell office:value-type="float" office:value="6.5698705455" calcext:value-type="float">
            <text:p>6.5698705455</text:p>
          </table:table-cell>
          <table:table-cell table:formula="of:=POWER([.C691]-6.75;2)" office:value-type="float" office:value="0.0324466203784677" calcext:value-type="float">
            <text:p>0.032446620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21192" calcext:value-type="float">
            <text:p>6.821192</text:p>
          </table:table-cell>
          <table:table-cell office:value-type="float" office:value="6.5697800535" calcext:value-type="float">
            <text:p>6.5697800535</text:p>
          </table:table-cell>
          <table:table-cell table:formula="of:=POWER([.C692]-6.75;2)" office:value-type="float" office:value="0.032479229116463" calcext:value-type="float">
            <text:p>0.032479229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04477" calcext:value-type="float">
            <text:p>6.804477</text:p>
          </table:table-cell>
          <table:table-cell office:value-type="float" office:value="6.5698539893" calcext:value-type="float">
            <text:p>6.5698539893</text:p>
          </table:table-cell>
          <table:table-cell table:formula="of:=POWER([.C693]-6.75;2)" office:value-type="float" office:value="0.0324525851711244" calcext:value-type="float">
            <text:p>0.032452585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88919" calcext:value-type="float">
            <text:p>6.788919</text:p>
          </table:table-cell>
          <table:table-cell office:value-type="float" office:value="6.5700622888" calcext:value-type="float">
            <text:p>6.5700622888</text:p>
          </table:table-cell>
          <table:table-cell table:formula="of:=POWER([.C694]-6.75;2)" office:value-type="float" office:value="0.0323775799118946" calcext:value-type="float">
            <text:p>0.032377579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75336" calcext:value-type="float">
            <text:p>6.775336</text:p>
          </table:table-cell>
          <table:table-cell office:value-type="float" office:value="6.5703701123" calcext:value-type="float">
            <text:p>6.5703701123</text:p>
          </table:table-cell>
          <table:table-cell table:formula="of:=POWER([.C695]-6.75;2)" office:value-type="float" office:value="0.0322668965551146" calcext:value-type="float">
            <text:p>0.032266896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64485" calcext:value-type="float">
            <text:p>6.764485</text:p>
          </table:table-cell>
          <table:table-cell office:value-type="float" office:value="6.570740508" calcext:value-type="float">
            <text:p>6.570740508</text:p>
          </table:table-cell>
          <table:table-cell table:formula="of:=POWER([.C696]-6.75;2)" office:value-type="float" office:value="0.032133965472098" calcext:value-type="float">
            <text:p>0.032133965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57004" calcext:value-type="float">
            <text:p>6.757004</text:p>
          </table:table-cell>
          <table:table-cell office:value-type="float" office:value="6.5711366791" calcext:value-type="float">
            <text:p>6.5711366791</text:p>
          </table:table-cell>
          <table:table-cell table:formula="of:=POWER([.C697]-6.75;2)" office:value-type="float" office:value="0.0319920875633763" calcext:value-type="float">
            <text:p>0.0319920876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53349" calcext:value-type="float">
            <text:p>6.753349</text:p>
          </table:table-cell>
          <table:table-cell office:value-type="float" office:value="6.5715239626" calcext:value-type="float">
            <text:p>6.5715239626</text:p>
          </table:table-cell>
          <table:table-cell table:formula="of:=POWER([.C698]-6.75;2)" office:value-type="float" office:value="0.0318536959260063" calcext:value-type="float">
            <text:p>0.031853695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53705" calcext:value-type="float">
            <text:p>6.753705</text:p>
          </table:table-cell>
          <table:table-cell office:value-type="float" office:value="6.5718715722" calcext:value-type="float">
            <text:p>6.5718715722</text:p>
          </table:table-cell>
          <table:table-cell table:formula="of:=POWER([.C699]-6.75;2)" office:value-type="float" office:value="0.0317297367904998" calcext:value-type="float">
            <text:p>0.031729736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57894" calcext:value-type="float">
            <text:p>6.757894</text:p>
          </table:table-cell>
          <table:table-cell office:value-type="float" office:value="6.5721543155" calcext:value-type="float">
            <text:p>6.5721543155</text:p>
          </table:table-cell>
          <table:table-cell table:formula="of:=POWER([.C700]-6.75;2)" office:value-type="float" office:value="0.0316290874952736" calcext:value-type="float">
            <text:p>0.031629087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65316" calcext:value-type="float">
            <text:p>6.765316</text:p>
          </table:table-cell>
          <table:table-cell office:value-type="float" office:value="6.5723543743" calcext:value-type="float">
            <text:p>6.5723543743</text:p>
          </table:table-cell>
          <table:table-cell table:formula="of:=POWER([.C701]-6.75;2)" office:value-type="float" office:value="0.0315579683303446" calcext:value-type="float">
            <text:p>0.031557968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74935" calcext:value-type="float">
            <text:p>6.774935</text:p>
          </table:table-cell>
          <table:table-cell office:value-type="float" office:value="6.5724630053" calcext:value-type="float">
            <text:p>6.5724630053</text:p>
          </table:table-cell>
          <table:table-cell table:formula="of:=POWER([.C702]-6.75;2)" office:value-type="float" office:value="0.0315193844871077" calcext:value-type="float">
            <text:p>0.031519384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85348" calcext:value-type="float">
            <text:p>6.785348</text:p>
          </table:table-cell>
          <table:table-cell office:value-type="float" office:value="6.5724820053" calcext:value-type="float">
            <text:p>6.5724820053</text:p>
          </table:table-cell>
          <table:table-cell table:formula="of:=POWER([.C703]-6.75;2)" office:value-type="float" office:value="0.0315126384423091" calcext:value-type="float">
            <text:p>0.031512638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94931" calcext:value-type="float">
            <text:p>6.794931</text:p>
          </table:table-cell>
          <table:table-cell office:value-type="float" office:value="6.572424508" calcext:value-type="float">
            <text:p>6.572424508</text:p>
          </table:table-cell>
          <table:table-cell table:formula="of:=POWER([.C704]-6.75;2)" office:value-type="float" office:value="0.031533055359042" calcext:value-type="float">
            <text:p>0.031533055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02045" calcext:value-type="float">
            <text:p>6.802045</text:p>
          </table:table-cell>
          <table:table-cell office:value-type="float" office:value="6.572314754" calcext:value-type="float">
            <text:p>6.572314754</text:p>
          </table:table-cell>
          <table:table-cell table:formula="of:=POWER([.C705]-6.75;2)" office:value-type="float" office:value="0.0315720466460806" calcext:value-type="float">
            <text:p>0.0315720466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05287" calcext:value-type="float">
            <text:p>6.805287</text:p>
          </table:table-cell>
          <table:table-cell office:value-type="float" office:value="6.572186631" calcext:value-type="float">
            <text:p>6.572186631</text:p>
          </table:table-cell>
          <table:table-cell table:formula="of:=POWER([.C706]-6.75;2)" office:value-type="float" office:value="0.0316175941951301" calcext:value-type="float">
            <text:p>0.031617594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03716" calcext:value-type="float">
            <text:p>6.803716</text:p>
          </table:table-cell>
          <table:table-cell office:value-type="float" office:value="6.5720808235" calcext:value-type="float">
            <text:p>6.5720808235</text:p>
          </table:table-cell>
          <table:table-cell table:formula="of:=POWER([.C707]-6.75;2)" office:value-type="float" office:value="0.031655233366438" calcext:value-type="float">
            <text:p>0.0316552334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97023" calcext:value-type="float">
            <text:p>6.797023</text:p>
          </table:table-cell>
          <table:table-cell office:value-type="float" office:value="6.5720408717" calcext:value-type="float">
            <text:p>6.5720408717</text:p>
          </table:table-cell>
          <table:table-cell table:formula="of:=POWER([.C708]-6.75;2)" office:value-type="float" office:value="0.0316694513452957" calcext:value-type="float">
            <text:p>0.031669451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85607" calcext:value-type="float">
            <text:p>6.785607</text:p>
          </table:table-cell>
          <table:table-cell office:value-type="float" office:value="6.5721086203" calcext:value-type="float">
            <text:p>6.5721086203</text:p>
          </table:table-cell>
          <table:table-cell table:formula="of:=POWER([.C709]-6.75;2)" office:value-type="float" office:value="0.0316453429715696" calcext:value-type="float">
            <text:p>0.03164534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70532" calcext:value-type="float">
            <text:p>6.770532</text:p>
          </table:table-cell>
          <table:table-cell office:value-type="float" office:value="6.5723196096" calcext:value-type="float">
            <text:p>6.5723196096</text:p>
          </table:table-cell>
          <table:table-cell table:formula="of:=POWER([.C710]-6.75;2)" office:value-type="float" office:value="0.0315703211326964" calcext:value-type="float">
            <text:p>0.031570321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53371" calcext:value-type="float">
            <text:p>6.753371</text:p>
          </table:table-cell>
          <table:table-cell office:value-type="float" office:value="6.5726991444" calcext:value-type="float">
            <text:p>6.5726991444</text:p>
          </table:table-cell>
          <table:table-cell table:formula="of:=POWER([.C711]-6.75;2)" office:value-type="float" office:value="0.0314355933964922" calcext:value-type="float">
            <text:p>0.0314355934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35964" calcext:value-type="float">
            <text:p>6.735964</text:p>
          </table:table-cell>
          <table:table-cell office:value-type="float" office:value="6.5732596257" calcext:value-type="float">
            <text:p>6.5732596257</text:p>
          </table:table-cell>
          <table:table-cell table:formula="of:=POWER([.C712]-6.75;2)" office:value-type="float" office:value="0.0312371599077039" calcext:value-type="float">
            <text:p>0.031237159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2013" calcext:value-type="float">
            <text:p>6.72013</text:p>
          </table:table-cell>
          <table:table-cell office:value-type="float" office:value="6.5739994492" calcext:value-type="float">
            <text:p>6.5739994492</text:p>
          </table:table-cell>
          <table:table-cell table:formula="of:=POWER([.C713]-6.75;2)" office:value-type="float" office:value="0.0309761938819032" calcext:value-type="float">
            <text:p>0.0309761939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07382" calcext:value-type="float">
            <text:p>6.707382</text:p>
          </table:table-cell>
          <table:table-cell office:value-type="float" office:value="6.5749036578" calcext:value-type="float">
            <text:p>6.5749036578</text:p>
          </table:table-cell>
          <table:table-cell table:formula="of:=POWER([.C714]-6.75;2)" office:value-type="float" office:value="0.0306587290518194" calcext:value-type="float">
            <text:p>0.030658729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98715" calcext:value-type="float">
            <text:p>6.698715</text:p>
          </table:table-cell>
          <table:table-cell office:value-type="float" office:value="6.5759461283" calcext:value-type="float">
            <text:p>6.5759461283</text:p>
          </table:table-cell>
          <table:table-cell table:formula="of:=POWER([.C715]-6.75;2)" office:value-type="float" office:value="0.0302947502537601" calcext:value-type="float">
            <text:p>0.030294750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94471" calcext:value-type="float">
            <text:p>6.694471</text:p>
          </table:table-cell>
          <table:table-cell office:value-type="float" office:value="6.5770928342" calcext:value-type="float">
            <text:p>6.5770928342</text:p>
          </table:table-cell>
          <table:table-cell table:formula="of:=POWER([.C716]-6.75;2)" office:value-type="float" office:value="0.0298968879849886" calcext:value-type="float">
            <text:p>0.029896888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94334" calcext:value-type="float">
            <text:p>6.694334</text:p>
          </table:table-cell>
          <table:table-cell office:value-type="float" office:value="6.5783057273" calcext:value-type="float">
            <text:p>6.5783057273</text:p>
          </table:table-cell>
          <table:table-cell table:formula="of:=POWER([.C717]-6.75;2)" office:value-type="float" office:value="0.0294789232779819" calcext:value-type="float">
            <text:p>0.029478923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97421" calcext:value-type="float">
            <text:p>6.697421</text:p>
          </table:table-cell>
          <table:table-cell office:value-type="float" office:value="6.5795465668" calcext:value-type="float">
            <text:p>6.5795465668</text:p>
          </table:table-cell>
          <table:table-cell table:formula="of:=POWER([.C718]-6.75;2)" office:value-type="float" office:value="0.0290543728896667" calcext:value-type="float">
            <text:p>0.029054372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02449" calcext:value-type="float">
            <text:p>6.702449</text:p>
          </table:table-cell>
          <table:table-cell office:value-type="float" office:value="6.5807802674" calcext:value-type="float">
            <text:p>6.5807802674</text:p>
          </table:table-cell>
          <table:table-cell table:formula="of:=POWER([.C719]-6.75;2)" office:value-type="float" office:value="0.0286353179012156" calcext:value-type="float">
            <text:p>0.028635317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07943" calcext:value-type="float">
            <text:p>6.707943</text:p>
          </table:table-cell>
          <table:table-cell office:value-type="float" office:value="6.5819774652" calcext:value-type="float">
            <text:p>6.5819774652</text:p>
          </table:table-cell>
          <table:table-cell table:formula="of:=POWER([.C720]-6.75;2)" office:value-type="float" office:value="0.0282315722006173" calcext:value-type="float">
            <text:p>0.028231572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12448" calcext:value-type="float">
            <text:p>6.712448</text:p>
          </table:table-cell>
          <table:table-cell office:value-type="float" office:value="6.5831161925" calcext:value-type="float">
            <text:p>6.5831161925</text:p>
          </table:table-cell>
          <table:table-cell table:formula="of:=POWER([.C721]-6.75;2)" office:value-type="float" office:value="0.0278502052056969" calcext:value-type="float">
            <text:p>0.0278502052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1471" calcext:value-type="float">
            <text:p>6.71471</text:p>
          </table:table-cell>
          <table:table-cell office:value-type="float" office:value="6.5841826684" calcext:value-type="float">
            <text:p>6.5841826684</text:p>
          </table:table-cell>
          <table:table-cell table:formula="of:=POWER([.C722]-6.75;2)" office:value-type="float" office:value="0.0274953874589442" calcext:value-type="float">
            <text:p>0.027495387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13812" calcext:value-type="float">
            <text:p>6.713812</text:p>
          </table:table-cell>
          <table:table-cell office:value-type="float" office:value="6.585171369" calcext:value-type="float">
            <text:p>6.585171369</text:p>
          </table:table-cell>
          <table:table-cell table:formula="of:=POWER([.C723]-6.75;2)" office:value-type="float" office:value="0.0271684775973341" calcext:value-type="float">
            <text:p>0.027168477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09267" calcext:value-type="float">
            <text:p>6.709267</text:p>
          </table:table-cell>
          <table:table-cell office:value-type="float" office:value="6.5860845241" calcext:value-type="float">
            <text:p>6.5860845241</text:p>
          </table:table-cell>
          <table:table-cell table:formula="of:=POWER([.C724]-6.75;2)" office:value-type="float" office:value="0.0268682832395234" calcext:value-type="float">
            <text:p>0.026868283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0105" calcext:value-type="float">
            <text:p>6.70105</text:p>
          </table:table-cell>
          <table:table-cell office:value-type="float" office:value="6.5869311123" calcext:value-type="float">
            <text:p>6.5869311123</text:p>
          </table:table-cell>
          <table:table-cell table:formula="of:=POWER([.C725]-6.75;2)" office:value-type="float" office:value="0.0265914621357151" calcext:value-type="float">
            <text:p>0.026591462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89591" calcext:value-type="float">
            <text:p>6.689591</text:p>
          </table:table-cell>
          <table:table-cell office:value-type="float" office:value="6.5877255027" calcext:value-type="float">
            <text:p>6.5877255027</text:p>
          </table:table-cell>
          <table:table-cell table:formula="of:=POWER([.C726]-6.75;2)" office:value-type="float" office:value="0.0263330124739678" calcext:value-type="float">
            <text:p>0.026333012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75726" calcext:value-type="float">
            <text:p>6.675726</text:p>
          </table:table-cell>
          <table:table-cell office:value-type="float" office:value="6.5884857861" calcext:value-type="float">
            <text:p>6.5884857861</text:p>
          </table:table-cell>
          <table:table-cell table:formula="of:=POWER([.C727]-6.75;2)" office:value-type="float" office:value="0.0260868412917351" calcext:value-type="float">
            <text:p>0.026086841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60614" calcext:value-type="float">
            <text:p>6.660614</text:p>
          </table:table-cell>
          <table:table-cell office:value-type="float" office:value="6.5892318663" calcext:value-type="float">
            <text:p>6.5892318663</text:p>
          </table:table-cell>
          <table:table-cell table:formula="of:=POWER([.C728]-6.75;2)" office:value-type="float" office:value="0.0258463928133809" calcext:value-type="float">
            <text:p>0.025846392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45618" calcext:value-type="float">
            <text:p>6.645618</text:p>
          </table:table-cell>
          <table:table-cell office:value-type="float" office:value="6.5899834118" calcext:value-type="float">
            <text:p>6.5899834118</text:p>
          </table:table-cell>
          <table:table-cell table:formula="of:=POWER([.C729]-6.75;2)" office:value-type="float" office:value="0.0256053084991682" calcext:value-type="float">
            <text:p>0.025605308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32166" calcext:value-type="float">
            <text:p>6.632166</text:p>
          </table:table-cell>
          <table:table-cell office:value-type="float" office:value="6.590757861" calcext:value-type="float">
            <text:p>6.590757861</text:p>
          </table:table-cell>
          <table:table-cell table:formula="of:=POWER([.C730]-6.75;2)" office:value-type="float" office:value="0.0253580588332953" calcext:value-type="float">
            <text:p>0.025358058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21593" calcext:value-type="float">
            <text:p>6.621593</text:p>
          </table:table-cell>
          <table:table-cell office:value-type="float" office:value="6.5915686524" calcext:value-type="float">
            <text:p>6.5915686524</text:p>
          </table:table-cell>
          <table:table-cell table:formula="of:=POWER([.C731]-6.75;2)" office:value-type="float" office:value="0.0251004919023519" calcext:value-type="float">
            <text:p>0.0251004919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14978" calcext:value-type="float">
            <text:p>6.614978</text:p>
          </table:table-cell>
          <table:table-cell office:value-type="float" office:value="6.5924239572" calcext:value-type="float">
            <text:p>6.5924239572</text:p>
          </table:table-cell>
          <table:table-cell table:formula="of:=POWER([.C732]-6.75;2)" office:value-type="float" office:value="0.0248302092645073" calcext:value-type="float">
            <text:p>0.024830209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12989" calcext:value-type="float">
            <text:p>6.612989</text:p>
          </table:table-cell>
          <table:table-cell office:value-type="float" office:value="6.5933260749" calcext:value-type="float">
            <text:p>6.5933260749</text:p>
          </table:table-cell>
          <table:table-cell table:formula="of:=POWER([.C733]-6.75;2)" office:value-type="float" office:value="0.0245467188062403" calcext:value-type="float">
            <text:p>0.0245467188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15765" calcext:value-type="float">
            <text:p>6.615765</text:p>
          </table:table-cell>
          <table:table-cell office:value-type="float" office:value="6.5942717166" calcext:value-type="float">
            <text:p>6.5942717166</text:p>
          </table:table-cell>
          <table:table-cell table:formula="of:=POWER([.C734]-6.75;2)" office:value-type="float" office:value="0.0242512982507108" calcext:value-type="float">
            <text:p>0.024251298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22839" calcext:value-type="float">
            <text:p>6.622839</text:p>
          </table:table-cell>
          <table:table-cell office:value-type="float" office:value="6.5952531711" calcext:value-type="float">
            <text:p>6.5952531711</text:p>
          </table:table-cell>
          <table:table-cell table:formula="of:=POWER([.C735]-6.75;2)" office:value-type="float" office:value="0.023946581054606" calcext:value-type="float">
            <text:p>0.0239465811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33124" calcext:value-type="float">
            <text:p>6.633124</text:p>
          </table:table-cell>
          <table:table-cell office:value-type="float" office:value="6.5962602727" calcext:value-type="float">
            <text:p>6.5962602727</text:p>
          </table:table-cell>
          <table:table-cell table:formula="of:=POWER([.C736]-6.75;2)" office:value-type="float" office:value="0.0236359037502782" calcext:value-type="float">
            <text:p>0.023635903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4497" calcext:value-type="float">
            <text:p>6.64497</text:p>
          </table:table-cell>
          <table:table-cell office:value-type="float" office:value="6.597282984" calcext:value-type="float">
            <text:p>6.597282984</text:p>
          </table:table-cell>
          <table:table-cell table:formula="of:=POWER([.C737]-6.75;2)" office:value-type="float" office:value="0.0233224869759444" calcext:value-type="float">
            <text:p>0.023322487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56289" calcext:value-type="float">
            <text:p>6.656289</text:p>
          </table:table-cell>
          <table:table-cell office:value-type="float" office:value="6.5983142406" calcext:value-type="float">
            <text:p>6.5983142406</text:p>
          </table:table-cell>
          <table:table-cell table:formula="of:=POWER([.C738]-6.75;2)" office:value-type="float" office:value="0.0230085696047548" calcext:value-type="float">
            <text:p>0.023008569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64729" calcext:value-type="float">
            <text:p>6.664729</text:p>
          </table:table-cell>
          <table:table-cell office:value-type="float" office:value="6.5993526364" calcext:value-type="float">
            <text:p>6.5993526364</text:p>
          </table:table-cell>
          <table:table-cell table:formula="of:=POWER([.C739]-6.75;2)" office:value-type="float" office:value="0.0226946281596306" calcext:value-type="float">
            <text:p>0.0226946282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679" calcext:value-type="float">
            <text:p>6.6679</text:p>
          </table:table-cell>
          <table:table-cell office:value-type="float" office:value="6.6004046203" calcext:value-type="float">
            <text:p>6.6004046203</text:p>
          </table:table-cell>
          <table:table-cell table:formula="of:=POWER([.C740]-6.75;2)" office:value-type="float" office:value="0.0223787776275872" calcext:value-type="float">
            <text:p>0.0223787776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63607" calcext:value-type="float">
            <text:p>6.663607</text:p>
          </table:table-cell>
          <table:table-cell office:value-type="float" office:value="6.6014857326" calcext:value-type="float">
            <text:p>6.6014857326</text:p>
          </table:table-cell>
          <table:table-cell table:formula="of:=POWER([.C741]-6.75;2)" office:value-type="float" office:value="0.0220564876213586" calcext:value-type="float">
            <text:p>0.022056487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50085" calcext:value-type="float">
            <text:p>6.650085</text:p>
          </table:table-cell>
          <table:table-cell office:value-type="float" office:value="6.6026207005" calcext:value-type="float">
            <text:p>6.6026207005</text:p>
          </table:table-cell>
          <table:table-cell table:formula="of:=POWER([.C742]-6.75;2)" office:value-type="float" office:value="0.0217206579211107" calcext:value-type="float">
            <text:p>0.0217206579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26208" calcext:value-type="float">
            <text:p>6.626208</text:p>
          </table:table-cell>
          <table:table-cell office:value-type="float" office:value="6.6038421925" calcext:value-type="float">
            <text:p>6.6038421925</text:p>
          </table:table-cell>
          <table:table-cell table:formula="of:=POWER([.C743]-6.75;2)" office:value-type="float" office:value="0.021362104693207" calcext:value-type="float">
            <text:p>0.0213621047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91665" calcext:value-type="float">
            <text:p>6.591665</text:p>
          </table:table-cell>
          <table:table-cell office:value-type="float" office:value="6.6051883102" calcext:value-type="float">
            <text:p>6.6051883102</text:p>
          </table:table-cell>
          <table:table-cell table:formula="of:=POWER([.C744]-6.75;2)" office:value-type="float" office:value="0.0209704255027314" calcext:value-type="float">
            <text:p>0.0209704255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4709" calcext:value-type="float">
            <text:p>6.54709</text:p>
          </table:table-cell>
          <table:table-cell office:value-type="float" office:value="6.6066989251" calcext:value-type="float">
            <text:p>6.6066989251</text:p>
          </table:table-cell>
          <table:table-cell table:formula="of:=POWER([.C745]-6.75;2)" office:value-type="float" office:value="0.0205351980674954" calcext:value-type="float">
            <text:p>0.0205351981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9414" calcext:value-type="float">
            <text:p>6.49414</text:p>
          </table:table-cell>
          <table:table-cell office:value-type="float" office:value="6.6084111818" calcext:value-type="float">
            <text:p>6.6084111818</text:p>
          </table:table-cell>
          <table:table-cell table:formula="of:=POWER([.C746]-6.75;2)" office:value-type="float" office:value="0.0200473934392726" calcext:value-type="float">
            <text:p>0.0200473934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435507" calcext:value-type="float">
            <text:p>6.435507</text:p>
          </table:table-cell>
          <table:table-cell office:value-type="float" office:value="6.6103545294" calcext:value-type="float">
            <text:p>6.6103545294</text:p>
          </table:table-cell>
          <table:table-cell table:formula="of:=POWER([.C747]-6.75;2)" office:value-type="float" office:value="0.0195008574590954" calcext:value-type="float">
            <text:p>0.019500857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374862" calcext:value-type="float">
            <text:p>6.374862</text:p>
          </table:table-cell>
          <table:table-cell office:value-type="float" office:value="6.6125457273" calcext:value-type="float">
            <text:p>6.6125457273</text:p>
          </table:table-cell>
          <table:table-cell table:formula="of:=POWER([.C748]-6.75;2)" office:value-type="float" office:value="0.0188936770834861" calcext:value-type="float">
            <text:p>0.018893677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316682" calcext:value-type="float">
            <text:p>6.316682</text:p>
          </table:table-cell>
          <table:table-cell office:value-type="float" office:value="6.6149843369" calcext:value-type="float">
            <text:p>6.6149843369</text:p>
          </table:table-cell>
          <table:table-cell table:formula="of:=POWER([.C749]-6.75;2)" office:value-type="float" office:value="0.0182292292823327" calcext:value-type="float">
            <text:p>0.018229229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265951" calcext:value-type="float">
            <text:p>6.265951</text:p>
          </table:table-cell>
          <table:table-cell office:value-type="float" office:value="6.6176492674" calcext:value-type="float">
            <text:p>6.6176492674</text:p>
          </table:table-cell>
          <table:table-cell table:formula="of:=POWER([.C750]-6.75;2)" office:value-type="float" office:value="0.0175167164197567" calcext:value-type="float">
            <text:p>0.017516716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227704" calcext:value-type="float">
            <text:p>6.227704</text:p>
          </table:table-cell>
          <table:table-cell office:value-type="float" office:value="6.6204969947" calcext:value-type="float">
            <text:p>6.6204969947</text:p>
          </table:table-cell>
          <table:table-cell table:formula="of:=POWER([.C751]-6.75;2)" office:value-type="float" office:value="0.0167710283817319" calcext:value-type="float">
            <text:p>0.016771028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206426" calcext:value-type="float">
            <text:p>6.206426</text:p>
          </table:table-cell>
          <table:table-cell office:value-type="float" office:value="6.623462123" calcext:value-type="float">
            <text:p>6.623462123</text:p>
          </table:table-cell>
          <table:table-cell table:formula="of:=POWER([.C752]-6.75;2)" office:value-type="float" office:value="0.016011834315667" calcext:value-type="float">
            <text:p>0.016011834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205362" calcext:value-type="float">
            <text:p>6.205362</text:p>
          </table:table-cell>
          <table:table-cell office:value-type="float" office:value="6.6264608075" calcext:value-type="float">
            <text:p>6.6264608075</text:p>
          </table:table-cell>
          <table:table-cell table:formula="of:=POWER([.C753]-6.75;2)" office:value-type="float" office:value="0.0152619320835521" calcext:value-type="float">
            <text:p>0.015261932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225871" calcext:value-type="float">
            <text:p>6.225871</text:p>
          </table:table-cell>
          <table:table-cell office:value-type="float" office:value="6.6293973048" calcext:value-type="float">
            <text:p>6.6293973048</text:p>
          </table:table-cell>
          <table:table-cell table:formula="of:=POWER([.C754]-6.75;2)" office:value-type="float" office:value="0.014545010089504" calcext:value-type="float">
            <text:p>0.014545010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266975" calcext:value-type="float">
            <text:p>6.266975</text:p>
          </table:table-cell>
          <table:table-cell office:value-type="float" office:value="6.6321732193" calcext:value-type="float">
            <text:p>6.6321732193</text:p>
          </table:table-cell>
          <table:table-cell table:formula="of:=POWER([.C755]-6.75;2)" office:value-type="float" office:value="0.0138831502501258" calcext:value-type="float">
            <text:p>0.013883150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25239" calcext:value-type="float">
            <text:p>6.325239</text:p>
          </table:table-cell>
          <table:table-cell office:value-type="float" office:value="6.6346984171" calcext:value-type="float">
            <text:p>6.6346984171</text:p>
          </table:table-cell>
          <table:table-cell table:formula="of:=POWER([.C756]-6.75;2)" office:value-type="float" office:value="0.0132944550192456" calcext:value-type="float">
            <text:p>0.01329445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395065" calcext:value-type="float">
            <text:p>6.395065</text:p>
          </table:table-cell>
          <table:table-cell office:value-type="float" office:value="6.6369019305" calcext:value-type="float">
            <text:p>6.6369019305</text:p>
          </table:table-cell>
          <table:table-cell table:formula="of:=POWER([.C757]-6.75;2)" office:value-type="float" office:value="0.0127911733246269" calcext:value-type="float">
            <text:p>0.012791173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6934" calcext:value-type="float">
            <text:p>6.46934</text:p>
          </table:table-cell>
          <table:table-cell office:value-type="float" office:value="6.6387409305" calcext:value-type="float">
            <text:p>6.6387409305</text:p>
          </table:table-cell>
          <table:table-cell table:formula="of:=POWER([.C758]-6.75;2)" office:value-type="float" office:value="0.0123785805460058" calcext:value-type="float">
            <text:p>0.0123785805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40349" calcext:value-type="float">
            <text:p>6.540349</text:p>
          </table:table-cell>
          <table:table-cell office:value-type="float" office:value="6.6402062406" calcext:value-type="float">
            <text:p>6.6402062406</text:p>
          </table:table-cell>
          <table:table-cell table:formula="of:=POWER([.C759]-6.75;2)" office:value-type="float" office:value="0.0120546696031852" calcext:value-type="float">
            <text:p>0.012054669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00748" calcext:value-type="float">
            <text:p>6.600748</text:p>
          </table:table-cell>
          <table:table-cell office:value-type="float" office:value="6.6413234118" calcext:value-type="float">
            <text:p>6.6413234118</text:p>
          </table:table-cell>
          <table:table-cell table:formula="of:=POWER([.C760]-6.75;2)" office:value-type="float" office:value="0.0118106008227923" calcext:value-type="float">
            <text:p>0.011810600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44486" calcext:value-type="float">
            <text:p>6.644486</text:p>
          </table:table-cell>
          <table:table-cell office:value-type="float" office:value="6.6421493797" calcext:value-type="float">
            <text:p>6.6421493797</text:p>
          </table:table-cell>
          <table:table-cell table:formula="of:=POWER([.C761]-6.75;2)" office:value-type="float" office:value="0.0116317562990947" calcext:value-type="float">
            <text:p>0.011631756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67517" calcext:value-type="float">
            <text:p>6.667517</text:p>
          </table:table-cell>
          <table:table-cell office:value-type="float" office:value="6.6427651979" calcext:value-type="float">
            <text:p>6.6427651979</text:p>
          </table:table-cell>
          <table:table-cell table:formula="of:=POWER([.C762]-6.75;2)" office:value-type="float" office:value="0.0114993027814261" calcext:value-type="float">
            <text:p>0.0114993028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68265" calcext:value-type="float">
            <text:p>6.668265</text:p>
          </table:table-cell>
          <table:table-cell office:value-type="float" office:value="6.6432661283" calcext:value-type="float">
            <text:p>6.6432661283</text:p>
          </table:table-cell>
          <table:table-cell table:formula="of:=POWER([.C763]-6.75;2)" office:value-type="float" office:value="0.011392119368072" calcext:value-type="float">
            <text:p>0.011392119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47777" calcext:value-type="float">
            <text:p>6.647777</text:p>
          </table:table-cell>
          <table:table-cell office:value-type="float" office:value="6.6437502781" calcext:value-type="float">
            <text:p>6.6437502781</text:p>
          </table:table-cell>
          <table:table-cell table:formula="of:=POWER([.C764]-6.75;2)" office:value-type="float" office:value="0.0112890034038274" calcext:value-type="float">
            <text:p>0.011289003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09573" calcext:value-type="float">
            <text:p>6.609573</text:p>
          </table:table-cell>
          <table:table-cell office:value-type="float" office:value="6.6443073262" calcext:value-type="float">
            <text:p>6.6443073262</text:p>
          </table:table-cell>
          <table:table-cell table:formula="of:=POWER([.C765]-6.75;2)" office:value-type="float" office:value="0.0111709412949932" calcext:value-type="float">
            <text:p>0.011170941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59192" calcext:value-type="float">
            <text:p>6.559192</text:p>
          </table:table-cell>
          <table:table-cell office:value-type="float" office:value="6.6450085615" calcext:value-type="float">
            <text:p>6.6450085615</text:p>
          </table:table-cell>
          <table:table-cell table:formula="of:=POWER([.C766]-6.75;2)" office:value-type="float" office:value="0.0110232021582993" calcext:value-type="float">
            <text:p>0.0110232022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03491" calcext:value-type="float">
            <text:p>6.503491</text:p>
          </table:table-cell>
          <table:table-cell office:value-type="float" office:value="6.6458995134" calcext:value-type="float">
            <text:p>6.6458995134</text:p>
          </table:table-cell>
          <table:table-cell table:formula="of:=POWER([.C767]-6.75;2)" office:value-type="float" office:value="0.0108369113103568" calcext:value-type="float">
            <text:p>0.010836911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49767" calcext:value-type="float">
            <text:p>6.449767</text:p>
          </table:table-cell>
          <table:table-cell office:value-type="float" office:value="6.646995984" calcext:value-type="float">
            <text:p>6.646995984</text:p>
          </table:table-cell>
          <table:table-cell table:formula="of:=POWER([.C768]-6.75;2)" office:value-type="float" office:value="0.0106098273121282" calcext:value-type="float">
            <text:p>0.010609827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04811" calcext:value-type="float">
            <text:p>6.404811</text:p>
          </table:table-cell>
          <table:table-cell office:value-type="float" office:value="6.648284" calcext:value-type="float">
            <text:p>6.648284</text:p>
          </table:table-cell>
          <table:table-cell table:formula="of:=POWER([.C769]-6.75;2)" office:value-type="float" office:value="0.0103461446559999" calcext:value-type="float">
            <text:p>0.010346144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374054" calcext:value-type="float">
            <text:p>6.374054</text:p>
          </table:table-cell>
          <table:table-cell office:value-type="float" office:value="6.6497236096" calcext:value-type="float">
            <text:p>6.6497236096</text:p>
          </table:table-cell>
          <table:table-cell table:formula="of:=POWER([.C770]-6.75;2)" office:value-type="float" office:value="0.0100553544716533" calcext:value-type="float">
            <text:p>0.010055354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360931" calcext:value-type="float">
            <text:p>6.360931</text:p>
          </table:table-cell>
          <table:table-cell office:value-type="float" office:value="6.6512557647" calcext:value-type="float">
            <text:p>6.6512557647</text:p>
          </table:table-cell>
          <table:table-cell table:formula="of:=POWER([.C771]-6.75;2)" office:value-type="float" office:value="0.00975042400498174" calcext:value-type="float">
            <text:p>0.00975042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66592" calcext:value-type="float">
            <text:p>6.366592</text:p>
          </table:table-cell>
          <table:table-cell office:value-type="float" office:value="6.6528110481" calcext:value-type="float">
            <text:p>6.6528110481</text:p>
          </table:table-cell>
          <table:table-cell table:formula="of:=POWER([.C772]-6.75;2)" office:value-type="float" office:value="0.00944569237142047" calcext:value-type="float">
            <text:p>0.0094456924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389958" calcext:value-type="float">
            <text:p>6.389958</text:p>
          </table:table-cell>
          <table:table-cell office:value-type="float" office:value="6.6543186096" calcext:value-type="float">
            <text:p>6.6543186096</text:p>
          </table:table-cell>
          <table:table-cell table:formula="of:=POWER([.C773]-6.75;2)" office:value-type="float" office:value="0.00915492846887726" calcext:value-type="float">
            <text:p>0.009154928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28058" calcext:value-type="float">
            <text:p>6.428058</text:p>
          </table:table-cell>
          <table:table-cell office:value-type="float" office:value="6.6557139251" calcext:value-type="float">
            <text:p>6.6557139251</text:p>
          </table:table-cell>
          <table:table-cell table:formula="of:=POWER([.C774]-6.75;2)" office:value-type="float" office:value="0.00888986392004847" calcext:value-type="float">
            <text:p>0.008889863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476516" calcext:value-type="float">
            <text:p>6.476516</text:p>
          </table:table-cell>
          <table:table-cell office:value-type="float" office:value="6.6569444973" calcext:value-type="float">
            <text:p>6.6569444973</text:p>
          </table:table-cell>
          <table:table-cell table:formula="of:=POWER([.C775]-6.75;2)" office:value-type="float" office:value="0.00865932658274978" calcext:value-type="float">
            <text:p>0.0086593266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30041" calcext:value-type="float">
            <text:p>6.530041</text:p>
          </table:table-cell>
          <table:table-cell office:value-type="float" office:value="6.6579734599" calcext:value-type="float">
            <text:p>6.6579734599</text:p>
          </table:table-cell>
          <table:table-cell table:formula="of:=POWER([.C776]-6.75;2)" office:value-type="float" office:value="0.00846888408277691" calcext:value-type="float">
            <text:p>0.008468884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582823" calcext:value-type="float">
            <text:p>6.582823</text:p>
          </table:table-cell>
          <table:table-cell office:value-type="float" office:value="6.6587816738" calcext:value-type="float">
            <text:p>6.6587816738</text:p>
          </table:table-cell>
          <table:table-cell table:formula="of:=POWER([.C777]-6.75;2)" office:value-type="float" office:value="0.00832078303472959" calcext:value-type="float">
            <text:p>0.00832078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28816" calcext:value-type="float">
            <text:p>6.628816</text:p>
          </table:table-cell>
          <table:table-cell office:value-type="float" office:value="6.6593692513" calcext:value-type="float">
            <text:p>6.6593692513</text:p>
          </table:table-cell>
          <table:table-cell table:formula="of:=POWER([.C778]-6.75;2)" office:value-type="float" office:value="0.00821393260992251" calcext:value-type="float">
            <text:p>0.008213932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61927" calcext:value-type="float">
            <text:p>6.661927</text:p>
          </table:table-cell>
          <table:table-cell office:value-type="float" office:value="6.6597571872" calcext:value-type="float">
            <text:p>6.6597571872</text:p>
          </table:table-cell>
          <table:table-cell table:formula="of:=POWER([.C779]-6.75;2)" office:value-type="float" office:value="0.00814376526205579" calcext:value-type="float">
            <text:p>0.008143765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76166" calcext:value-type="float">
            <text:p>6.676166</text:p>
          </table:table-cell>
          <table:table-cell office:value-type="float" office:value="6.659989492" calcext:value-type="float">
            <text:p>6.659989492</text:p>
          </table:table-cell>
          <table:table-cell table:formula="of:=POWER([.C780]-6.75;2)" office:value-type="float" office:value="0.00810189155041802" calcext:value-type="float">
            <text:p>0.008101891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65818" calcext:value-type="float">
            <text:p>6.665818</text:p>
          </table:table-cell>
          <table:table-cell office:value-type="float" office:value="6.660135631" calcext:value-type="float">
            <text:p>6.660135631</text:p>
          </table:table-cell>
          <table:table-cell table:formula="of:=POWER([.C781]-6.75;2)" office:value-type="float" office:value="0.00807560481576813" calcext:value-type="float">
            <text:p>0.008075604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25634" calcext:value-type="float">
            <text:p>6.625634</text:p>
          </table:table-cell>
          <table:table-cell office:value-type="float" office:value="6.6602927059" calcext:value-type="float">
            <text:p>6.6602927059</text:p>
          </table:table-cell>
          <table:table-cell table:formula="of:=POWER([.C782]-6.75;2)" office:value-type="float" office:value="0.00804739861474391" calcext:value-type="float">
            <text:p>0.008047398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51051" calcext:value-type="float">
            <text:p>6.551051</text:p>
          </table:table-cell>
          <table:table-cell office:value-type="float" office:value="6.6605867647" calcext:value-type="float">
            <text:p>6.6605867647</text:p>
          </table:table-cell>
          <table:table-cell table:formula="of:=POWER([.C783]-6.75;2)" office:value-type="float" office:value="0.00799472664681323" calcext:value-type="float">
            <text:p>0.007994726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38322" calcext:value-type="float">
            <text:p>6.438322</text:p>
          </table:table-cell>
          <table:table-cell office:value-type="float" office:value="6.6611727433" calcext:value-type="float">
            <text:p>6.6611727433</text:p>
          </table:table-cell>
          <table:table-cell table:formula="of:=POWER([.C784]-6.75;2)" office:value-type="float" office:value="0.00789028153284772" calcext:value-type="float">
            <text:p>0.007890281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284465" calcext:value-type="float">
            <text:p>6.284465</text:p>
          </table:table-cell>
          <table:table-cell office:value-type="float" office:value="6.6622331658" calcext:value-type="float">
            <text:p>6.6622331658</text:p>
          </table:table-cell>
          <table:table-cell table:formula="of:=POWER([.C785]-6.75;2)" office:value-type="float" office:value="0.00770301718549029" calcext:value-type="float">
            <text:p>0.007703017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086746" calcext:value-type="float">
            <text:p>6.086746</text:p>
          </table:table-cell>
          <table:table-cell office:value-type="float" office:value="6.6639764332" calcext:value-type="float">
            <text:p>6.6639764332</text:p>
          </table:table-cell>
          <table:table-cell table:formula="of:=POWER([.C786]-6.75;2)" office:value-type="float" office:value="0.00740005404499403" calcext:value-type="float">
            <text:p>0.00740005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84125" calcext:value-type="float">
            <text:p>5.84125</text:p>
          </table:table-cell>
          <table:table-cell office:value-type="float" office:value="6.6666370642" calcext:value-type="float">
            <text:p>6.6666370642</text:p>
          </table:table-cell>
          <table:table-cell table:formula="of:=POWER([.C787]-6.75;2)" office:value-type="float" office:value="0.00694937906519497" calcext:value-type="float">
            <text:p>0.006949379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539385" calcext:value-type="float">
            <text:p>5.539385</text:p>
          </table:table-cell>
          <table:table-cell office:value-type="float" office:value="6.6704826203" calcext:value-type="float">
            <text:p>6.6704826203</text:p>
          </table:table-cell>
          <table:table-cell table:formula="of:=POWER([.C788]-6.75;2)" office:value-type="float" office:value="0.00632301367435403" calcext:value-type="float">
            <text:p>0.006323013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158974" calcext:value-type="float">
            <text:p>5.158974</text:p>
          </table:table-cell>
          <table:table-cell office:value-type="float" office:value="6.6758382781" calcext:value-type="float">
            <text:p>6.6758382781</text:p>
          </table:table-cell>
          <table:table-cell table:formula="of:=POWER([.C789]-6.75;2)" office:value-type="float" office:value="0.00549996099517286" calcext:value-type="float">
            <text:p>0.00549996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637284" calcext:value-type="float">
            <text:p>4.637284</text:p>
          </table:table-cell>
          <table:table-cell office:value-type="float" office:value="6.6831578556" calcext:value-type="float">
            <text:p>6.6831578556</text:p>
          </table:table-cell>
          <table:table-cell table:formula="of:=POWER([.C790]-6.75;2)" office:value-type="float" office:value="0.00446787226799043" calcext:value-type="float">
            <text:p>0.0044678723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755136" calcext:value-type="float">
            <text:p>3.755136</text:p>
          </table:table-cell>
          <table:table-cell office:value-type="float" office:value="6.6932377861" calcext:value-type="float">
            <text:p>6.6932377861</text:p>
          </table:table-cell>
          <table:table-cell table:formula="of:=POWER([.C791]-6.75;2)" office:value-type="float" office:value="0.00322194892682934" calcext:value-type="float">
            <text:p>0.0032219489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755136" calcext:value-type="float">
            <text:p>3.755136</text:p>
          </table:table-cell>
          <table:table-cell office:value-type="float" office:value="6.7080496471" calcext:value-type="float">
            <text:p>6.7080496471</text:p>
          </table:table-cell>
          <table:table-cell table:formula="of:=POWER([.C792]-6.75;2)" office:value-type="float" office:value="0.00175983210843452" calcext:value-type="float">
            <text:p>0.001759832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755136" calcext:value-type="float">
            <text:p>3.755136</text:p>
          </table:table-cell>
          <table:table-cell office:value-type="float" office:value="6.7229181176" calcext:value-type="float">
            <text:p>6.7229181176</text:p>
          </table:table-cell>
          <table:table-cell table:formula="of:=POWER([.C793]-6.75;2)" office:value-type="float" office:value="0.000733428354327435" calcext:value-type="float">
            <text:p>0.0007334284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.040848" calcext:value-type="float">
            <text:p>12.040848</text:p>
          </table:table-cell>
          <table:table-cell office:value-type="float" office:value="6.7378779251" calcext:value-type="float">
            <text:p>6.7378779251</text:p>
          </table:table-cell>
          <table:table-cell table:formula="of:=POWER([.C794]-6.75;2)" office:value-type="float" office:value="0.000146944699881203" calcext:value-type="float">
            <text:p>0.0001469447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187906" calcext:value-type="float">
            <text:p>8.187906</text:p>
          </table:table-cell>
          <table:table-cell office:value-type="float" office:value="6.708642877" calcext:value-type="float">
            <text:p>6.708642877</text:p>
          </table:table-cell>
          <table:table-cell table:formula="of:=POWER([.C795]-6.75;2)" office:value-type="float" office:value="0.00171041162283713" calcext:value-type="float">
            <text:p>0.001710411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271647" calcext:value-type="float">
            <text:p>7.271647</text:p>
          </table:table-cell>
          <table:table-cell office:value-type="float" office:value="6.7001318503" calcext:value-type="float">
            <text:p>6.7001318503</text:p>
          </table:table-cell>
          <table:table-cell table:formula="of:=POWER([.C796]-6.75;2)" office:value-type="float" office:value="0.00248683235450161" calcext:value-type="float">
            <text:p>0.0024868324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86069" calcext:value-type="float">
            <text:p>6.886069</text:p>
          </table:table-cell>
          <table:table-cell office:value-type="float" office:value="6.6966288824" calcext:value-type="float">
            <text:p>6.6966288824</text:p>
          </table:table-cell>
          <table:table-cell table:formula="of:=POWER([.C797]-6.75;2)" office:value-type="float" office:value="0.00284847619387305" calcext:value-type="float">
            <text:p>0.002848476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05254" calcext:value-type="float">
            <text:p>6.705254</text:p>
          </table:table-cell>
          <table:table-cell office:value-type="float" office:value="6.6952666471" calcext:value-type="float">
            <text:p>6.6952666471</text:p>
          </table:table-cell>
          <table:table-cell table:formula="of:=POWER([.C798]-6.75;2)" office:value-type="float" office:value="0.00299573991967589" calcext:value-type="float">
            <text:p>0.002995739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27133" calcext:value-type="float">
            <text:p>6.627133</text:p>
          </table:table-cell>
          <table:table-cell office:value-type="float" office:value="6.6949057861" calcext:value-type="float">
            <text:p>6.6949057861</text:p>
          </table:table-cell>
          <table:table-cell table:formula="of:=POWER([.C799]-6.75;2)" office:value-type="float" office:value="0.00303537240525899" calcext:value-type="float">
            <text:p>0.003035372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05748" calcext:value-type="float">
            <text:p>6.605748</text:p>
          </table:table-cell>
          <table:table-cell office:value-type="float" office:value="6.6949428021" calcext:value-type="float">
            <text:p>6.6949428021</text:p>
          </table:table-cell>
          <table:table-cell table:formula="of:=POWER([.C800]-6.75;2)" office:value-type="float" office:value="0.00303129504059977" calcext:value-type="float">
            <text:p>0.00303129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15388" calcext:value-type="float">
            <text:p>6.615388</text:p>
          </table:table-cell>
          <table:table-cell office:value-type="float" office:value="6.6950164278" calcext:value-type="float">
            <text:p>6.6950164278</text:p>
          </table:table-cell>
          <table:table-cell table:formula="of:=POWER([.C801]-6.75;2)" office:value-type="float" office:value="0.00302319321187264" calcext:value-type="float">
            <text:p>0.003023193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39702" calcext:value-type="float">
            <text:p>6.639702</text:p>
          </table:table-cell>
          <table:table-cell office:value-type="float" office:value="6.694906508" calcext:value-type="float">
            <text:p>6.694906508</text:p>
          </table:table-cell>
          <table:table-cell table:formula="of:=POWER([.C802]-6.75;2)" office:value-type="float" office:value="0.00303529286075408" calcext:value-type="float">
            <text:p>0.003035292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67607" calcext:value-type="float">
            <text:p>6.667607</text:p>
          </table:table-cell>
          <table:table-cell office:value-type="float" office:value="6.6944908342" calcext:value-type="float">
            <text:p>6.6944908342</text:p>
          </table:table-cell>
          <table:table-cell table:formula="of:=POWER([.C803]-6.75;2)" office:value-type="float" office:value="0.00308126748781191" calcext:value-type="float">
            <text:p>0.003081267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91461" calcext:value-type="float">
            <text:p>6.691461</text:p>
          </table:table-cell>
          <table:table-cell office:value-type="float" office:value="6.6937226417" calcext:value-type="float">
            <text:p>6.6937226417</text:p>
          </table:table-cell>
          <table:table-cell table:formula="of:=POWER([.C804]-6.75;2)" office:value-type="float" office:value="0.00316714105722658" calcext:value-type="float">
            <text:p>0.003167141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06123" calcext:value-type="float">
            <text:p>6.706123</text:p>
          </table:table-cell>
          <table:table-cell office:value-type="float" office:value="6.6926158503" calcext:value-type="float">
            <text:p>6.6926158503</text:p>
          </table:table-cell>
          <table:table-cell table:formula="of:=POWER([.C805]-6.75;2)" office:value-type="float" office:value="0.00329294063679199" calcext:value-type="float">
            <text:p>0.00329294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08419" calcext:value-type="float">
            <text:p>6.708419</text:p>
          </table:table-cell>
          <table:table-cell office:value-type="float" office:value="6.691232738" calcext:value-type="float">
            <text:p>6.691232738</text:p>
          </table:table-cell>
          <table:table-cell table:formula="of:=POWER([.C806]-6.75;2)" office:value-type="float" office:value="0.00345359108297664" calcext:value-type="float">
            <text:p>0.003453591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96815" calcext:value-type="float">
            <text:p>6.696815</text:p>
          </table:table-cell>
          <table:table-cell office:value-type="float" office:value="6.6896717219" calcext:value-type="float">
            <text:p>6.6896717219</text:p>
          </table:table-cell>
          <table:table-cell table:formula="of:=POWER([.C807]-6.75;2)" office:value-type="float" office:value="0.00363950113851095" calcext:value-type="float">
            <text:p>0.003639501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71209" calcext:value-type="float">
            <text:p>6.671209</text:p>
          </table:table-cell>
          <table:table-cell office:value-type="float" office:value="6.6880543316" calcext:value-type="float">
            <text:p>6.6880543316</text:p>
          </table:table-cell>
          <table:table-cell table:formula="of:=POWER([.C808]-6.75;2)" office:value-type="float" office:value="0.00383726583352275" calcext:value-type="float">
            <text:p>0.003837265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32795" calcext:value-type="float">
            <text:p>6.632795</text:p>
          </table:table-cell>
          <table:table-cell office:value-type="float" office:value="6.6865114866" calcext:value-type="float">
            <text:p>6.6865114866</text:p>
          </table:table-cell>
          <table:table-cell table:formula="of:=POWER([.C809]-6.75;2)" office:value-type="float" office:value="0.00403079133374201" calcext:value-type="float">
            <text:p>0.004030791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83955" calcext:value-type="float">
            <text:p>6.583955</text:p>
          </table:table-cell>
          <table:table-cell office:value-type="float" office:value="6.6851695561" calcext:value-type="float">
            <text:p>6.6851695561</text:p>
          </table:table-cell>
          <table:table-cell table:formula="of:=POWER([.C810]-6.75;2)" office:value-type="float" office:value="0.00420298645627105" calcext:value-type="float">
            <text:p>0.004202986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28128" calcext:value-type="float">
            <text:p>6.528128</text:p>
          </table:table-cell>
          <table:table-cell office:value-type="float" office:value="6.6841371765" calcext:value-type="float">
            <text:p>6.6841371765</text:p>
          </table:table-cell>
          <table:table-cell table:formula="of:=POWER([.C811]-6.75;2)" office:value-type="float" office:value="0.00433791151939213" calcext:value-type="float">
            <text:p>0.004337911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69607" calcext:value-type="float">
            <text:p>6.469607</text:p>
          </table:table-cell>
          <table:table-cell office:value-type="float" office:value="6.6834938235" calcext:value-type="float">
            <text:p>6.6834938235</text:p>
          </table:table-cell>
          <table:table-cell table:formula="of:=POWER([.C812]-6.75;2)" office:value-type="float" office:value="0.00442307151264914" calcext:value-type="float">
            <text:p>0.004423071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13233" calcext:value-type="float">
            <text:p>6.413233</text:p>
          </table:table-cell>
          <table:table-cell office:value-type="float" office:value="6.6832811551" calcext:value-type="float">
            <text:p>6.6832811551</text:p>
          </table:table-cell>
          <table:table-cell table:formula="of:=POWER([.C813]-6.75;2)" office:value-type="float" office:value="0.00445140426479032" calcext:value-type="float">
            <text:p>0.004451404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63954" calcext:value-type="float">
            <text:p>6.363954</text:p>
          </table:table-cell>
          <table:table-cell office:value-type="float" office:value="6.6834979037" calcext:value-type="float">
            <text:p>6.6834979037</text:p>
          </table:table-cell>
          <table:table-cell table:formula="of:=POWER([.C814]-6.75;2)" office:value-type="float" office:value="0.00442252881229445" calcext:value-type="float">
            <text:p>0.0044225288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326278" calcext:value-type="float">
            <text:p>6.326278</text:p>
          </table:table-cell>
          <table:table-cell office:value-type="float" office:value="6.6852158817" calcext:value-type="float">
            <text:p>6.6852158817</text:p>
          </table:table-cell>
          <table:table-cell table:formula="of:=POWER([.C815]-6.75;2)" office:value-type="float" office:value="0.00419698198390845" calcext:value-type="float">
            <text:p>0.00419698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03678" calcext:value-type="float">
            <text:p>6.303678</text:p>
          </table:table-cell>
          <table:table-cell office:value-type="float" office:value="6.6871560865" calcext:value-type="float">
            <text:p>6.6871560865</text:p>
          </table:table-cell>
          <table:table-cell table:formula="of:=POWER([.C816]-6.75;2)" office:value-type="float" office:value="0.00394935746399549" calcext:value-type="float">
            <text:p>0.003949357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298072" calcext:value-type="float">
            <text:p>6.298072</text:p>
          </table:table-cell>
          <table:table-cell office:value-type="float" office:value="6.6892402065" calcext:value-type="float">
            <text:p>6.6892402065</text:p>
          </table:table-cell>
          <table:table-cell table:formula="of:=POWER([.C817]-6.75;2)" office:value-type="float" office:value="0.00369175250616263" calcext:value-type="float">
            <text:p>0.003691752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09482" calcext:value-type="float">
            <text:p>6.309482</text:p>
          </table:table-cell>
          <table:table-cell office:value-type="float" office:value="6.6913777377" calcext:value-type="float">
            <text:p>6.6913777377</text:p>
          </table:table-cell>
          <table:table-cell table:formula="of:=POWER([.C818]-6.75;2)" office:value-type="float" office:value="0.00343656963717001" calcext:value-type="float">
            <text:p>0.003436569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336001" calcext:value-type="float">
            <text:p>6.336001</text:p>
          </table:table-cell>
          <table:table-cell office:value-type="float" office:value="6.6934760659" calcext:value-type="float">
            <text:p>6.6934760659</text:p>
          </table:table-cell>
          <table:table-cell table:formula="of:=POWER([.C819]-6.75;2)" office:value-type="float" office:value="0.00319495512614118" calcext:value-type="float">
            <text:p>0.003194955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74061" calcext:value-type="float">
            <text:p>6.374061</text:p>
          </table:table-cell>
          <table:table-cell office:value-type="float" office:value="6.6954510663" calcext:value-type="float">
            <text:p>6.6954510663</text:p>
          </table:table-cell>
          <table:table-cell table:formula="of:=POWER([.C820]-6.75;2)" office:value-type="float" office:value="0.00297558616780695" calcext:value-type="float">
            <text:p>0.002975586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18979" calcext:value-type="float">
            <text:p>6.418979</text:p>
          </table:table-cell>
          <table:table-cell office:value-type="float" office:value="6.6972365667" calcext:value-type="float">
            <text:p>6.6972365667</text:p>
          </table:table-cell>
          <table:table-cell table:formula="of:=POWER([.C821]-6.75;2)" office:value-type="float" office:value="0.00278397989360355" calcext:value-type="float">
            <text:p>0.0027839799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65643" calcext:value-type="float">
            <text:p>6.465643</text:p>
          </table:table-cell>
          <table:table-cell office:value-type="float" office:value="6.6987910782" calcext:value-type="float">
            <text:p>6.6987910782</text:p>
          </table:table-cell>
          <table:table-cell table:formula="of:=POWER([.C822]-6.75;2)" office:value-type="float" office:value="0.0026223536719185" calcext:value-type="float">
            <text:p>0.002622353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09213" calcext:value-type="float">
            <text:p>6.509213</text:p>
          </table:table-cell>
          <table:table-cell office:value-type="float" office:value="6.7001008989" calcext:value-type="float">
            <text:p>6.7001008989</text:p>
          </table:table-cell>
          <table:table-cell table:formula="of:=POWER([.C823]-6.75;2)" office:value-type="float" office:value="0.00248992029058805" calcext:value-type="float">
            <text:p>0.002489920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4572" calcext:value-type="float">
            <text:p>6.54572</text:p>
          </table:table-cell>
          <table:table-cell office:value-type="float" office:value="6.7011793616" calcext:value-type="float">
            <text:p>6.7011793616</text:p>
          </table:table-cell>
          <table:table-cell table:formula="of:=POWER([.C824]-6.75;2)" office:value-type="float" office:value="0.00238345473378352" calcext:value-type="float">
            <text:p>0.002383454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72466" calcext:value-type="float">
            <text:p>6.572466</text:p>
          </table:table-cell>
          <table:table-cell office:value-type="float" office:value="6.7020626534" calcext:value-type="float">
            <text:p>6.7020626534</text:p>
          </table:table-cell>
          <table:table-cell table:formula="of:=POWER([.C825]-6.75;2)" office:value-type="float" office:value="0.00229798919904848" calcext:value-type="float">
            <text:p>0.002297989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588217" calcext:value-type="float">
            <text:p>6.588217</text:p>
          </table:table-cell>
          <table:table-cell office:value-type="float" office:value="6.7028032057" calcext:value-type="float">
            <text:p>6.7028032057</text:p>
          </table:table-cell>
          <table:table-cell table:formula="of:=POWER([.C826]-6.75;2)" office:value-type="float" office:value="0.00222753739219647" calcext:value-type="float">
            <text:p>0.002227537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93172" calcext:value-type="float">
            <text:p>6.593172</text:p>
          </table:table-cell>
          <table:table-cell office:value-type="float" office:value="6.7034617471" calcext:value-type="float">
            <text:p>6.7034617471</text:p>
          </table:table-cell>
          <table:table-cell table:formula="of:=POWER([.C827]-6.75;2)" office:value-type="float" office:value="0.00216580898298432" calcext:value-type="float">
            <text:p>0.00216580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88744" calcext:value-type="float">
            <text:p>6.588744</text:p>
          </table:table-cell>
          <table:table-cell office:value-type="float" office:value="6.7040992601" calcext:value-type="float">
            <text:p>6.7040992601</text:p>
          </table:table-cell>
          <table:table-cell table:formula="of:=POWER([.C828]-6.75;2)" office:value-type="float" office:value="0.00210687792336749" calcext:value-type="float">
            <text:p>0.002106877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77227" calcext:value-type="float">
            <text:p>6.577227</text:p>
          </table:table-cell>
          <table:table-cell office:value-type="float" office:value="6.7047699302" calcext:value-type="float">
            <text:p>6.7047699302</text:p>
          </table:table-cell>
          <table:table-cell table:formula="of:=POWER([.C829]-6.75;2)" office:value-type="float" office:value="0.00204575921411284" calcext:value-type="float">
            <text:p>0.0020457592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61374" calcext:value-type="float">
            <text:p>6.561374</text:p>
          </table:table-cell>
          <table:table-cell office:value-type="float" office:value="6.7055157953" calcext:value-type="float">
            <text:p>6.7055157953</text:p>
          </table:table-cell>
          <table:table-cell table:formula="of:=POWER([.C830]-6.75;2)" office:value-type="float" office:value="0.00197884446779148" calcext:value-type="float">
            <text:p>0.001978844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43994" calcext:value-type="float">
            <text:p>6.543994</text:p>
          </table:table-cell>
          <table:table-cell office:value-type="float" office:value="6.7063636882" calcext:value-type="float">
            <text:p>6.7063636882</text:p>
          </table:table-cell>
          <table:table-cell table:formula="of:=POWER([.C831]-6.75;2)" office:value-type="float" office:value="0.00190412770750684" calcext:value-type="float">
            <text:p>0.0019041277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27602" calcext:value-type="float">
            <text:p>6.527602</text:p>
          </table:table-cell>
          <table:table-cell office:value-type="float" office:value="6.7073244556" calcext:value-type="float">
            <text:p>6.7073244556</text:p>
          </table:table-cell>
          <table:table-cell table:formula="of:=POWER([.C832]-6.75;2)" office:value-type="float" office:value="0.00182120208983635" calcext:value-type="float">
            <text:p>0.001821202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14176" calcext:value-type="float">
            <text:p>6.514176</text:p>
          </table:table-cell>
          <table:table-cell office:value-type="float" office:value="6.7083942321" calcext:value-type="float">
            <text:p>6.7083942321</text:p>
          </table:table-cell>
          <table:table-cell table:formula="of:=POWER([.C833]-6.75;2)" office:value-type="float" office:value="0.00173103992254868" calcext:value-type="float">
            <text:p>0.0017310399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05043" calcext:value-type="float">
            <text:p>6.505043</text:p>
          </table:table-cell>
          <table:table-cell office:value-type="float" office:value="6.7095572156" calcext:value-type="float">
            <text:p>6.7095572156</text:p>
          </table:table-cell>
          <table:table-cell table:formula="of:=POWER([.C834]-6.75;2)" office:value-type="float" office:value="0.00163561881002486" calcext:value-type="float">
            <text:p>0.001635618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00877" calcext:value-type="float">
            <text:p>6.500877</text:p>
          </table:table-cell>
          <table:table-cell office:value-type="float" office:value="6.7107892289" calcext:value-type="float">
            <text:p>6.7107892289</text:p>
          </table:table-cell>
          <table:table-cell table:formula="of:=POWER([.C835]-6.75;2)" office:value-type="float" office:value="0.00153748457025656" calcext:value-type="float">
            <text:p>0.001537484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01785" calcext:value-type="float">
            <text:p>6.501785</text:p>
          </table:table-cell>
          <table:table-cell office:value-type="float" office:value="6.7120614242" calcext:value-type="float">
            <text:p>6.7120614242</text:p>
          </table:table-cell>
          <table:table-cell table:formula="of:=POWER([.C836]-6.75;2)" office:value-type="float" office:value="0.00143933553373236" calcext:value-type="float">
            <text:p>0.0014393355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0743" calcext:value-type="float">
            <text:p>6.50743</text:p>
          </table:table-cell>
          <table:table-cell office:value-type="float" office:value="6.7133435976" calcext:value-type="float">
            <text:p>6.7133435976</text:p>
          </table:table-cell>
          <table:table-cell table:formula="of:=POWER([.C837]-6.75;2)" office:value-type="float" office:value="0.00134369183691074" calcext:value-type="float">
            <text:p>0.001343691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17156" calcext:value-type="float">
            <text:p>6.517156</text:p>
          </table:table-cell>
          <table:table-cell office:value-type="float" office:value="6.7146068712" calcext:value-type="float">
            <text:p>6.7146068712</text:p>
          </table:table-cell>
          <table:table-cell table:formula="of:=POWER([.C838]-6.75;2)" office:value-type="float" office:value="0.00125267356625339" calcext:value-type="float">
            <text:p>0.001252673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30088" calcext:value-type="float">
            <text:p>6.530088</text:p>
          </table:table-cell>
          <table:table-cell office:value-type="float" office:value="6.7158257037" calcext:value-type="float">
            <text:p>6.7158257037</text:p>
          </table:table-cell>
          <table:table-cell table:formula="of:=POWER([.C839]-6.75;2)" office:value-type="float" office:value="0.00116788252760018" calcext:value-type="float">
            <text:p>0.001167882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45193" calcext:value-type="float">
            <text:p>6.545193</text:p>
          </table:table-cell>
          <table:table-cell office:value-type="float" office:value="6.716979354" calcext:value-type="float">
            <text:p>6.716979354</text:p>
          </table:table-cell>
          <table:table-cell table:formula="of:=POWER([.C840]-6.75;2)" office:value-type="float" office:value="0.0010903630622573" calcext:value-type="float">
            <text:p>0.001090363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61328" calcext:value-type="float">
            <text:p>6.561328</text:p>
          </table:table-cell>
          <table:table-cell office:value-type="float" office:value="6.7180530188" calcext:value-type="float">
            <text:p>6.7180530188</text:p>
          </table:table-cell>
          <table:table-cell table:formula="of:=POWER([.C841]-6.75;2)" office:value-type="float" office:value="0.00102060960779315" calcext:value-type="float">
            <text:p>0.001020609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77285" calcext:value-type="float">
            <text:p>6.577285</text:p>
          </table:table-cell>
          <table:table-cell office:value-type="float" office:value="6.7190387107" calcext:value-type="float">
            <text:p>6.7190387107</text:p>
          </table:table-cell>
          <table:table-cell table:formula="of:=POWER([.C842]-6.75;2)" office:value-type="float" office:value="0.00095860143511832" calcext:value-type="float">
            <text:p>0.000958601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91861" calcext:value-type="float">
            <text:p>6.591861</text:p>
          </table:table-cell>
          <table:table-cell office:value-type="float" office:value="6.7199358861" calcext:value-type="float">
            <text:p>6.7199358861</text:p>
          </table:table-cell>
          <table:table-cell table:formula="of:=POWER([.C843]-6.75;2)" office:value-type="float" office:value="0.000903850944592171" calcext:value-type="float">
            <text:p>0.000903850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03963" calcext:value-type="float">
            <text:p>6.603963</text:p>
          </table:table-cell>
          <table:table-cell office:value-type="float" office:value="6.7207516497" calcext:value-type="float">
            <text:p>6.7207516497</text:p>
          </table:table-cell>
          <table:table-cell table:formula="of:=POWER([.C844]-6.75;2)" office:value-type="float" office:value="0.000855465995271488" calcext:value-type="float">
            <text:p>0.00085546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12749" calcext:value-type="float">
            <text:p>6.612749</text:p>
          </table:table-cell>
          <table:table-cell office:value-type="float" office:value="6.7215002949" calcext:value-type="float">
            <text:p>6.7215002949</text:p>
          </table:table-cell>
          <table:table-cell table:formula="of:=POWER([.C845]-6.75;2)" office:value-type="float" office:value="0.000812233190786953" calcext:value-type="float">
            <text:p>0.000812233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17773" calcext:value-type="float">
            <text:p>6.617773</text:p>
          </table:table-cell>
          <table:table-cell office:value-type="float" office:value="6.7222019161" calcext:value-type="float">
            <text:p>6.7222019161</text:p>
          </table:table-cell>
          <table:table-cell table:formula="of:=POWER([.C846]-6.75;2)" office:value-type="float" office:value="0.000772733468511417" calcext:value-type="float">
            <text:p>0.000772733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19109" calcext:value-type="float">
            <text:p>6.619109</text:p>
          </table:table-cell>
          <table:table-cell office:value-type="float" office:value="6.722880026" calcext:value-type="float">
            <text:p>6.722880026</text:p>
          </table:table-cell>
          <table:table-cell table:formula="of:=POWER([.C847]-6.75;2)" office:value-type="float" office:value="0.000735492989760657" calcext:value-type="float">
            <text:p>0.00073549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17417" calcext:value-type="float">
            <text:p>6.617417</text:p>
          </table:table-cell>
          <table:table-cell office:value-type="float" office:value="6.723558268" calcext:value-type="float">
            <text:p>6.723558268</text:p>
          </table:table-cell>
          <table:table-cell table:formula="of:=POWER([.C848]-6.75;2)" office:value-type="float" office:value="0.000699165191159841" calcext:value-type="float">
            <text:p>0.000699165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13912" calcext:value-type="float">
            <text:p>6.613912</text:p>
          </table:table-cell>
          <table:table-cell office:value-type="float" office:value="6.7242565658" calcext:value-type="float">
            <text:p>6.7242565658</text:p>
          </table:table-cell>
          <table:table-cell table:formula="of:=POWER([.C849]-6.75;2)" office:value-type="float" office:value="0.00066272440440972" calcext:value-type="float">
            <text:p>0.000662724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1024" calcext:value-type="float">
            <text:p>6.61024</text:p>
          </table:table-cell>
          <table:table-cell office:value-type="float" office:value="6.7249873245" calcext:value-type="float">
            <text:p>6.7249873245</text:p>
          </table:table-cell>
          <table:table-cell table:formula="of:=POWER([.C850]-6.75;2)" office:value-type="float" office:value="0.00062563393566831" calcext:value-type="float">
            <text:p>0.000625633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08244" calcext:value-type="float">
            <text:p>6.608244</text:p>
          </table:table-cell>
          <table:table-cell office:value-type="float" office:value="6.7257523067" calcext:value-type="float">
            <text:p>6.7257523067</text:p>
          </table:table-cell>
          <table:table-cell table:formula="of:=POWER([.C851]-6.75;2)" office:value-type="float" office:value="0.000587950630370843" calcext:value-type="float">
            <text:p>0.000587950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09673" calcext:value-type="float">
            <text:p>6.609673</text:p>
          </table:table-cell>
          <table:table-cell office:value-type="float" office:value="6.726540953" calcext:value-type="float">
            <text:p>6.726540953</text:p>
          </table:table-cell>
          <table:table-cell table:formula="of:=POWER([.C852]-6.75;2)" office:value-type="float" office:value="0.00055032688614822" calcext:value-type="float">
            <text:p>0.000550326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1587" calcext:value-type="float">
            <text:p>6.61587</text:p>
          </table:table-cell>
          <table:table-cell office:value-type="float" office:value="6.7273306014" calcext:value-type="float">
            <text:p>6.7273306014</text:p>
          </table:table-cell>
          <table:table-cell table:formula="of:=POWER([.C853]-6.75;2)" office:value-type="float" office:value="0.000513901632885669" calcext:value-type="float">
            <text:p>0.000513901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27515" calcext:value-type="float">
            <text:p>6.627515</text:p>
          </table:table-cell>
          <table:table-cell office:value-type="float" office:value="6.7280888367" calcext:value-type="float">
            <text:p>6.7280888367</text:p>
          </table:table-cell>
          <table:table-cell table:formula="of:=POWER([.C854]-6.75;2)" office:value-type="float" office:value="0.000480099077159286" calcext:value-type="float">
            <text:p>0.000480099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44454" calcext:value-type="float">
            <text:p>6.644454</text:p>
          </table:table-cell>
          <table:table-cell office:value-type="float" office:value="6.7287776986" calcext:value-type="float">
            <text:p>6.7287776986</text:p>
          </table:table-cell>
          <table:table-cell table:formula="of:=POWER([.C855]-6.75;2)" office:value-type="float" office:value="0.000450386076712439" calcext:value-type="float">
            <text:p>0.0004503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65675" calcext:value-type="float">
            <text:p>6.665675</text:p>
          </table:table-cell>
          <table:table-cell office:value-type="float" office:value="6.7293592414" calcext:value-type="float">
            <text:p>6.7293592414</text:p>
          </table:table-cell>
          <table:table-cell table:formula="of:=POWER([.C856]-6.75;2)" office:value-type="float" office:value="0.000426040915583471" calcext:value-type="float">
            <text:p>0.000426040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89425" calcext:value-type="float">
            <text:p>6.689425</text:p>
          </table:table-cell>
          <table:table-cell office:value-type="float" office:value="6.7298014931" calcext:value-type="float">
            <text:p>6.7298014931</text:p>
          </table:table-cell>
          <table:table-cell table:formula="of:=POWER([.C857]-6.75;2)" office:value-type="float" office:value="0.000407979680989344" calcext:value-type="float">
            <text:p>0.0004079797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13452" calcext:value-type="float">
            <text:p>6.713452</text:p>
          </table:table-cell>
          <table:table-cell office:value-type="float" office:value="6.7300838462" calcext:value-type="float">
            <text:p>6.7300838462</text:p>
          </table:table-cell>
          <table:table-cell table:formula="of:=POWER([.C858]-6.75;2)" office:value-type="float" office:value="0.000396653182185241" calcext:value-type="float">
            <text:p>0.000396653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35321" calcext:value-type="float">
            <text:p>6.735321</text:p>
          </table:table-cell>
          <table:table-cell office:value-type="float" office:value="6.7302009718" calcext:value-type="float">
            <text:p>6.7302009718</text:p>
          </table:table-cell>
          <table:table-cell table:formula="of:=POWER([.C859]-6.75;2)" office:value-type="float" office:value="0.000392001517664378" calcext:value-type="float">
            <text:p>0.000392001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52767" calcext:value-type="float">
            <text:p>6.752767</text:p>
          </table:table-cell>
          <table:table-cell office:value-type="float" office:value="6.7301646596" calcext:value-type="float">
            <text:p>6.7301646596</text:p>
          </table:table-cell>
          <table:table-cell table:formula="of:=POWER([.C860]-6.75;2)" office:value-type="float" office:value="0.000393440728783881" calcext:value-type="float">
            <text:p>0.0003934407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64013" calcext:value-type="float">
            <text:p>6.764013</text:p>
          </table:table-cell>
          <table:table-cell office:value-type="float" office:value="6.7300032143" calcext:value-type="float">
            <text:p>6.7300032143</text:p>
          </table:table-cell>
          <table:table-cell table:formula="of:=POWER([.C861]-6.75;2)" office:value-type="float" office:value="0.000399871438331727" calcext:value-type="float">
            <text:p>0.000399871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68028" calcext:value-type="float">
            <text:p>6.768028</text:p>
          </table:table-cell>
          <table:table-cell office:value-type="float" office:value="6.7297585396" calcext:value-type="float">
            <text:p>6.7297585396</text:p>
          </table:table-cell>
          <table:table-cell table:formula="of:=POWER([.C862]-6.75;2)" office:value-type="float" office:value="0.00040971671912478" calcext:value-type="float">
            <text:p>0.000409716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64682" calcext:value-type="float">
            <text:p>6.764682</text:p>
          </table:table-cell>
          <table:table-cell office:value-type="float" office:value="6.7294812246" calcext:value-type="float">
            <text:p>6.7294812246</text:p>
          </table:table-cell>
          <table:table-cell table:formula="of:=POWER([.C863]-6.75;2)" office:value-type="float" office:value="0.000421020143915655" calcext:value-type="float">
            <text:p>0.000421020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54779" calcext:value-type="float">
            <text:p>6.754779</text:p>
          </table:table-cell>
          <table:table-cell office:value-type="float" office:value="6.7292242847" calcext:value-type="float">
            <text:p>6.7292242847</text:p>
          </table:table-cell>
          <table:table-cell table:formula="of:=POWER([.C864]-6.75;2)" office:value-type="float" office:value="0.000431630346226659" calcext:value-type="float">
            <text:p>0.000431630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39976" calcext:value-type="float">
            <text:p>6.739976</text:p>
          </table:table-cell>
          <table:table-cell office:value-type="float" office:value="6.7290363824" calcext:value-type="float">
            <text:p>6.7290363824</text:p>
          </table:table-cell>
          <table:table-cell table:formula="of:=POWER([.C865]-6.75;2)" office:value-type="float" office:value="0.000439473262879015" calcext:value-type="float">
            <text:p>0.000439473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22573" calcext:value-type="float">
            <text:p>6.722573</text:p>
          </table:table-cell>
          <table:table-cell office:value-type="float" office:value="6.7289553481" calcext:value-type="float">
            <text:p>6.7289553481</text:p>
          </table:table-cell>
          <table:table-cell table:formula="of:=POWER([.C866]-6.75;2)" office:value-type="float" office:value="0.000442877373592157" calcext:value-type="float">
            <text:p>0.0004428774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05221" calcext:value-type="float">
            <text:p>6.705221</text:p>
          </table:table-cell>
          <table:table-cell office:value-type="float" office:value="6.7290029776" calcext:value-type="float">
            <text:p>6.7290029776</text:p>
          </table:table-cell>
          <table:table-cell table:formula="of:=POWER([.C867]-6.75;2)" office:value-type="float" office:value="0.000440874949666084" calcext:value-type="float">
            <text:p>0.000440874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90562" calcext:value-type="float">
            <text:p>6.690562</text:p>
          </table:table-cell>
          <table:table-cell office:value-type="float" office:value="6.7291817895" calcext:value-type="float">
            <text:p>6.7291817895</text:p>
          </table:table-cell>
          <table:table-cell table:formula="of:=POWER([.C868]-6.75;2)" office:value-type="float" office:value="0.000433397888422305" calcext:value-type="float">
            <text:p>0.000433397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80879" calcext:value-type="float">
            <text:p>6.680879</text:p>
          </table:table-cell>
          <table:table-cell office:value-type="float" office:value="6.7294743636" calcext:value-type="float">
            <text:p>6.7294743636</text:p>
          </table:table-cell>
          <table:table-cell table:formula="of:=POWER([.C869]-6.75;2)" office:value-type="float" office:value="0.000421301749625021" calcext:value-type="float">
            <text:p>0.0004213017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77785" calcext:value-type="float">
            <text:p>6.677785</text:p>
          </table:table-cell>
          <table:table-cell office:value-type="float" office:value="6.7298453206" calcext:value-type="float">
            <text:p>6.7298453206</text:p>
          </table:table-cell>
          <table:table-cell table:formula="of:=POWER([.C870]-6.75;2)" office:value-type="float" office:value="0.000406211101716786" calcext:value-type="float">
            <text:p>0.000406211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82017" calcext:value-type="float">
            <text:p>6.682017</text:p>
          </table:table-cell>
          <table:table-cell office:value-type="float" office:value="6.7302457846" calcext:value-type="float">
            <text:p>6.7302457846</text:p>
          </table:table-cell>
          <table:table-cell table:formula="of:=POWER([.C871]-6.75;2)" office:value-type="float" office:value="0.000390229026069593" calcext:value-type="float">
            <text:p>0.00039022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93379" calcext:value-type="float">
            <text:p>6.693379</text:p>
          </table:table-cell>
          <table:table-cell office:value-type="float" office:value="6.7306196512" calcext:value-type="float">
            <text:p>6.7306196512</text:p>
          </table:table-cell>
          <table:table-cell table:formula="of:=POWER([.C872]-6.75;2)" office:value-type="float" office:value="0.000375597919609677" calcext:value-type="float">
            <text:p>0.000375597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10813" calcext:value-type="float">
            <text:p>6.710813</text:p>
          </table:table-cell>
          <table:table-cell office:value-type="float" office:value="6.7309105938" calcext:value-type="float">
            <text:p>6.7309105938</text:p>
          </table:table-cell>
          <table:table-cell table:formula="of:=POWER([.C873]-6.75;2)" office:value-type="float" office:value="0.000364405429068598" calcext:value-type="float">
            <text:p>0.000364405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32599" calcext:value-type="float">
            <text:p>6.732599</text:p>
          </table:table-cell>
          <table:table-cell office:value-type="float" office:value="6.7310688425" calcext:value-type="float">
            <text:p>6.7310688425</text:p>
          </table:table-cell>
          <table:table-cell table:formula="of:=POWER([.C874]-6.75;2)" office:value-type="float" office:value="0.000358388724289805" calcext:value-type="float">
            <text:p>0.0003583887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5663" calcext:value-type="float">
            <text:p>6.75663</text:p>
          </table:table-cell>
          <table:table-cell office:value-type="float" office:value="6.7310566984" calcext:value-type="float">
            <text:p>6.7310566984</text:p>
          </table:table-cell>
          <table:table-cell table:formula="of:=POWER([.C875]-6.75;2)" office:value-type="float" office:value="0.000358848675508572" calcext:value-type="float">
            <text:p>0.000358848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80706" calcext:value-type="float">
            <text:p>6.780706</text:p>
          </table:table-cell>
          <table:table-cell office:value-type="float" office:value="6.730852112" calcext:value-type="float">
            <text:p>6.730852112</text:p>
          </table:table-cell>
          <table:table-cell table:formula="of:=POWER([.C876]-6.75;2)" office:value-type="float" office:value="0.000366641614860544" calcext:value-type="float">
            <text:p>0.000366641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2805" calcext:value-type="float">
            <text:p>6.802805</text:p>
          </table:table-cell>
          <table:table-cell office:value-type="float" office:value="6.7304500645" calcext:value-type="float">
            <text:p>6.7304500645</text:p>
          </table:table-cell>
          <table:table-cell table:formula="of:=POWER([.C877]-6.75;2)" office:value-type="float" office:value="0.00038219997805415" calcext:value-type="float">
            <text:p>0.000382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21285" calcext:value-type="float">
            <text:p>6.821285</text:p>
          </table:table-cell>
          <table:table-cell office:value-type="float" office:value="6.729861813" calcext:value-type="float">
            <text:p>6.729861813</text:p>
          </table:table-cell>
          <table:table-cell table:formula="of:=POWER([.C878]-6.75;2)" office:value-type="float" office:value="0.000405546575646957" calcext:value-type="float">
            <text:p>0.000405546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35018" calcext:value-type="float">
            <text:p>6.835018</text:p>
          </table:table-cell>
          <table:table-cell office:value-type="float" office:value="6.7291124426" calcext:value-type="float">
            <text:p>6.7291124426</text:p>
          </table:table-cell>
          <table:table-cell table:formula="of:=POWER([.C879]-6.75;2)" office:value-type="float" office:value="0.000436290054138296" calcext:value-type="float">
            <text:p>0.000436290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43429" calcext:value-type="float">
            <text:p>6.843429</text:p>
          </table:table-cell>
          <table:table-cell office:value-type="float" office:value="6.7282371901" calcext:value-type="float">
            <text:p>6.7282371901</text:p>
          </table:table-cell>
          <table:table-cell table:formula="of:=POWER([.C880]-6.75;2)" office:value-type="float" office:value="0.000473619894743548" calcext:value-type="float">
            <text:p>0.000473619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46482" calcext:value-type="float">
            <text:p>6.846482</text:p>
          </table:table-cell>
          <table:table-cell office:value-type="float" office:value="6.7272772583" calcext:value-type="float">
            <text:p>6.7272772583</text:p>
          </table:table-cell>
          <table:table-cell table:formula="of:=POWER([.C881]-6.75;2)" office:value-type="float" office:value="0.000516322990364919" calcext:value-type="float">
            <text:p>0.00051632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446" calcext:value-type="float">
            <text:p>6.8446</text:p>
          </table:table-cell>
          <table:table-cell office:value-type="float" office:value="6.7262755378" calcext:value-type="float">
            <text:p>6.7262755378</text:p>
          </table:table-cell>
          <table:table-cell table:formula="of:=POWER([.C882]-6.75;2)" office:value-type="float" office:value="0.000562850106679214" calcext:value-type="float">
            <text:p>0.000562850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38569" calcext:value-type="float">
            <text:p>6.838569</text:p>
          </table:table-cell>
          <table:table-cell office:value-type="float" office:value="6.7252727881" calcext:value-type="float">
            <text:p>6.7252727881</text:p>
          </table:table-cell>
          <table:table-cell table:formula="of:=POWER([.C883]-6.75;2)" office:value-type="float" office:value="0.000611435008347509" calcext:value-type="float">
            <text:p>0.000611435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29426" calcext:value-type="float">
            <text:p>6.829426</text:p>
          </table:table-cell>
          <table:table-cell office:value-type="float" office:value="6.7243044444" calcext:value-type="float">
            <text:p>6.7243044444</text:p>
          </table:table-cell>
          <table:table-cell table:formula="of:=POWER([.C884]-6.75;2)" office:value-type="float" office:value="0.00066026157759267" calcext:value-type="float">
            <text:p>0.0006602616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18352" calcext:value-type="float">
            <text:p>6.818352</text:p>
          </table:table-cell>
          <table:table-cell office:value-type="float" office:value="6.7233982241" calcext:value-type="float">
            <text:p>6.7233982241</text:p>
          </table:table-cell>
          <table:table-cell table:formula="of:=POWER([.C885]-6.75;2)" office:value-type="float" office:value="0.000707654481033804" calcext:value-type="float">
            <text:p>0.000707654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06578" calcext:value-type="float">
            <text:p>6.806578</text:p>
          </table:table-cell>
          <table:table-cell office:value-type="float" office:value="6.7225725391" calcext:value-type="float">
            <text:p>6.7225725391</text:p>
          </table:table-cell>
          <table:table-cell table:formula="of:=POWER([.C886]-6.75;2)" office:value-type="float" office:value="0.000752265611421043" calcext:value-type="float">
            <text:p>0.000752265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95305" calcext:value-type="float">
            <text:p>6.795305</text:p>
          </table:table-cell>
          <table:table-cell office:value-type="float" office:value="6.7218356491" calcext:value-type="float">
            <text:p>6.7218356491</text:p>
          </table:table-cell>
          <table:table-cell table:formula="of:=POWER([.C887]-6.75;2)" office:value-type="float" office:value="0.000793230661618332" calcext:value-type="float">
            <text:p>0.000793230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8563" calcext:value-type="float">
            <text:p>6.78563</text:p>
          </table:table-cell>
          <table:table-cell office:value-type="float" office:value="6.7211854779" calcext:value-type="float">
            <text:p>6.7211854779</text:p>
          </table:table-cell>
          <table:table-cell table:formula="of:=POWER([.C888]-6.75;2)" office:value-type="float" office:value="0.000830276683851402" calcext:value-type="float">
            <text:p>0.000830276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78488" calcext:value-type="float">
            <text:p>6.778488</text:p>
          </table:table-cell>
          <table:table-cell office:value-type="float" office:value="6.7206100804" calcext:value-type="float">
            <text:p>6.7206100804</text:p>
          </table:table-cell>
          <table:table-cell table:formula="of:=POWER([.C889]-6.75;2)" office:value-type="float" office:value="0.000863767374094453" calcext:value-type="float">
            <text:p>0.000863767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74596" calcext:value-type="float">
            <text:p>6.774596</text:p>
          </table:table-cell>
          <table:table-cell office:value-type="float" office:value="6.7200886577" calcext:value-type="float">
            <text:p>6.7200886577</text:p>
          </table:table-cell>
          <table:table-cell table:formula="of:=POWER([.C890]-6.75;2)" office:value-type="float" office:value="0.000894688398187778" calcext:value-type="float">
            <text:p>0.000894688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74407" calcext:value-type="float">
            <text:p>6.774407</text:p>
          </table:table-cell>
          <table:table-cell office:value-type="float" office:value="6.7195931364" calcext:value-type="float">
            <text:p>6.7195931364</text:p>
          </table:table-cell>
          <table:table-cell table:formula="of:=POWER([.C891]-6.75;2)" office:value-type="float" office:value="0.000924577353988985" calcext:value-type="float">
            <text:p>0.00092457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78086" calcext:value-type="float">
            <text:p>6.778086</text:p>
          </table:table-cell>
          <table:table-cell office:value-type="float" office:value="6.7190902569" calcext:value-type="float">
            <text:p>6.7190902569</text:p>
          </table:table-cell>
          <table:table-cell table:formula="of:=POWER([.C892]-6.75;2)" office:value-type="float" office:value="0.000955412218507973" calcext:value-type="float">
            <text:p>0.000955412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85501" calcext:value-type="float">
            <text:p>6.785501</text:p>
          </table:table-cell>
          <table:table-cell office:value-type="float" office:value="6.718544" calcext:value-type="float">
            <text:p>6.718544</text:p>
          </table:table-cell>
          <table:table-cell table:formula="of:=POWER([.C893]-6.75;2)" office:value-type="float" office:value="0.000989479936000024" calcext:value-type="float">
            <text:p>0.000989479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96245" calcext:value-type="float">
            <text:p>6.796245</text:p>
          </table:table-cell>
          <table:table-cell office:value-type="float" office:value="6.7179182336" calcext:value-type="float">
            <text:p>6.7179182336</text:p>
          </table:table-cell>
          <table:table-cell table:formula="of:=POWER([.C894]-6.75;2)" office:value-type="float" office:value="0.00102923973534418" calcext:value-type="float">
            <text:p>0.001029239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09692" calcext:value-type="float">
            <text:p>6.809692</text:p>
          </table:table-cell>
          <table:table-cell office:value-type="float" office:value="6.7171793019" calcext:value-type="float">
            <text:p>6.7171793019</text:p>
          </table:table-cell>
          <table:table-cell table:formula="of:=POWER([.C895]-6.75;2)" office:value-type="float" office:value="0.00107719822377135" calcext:value-type="float">
            <text:p>0.001077198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25062" calcext:value-type="float">
            <text:p>6.825062</text:p>
          </table:table-cell>
          <table:table-cell office:value-type="float" office:value="6.7162982286" calcext:value-type="float">
            <text:p>6.7162982286</text:p>
          </table:table-cell>
          <table:table-cell table:formula="of:=POWER([.C896]-6.75;2)" office:value-type="float" office:value="0.00113580939549783" calcext:value-type="float">
            <text:p>0.001135809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41505" calcext:value-type="float">
            <text:p>6.841505</text:p>
          </table:table-cell>
          <table:table-cell office:value-type="float" office:value="6.7152524231" calcext:value-type="float">
            <text:p>6.7152524231</text:p>
          </table:table-cell>
          <table:table-cell table:formula="of:=POWER([.C897]-6.75;2)" office:value-type="float" office:value="0.00120739410042142" calcext:value-type="float">
            <text:p>0.001207394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58181" calcext:value-type="float">
            <text:p>6.858181</text:p>
          </table:table-cell>
          <table:table-cell office:value-type="float" office:value="6.7140266699" calcext:value-type="float">
            <text:p>6.7140266699</text:p>
          </table:table-cell>
          <table:table-cell table:formula="of:=POWER([.C898]-6.75;2)" office:value-type="float" office:value="0.00129408047848357" calcext:value-type="float">
            <text:p>0.0012940805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74311" calcext:value-type="float">
            <text:p>6.874311</text:p>
          </table:table-cell>
          <table:table-cell office:value-type="float" office:value="6.7126133922" calcext:value-type="float">
            <text:p>6.7126133922</text:p>
          </table:table-cell>
          <table:table-cell table:formula="of:=POWER([.C899]-6.75;2)" office:value-type="float" office:value="0.00139775844279104" calcext:value-type="float">
            <text:p>0.001397758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89217" calcext:value-type="float">
            <text:p>6.889217</text:p>
          </table:table-cell>
          <table:table-cell office:value-type="float" office:value="6.7110124257" calcext:value-type="float">
            <text:p>6.7110124257</text:p>
          </table:table-cell>
          <table:table-cell table:formula="of:=POWER([.C900]-6.75;2)" office:value-type="float" office:value="0.00152003094979803" calcext:value-type="float">
            <text:p>0.001520030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902324" calcext:value-type="float">
            <text:p>6.902324</text:p>
          </table:table-cell>
          <table:table-cell office:value-type="float" office:value="6.70923038" calcext:value-type="float">
            <text:p>6.70923038</text:p>
          </table:table-cell>
          <table:table-cell table:formula="of:=POWER([.C901]-6.75;2)" office:value-type="float" office:value="0.00166216191494439" calcext:value-type="float">
            <text:p>0.001662161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13149" calcext:value-type="float">
            <text:p>6.913149</text:p>
          </table:table-cell>
          <table:table-cell office:value-type="float" office:value="6.7072799394" calcext:value-type="float">
            <text:p>6.7072799394</text:p>
          </table:table-cell>
          <table:table-cell table:formula="of:=POWER([.C902]-6.75;2)" office:value-type="float" office:value="0.00182500357766765" calcext:value-type="float">
            <text:p>0.001825003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21282" calcext:value-type="float">
            <text:p>6.921282</text:p>
          </table:table-cell>
          <table:table-cell office:value-type="float" office:value="6.7051792347" calcext:value-type="float">
            <text:p>6.7051792347</text:p>
          </table:table-cell>
          <table:table-cell table:formula="of:=POWER([.C903]-6.75;2)" office:value-type="float" office:value="0.00200890100207767" calcext:value-type="float">
            <text:p>0.00200890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26371" calcext:value-type="float">
            <text:p>6.926371</text:p>
          </table:table-cell>
          <table:table-cell office:value-type="float" office:value="6.7029513711" calcext:value-type="float">
            <text:p>6.7029513711</text:p>
          </table:table-cell>
          <table:table-cell table:formula="of:=POWER([.C904]-6.75;2)" office:value-type="float" office:value="0.0022135734813699" calcext:value-type="float">
            <text:p>0.002213573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28123" calcext:value-type="float">
            <text:p>6.928123</text:p>
          </table:table-cell>
          <table:table-cell office:value-type="float" office:value="6.7006240833" calcext:value-type="float">
            <text:p>6.7006240833</text:p>
          </table:table-cell>
          <table:table-cell table:formula="of:=POWER([.C905]-6.75;2)" office:value-type="float" office:value="0.00243798114996532" calcext:value-type="float">
            <text:p>0.002437981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26325" calcext:value-type="float">
            <text:p>6.926325</text:p>
          </table:table-cell>
          <table:table-cell office:value-type="float" office:value="6.6982293579" calcext:value-type="float">
            <text:p>6.6982293579</text:p>
          </table:table-cell>
          <table:table-cell table:formula="of:=POWER([.C906]-6.75;2)" office:value-type="float" office:value="0.00268019938344631" calcext:value-type="float">
            <text:p>0.002680199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20885" calcext:value-type="float">
            <text:p>6.920885</text:p>
          </table:table-cell>
          <table:table-cell office:value-type="float" office:value="6.6958028085" calcext:value-type="float">
            <text:p>6.6958028085</text:p>
          </table:table-cell>
          <table:table-cell table:formula="of:=POWER([.C907]-6.75;2)" office:value-type="float" office:value="0.00293733556648769" calcext:value-type="float">
            <text:p>0.002937335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11879" calcext:value-type="float">
            <text:p>6.911879</text:p>
          </table:table-cell>
          <table:table-cell office:value-type="float" office:value="6.6933825699" calcext:value-type="float">
            <text:p>6.6933825699</text:p>
          </table:table-cell>
          <table:table-cell table:formula="of:=POWER([.C908]-6.75;2)" office:value-type="float" office:value="0.00320553339112841" calcext:value-type="float">
            <text:p>0.0032055334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99597" calcext:value-type="float">
            <text:p>6.899597</text:p>
          </table:table-cell>
          <table:table-cell office:value-type="float" office:value="6.6910076087" calcext:value-type="float">
            <text:p>6.6910076087</text:p>
          </table:table-cell>
          <table:table-cell table:formula="of:=POWER([.C909]-6.75;2)" office:value-type="float" office:value="0.00348010223129235" calcext:value-type="float">
            <text:p>0.003480102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84572" calcext:value-type="float">
            <text:p>6.884572</text:p>
          </table:table-cell>
          <table:table-cell office:value-type="float" office:value="6.6887154176" calcext:value-type="float">
            <text:p>6.6887154176</text:p>
          </table:table-cell>
          <table:table-cell table:formula="of:=POWER([.C910]-6.75;2)" office:value-type="float" office:value="0.00375580003994238" calcext:value-type="float">
            <text:p>0.003755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67579" calcext:value-type="float">
            <text:p>6.867579</text:p>
          </table:table-cell>
          <table:table-cell office:value-type="float" office:value="6.6865392333" calcext:value-type="float">
            <text:p>6.6865392333</text:p>
          </table:table-cell>
          <table:table-cell table:formula="of:=POWER([.C911]-6.75;2)" office:value-type="float" office:value="0.00402726891015189" calcext:value-type="float">
            <text:p>0.004027268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49601" calcext:value-type="float">
            <text:p>6.849601</text:p>
          </table:table-cell>
          <table:table-cell office:value-type="float" office:value="6.6845050787" calcext:value-type="float">
            <text:p>6.6845050787</text:p>
          </table:table-cell>
          <table:table-cell table:formula="of:=POWER([.C912]-6.75;2)" office:value-type="float" office:value="0.0042895847160932" calcext:value-type="float">
            <text:p>0.0042895847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31764" calcext:value-type="float">
            <text:p>6.831764</text:p>
          </table:table-cell>
          <table:table-cell office:value-type="float" office:value="6.6826289886" calcext:value-type="float">
            <text:p>6.6826289886</text:p>
          </table:table-cell>
          <table:table-cell table:formula="of:=POWER([.C913]-6.75;2)" office:value-type="float" office:value="0.00453885317705889" calcext:value-type="float">
            <text:p>0.004538853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15243" calcext:value-type="float">
            <text:p>6.815243</text:p>
          </table:table-cell>
          <table:table-cell office:value-type="float" office:value="6.6809147931" calcext:value-type="float">
            <text:p>6.6809147931</text:p>
          </table:table-cell>
          <table:table-cell table:formula="of:=POWER([.C914]-6.75;2)" office:value-type="float" office:value="0.00477276581241576" calcext:value-type="float">
            <text:p>0.0047727658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01153" calcext:value-type="float">
            <text:p>6.801153</text:p>
          </table:table-cell>
          <table:table-cell office:value-type="float" office:value="6.6793528372" calcext:value-type="float">
            <text:p>6.6793528372</text:p>
          </table:table-cell>
          <table:table-cell table:formula="of:=POWER([.C915]-6.75;2)" office:value-type="float" office:value="0.00499102161168974" calcext:value-type="float">
            <text:p>0.004991021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9044" calcext:value-type="float">
            <text:p>6.79044</text:p>
          </table:table-cell>
          <table:table-cell office:value-type="float" office:value="6.6779198941" calcext:value-type="float">
            <text:p>6.6779198941</text:p>
          </table:table-cell>
          <table:table-cell table:formula="of:=POWER([.C916]-6.75;2)" office:value-type="float" office:value="0.00519554166655515" calcext:value-type="float">
            <text:p>0.005195541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83784" calcext:value-type="float">
            <text:p>6.783784</text:p>
          </table:table-cell>
          <table:table-cell office:value-type="float" office:value="6.676580369" calcext:value-type="float">
            <text:p>6.676580369</text:p>
          </table:table-cell>
          <table:table-cell table:formula="of:=POWER([.C917]-6.75;2)" office:value-type="float" office:value="0.00539044221617618" calcext:value-type="float">
            <text:p>0.005390442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81535" calcext:value-type="float">
            <text:p>6.781535</text:p>
          </table:table-cell>
          <table:table-cell office:value-type="float" office:value="6.675288759" calcext:value-type="float">
            <text:p>6.675288759</text:p>
          </table:table-cell>
          <table:table-cell table:formula="of:=POWER([.C918]-6.75;2)" office:value-type="float" office:value="0.0055817695317601" calcext:value-type="float">
            <text:p>0.005581769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83674" calcext:value-type="float">
            <text:p>6.783674</text:p>
          </table:table-cell>
          <table:table-cell office:value-type="float" office:value="6.6739930732" calcext:value-type="float">
            <text:p>6.6739930732</text:p>
          </table:table-cell>
          <table:table-cell table:formula="of:=POWER([.C919]-6.75;2)" office:value-type="float" office:value="0.00577705292158054" calcext:value-type="float">
            <text:p>0.005777052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89824" calcext:value-type="float">
            <text:p>6.789824</text:p>
          </table:table-cell>
          <table:table-cell office:value-type="float" office:value="6.6726389877" calcext:value-type="float">
            <text:p>6.6726389877</text:p>
          </table:table-cell>
          <table:table-cell table:formula="of:=POWER([.C920]-6.75;2)" office:value-type="float" office:value="0.00598472622408074" calcext:value-type="float">
            <text:p>0.005984726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99297" calcext:value-type="float">
            <text:p>6.799297</text:p>
          </table:table-cell>
          <table:table-cell office:value-type="float" office:value="6.671174175" calcext:value-type="float">
            <text:p>6.671174175</text:p>
          </table:table-cell>
          <table:table-cell table:formula="of:=POWER([.C921]-6.75;2)" office:value-type="float" office:value="0.00621351068693063" calcext:value-type="float">
            <text:p>0.0062135107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11167" calcext:value-type="float">
            <text:p>6.811167</text:p>
          </table:table-cell>
          <table:table-cell office:value-type="float" office:value="6.6695523671" calcext:value-type="float">
            <text:p>6.6695523671</text:p>
          </table:table-cell>
          <table:table-cell table:formula="of:=POWER([.C922]-6.75;2)" office:value-type="float" office:value="0.00647182163921322" calcext:value-type="float">
            <text:p>0.006471821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24371" calcext:value-type="float">
            <text:p>6.824371</text:p>
          </table:table-cell>
          <table:table-cell office:value-type="float" office:value="6.6677367949" calcext:value-type="float">
            <text:p>6.6677367949</text:p>
          </table:table-cell>
          <table:table-cell table:formula="of:=POWER([.C923]-6.75;2)" office:value-type="float" office:value="0.00676723491332471" calcext:value-type="float">
            <text:p>0.006767234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37815" calcext:value-type="float">
            <text:p>6.837815</text:p>
          </table:table-cell>
          <table:table-cell office:value-type="float" office:value="6.6657025844" calcext:value-type="float">
            <text:p>6.6657025844</text:p>
          </table:table-cell>
          <table:table-cell table:formula="of:=POWER([.C924]-6.75;2)" office:value-type="float" office:value="0.00710605427683913" calcext:value-type="float">
            <text:p>0.007106054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50469" calcext:value-type="float">
            <text:p>6.850469</text:p>
          </table:table-cell>
          <table:table-cell office:value-type="float" office:value="6.6634379474" calcext:value-type="float">
            <text:p>6.6634379474</text:p>
          </table:table-cell>
          <table:table-cell table:formula="of:=POWER([.C925]-6.75;2)" office:value-type="float" office:value="0.00749298895032512" calcext:value-type="float">
            <text:p>0.00749298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6145" calcext:value-type="float">
            <text:p>6.86145</text:p>
          </table:table-cell>
          <table:table-cell office:value-type="float" office:value="6.6609442" calcext:value-type="float">
            <text:p>6.6609442</text:p>
          </table:table-cell>
          <table:table-cell table:formula="of:=POWER([.C926]-6.75;2)" office:value-type="float" office:value="0.00793093551363994" calcext:value-type="float">
            <text:p>0.007930935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70068" calcext:value-type="float">
            <text:p>6.870068</text:p>
          </table:table-cell>
          <table:table-cell office:value-type="float" office:value="6.6582346622" calcext:value-type="float">
            <text:p>6.6582346622</text:p>
          </table:table-cell>
          <table:table-cell table:formula="of:=POWER([.C927]-6.75;2)" office:value-type="float" office:value="0.00842087722154812" calcext:value-type="float">
            <text:p>0.008420877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75846" calcext:value-type="float">
            <text:p>6.875846</text:p>
          </table:table-cell>
          <table:table-cell office:value-type="float" office:value="6.6553328356" calcext:value-type="float">
            <text:p>6.6553328356</text:p>
          </table:table-cell>
          <table:table-cell table:formula="of:=POWER([.C928]-6.75;2)" office:value-type="float" office:value="0.00896187201553656" calcext:value-type="float">
            <text:p>0.00896187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78504" calcext:value-type="float">
            <text:p>6.878504</text:p>
          </table:table-cell>
          <table:table-cell office:value-type="float" office:value="6.6522701528" calcext:value-type="float">
            <text:p>6.6522701528</text:p>
          </table:table-cell>
          <table:table-cell table:formula="of:=POWER([.C929]-6.75;2)" office:value-type="float" office:value="0.00955112303373537" calcext:value-type="float">
            <text:p>0.00955112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77932" calcext:value-type="float">
            <text:p>6.877932</text:p>
          </table:table-cell>
          <table:table-cell office:value-type="float" office:value="6.6490837606" calcext:value-type="float">
            <text:p>6.6490837606</text:p>
          </table:table-cell>
          <table:table-cell table:formula="of:=POWER([.C930]-6.75;2)" office:value-type="float" office:value="0.0101840873746381" calcext:value-type="float">
            <text:p>0.010184087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7415" calcext:value-type="float">
            <text:p>6.87415</text:p>
          </table:table-cell>
          <table:table-cell office:value-type="float" office:value="6.6458145" calcext:value-type="float">
            <text:p>6.6458145</text:p>
          </table:table-cell>
          <table:table-cell table:formula="of:=POWER([.C931]-6.75;2)" office:value-type="float" office:value="0.01085461841025" calcext:value-type="float">
            <text:p>0.010854618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67282" calcext:value-type="float">
            <text:p>6.867282</text:p>
          </table:table-cell>
          <table:table-cell office:value-type="float" office:value="6.6425052899" calcext:value-type="float">
            <text:p>6.6425052899</text:p>
          </table:table-cell>
          <table:table-cell table:formula="of:=POWER([.C932]-6.75;2)" office:value-type="float" office:value="0.0115551126994831" calcext:value-type="float">
            <text:p>0.011555112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57546" calcext:value-type="float">
            <text:p>6.857546</text:p>
          </table:table-cell>
          <table:table-cell office:value-type="float" office:value="6.63919975" calcext:value-type="float">
            <text:p>6.63919975</text:p>
          </table:table-cell>
          <table:table-cell table:formula="of:=POWER([.C933]-6.75;2)" office:value-type="float" office:value="0.0122766954000624" calcext:value-type="float">
            <text:p>0.012276695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45261" calcext:value-type="float">
            <text:p>6.845261</text:p>
          </table:table-cell>
          <table:table-cell office:value-type="float" office:value="6.6359408507" calcext:value-type="float">
            <text:p>6.6359408507</text:p>
          </table:table-cell>
          <table:table-cell table:formula="of:=POWER([.C934]-6.75;2)" office:value-type="float" office:value="0.0130094895390397" calcext:value-type="float">
            <text:p>0.013009489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30882" calcext:value-type="float">
            <text:p>6.830882</text:p>
          </table:table-cell>
          <table:table-cell office:value-type="float" office:value="6.6327693333" calcext:value-type="float">
            <text:p>6.6327693333</text:p>
          </table:table-cell>
          <table:table-cell table:formula="of:=POWER([.C935]-6.75;2)" office:value-type="float" office:value="0.0137430292149266" calcext:value-type="float">
            <text:p>0.013743029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15024" calcext:value-type="float">
            <text:p>6.815024</text:p>
          </table:table-cell>
          <table:table-cell office:value-type="float" office:value="6.6297214462" calcext:value-type="float">
            <text:p>6.6297214462</text:p>
          </table:table-cell>
          <table:table-cell table:formula="of:=POWER([.C936]-6.75;2)" office:value-type="float" office:value="0.0144669305042196" calcext:value-type="float">
            <text:p>0.0144669305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98476" calcext:value-type="float">
            <text:p>6.798476</text:p>
          </table:table-cell>
          <table:table-cell office:value-type="float" office:value="6.6268260938" calcext:value-type="float">
            <text:p>6.6268260938</text:p>
          </table:table-cell>
          <table:table-cell table:formula="of:=POWER([.C937]-6.75;2)" office:value-type="float" office:value="0.0151718111685664" calcext:value-type="float">
            <text:p>0.015171811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82183" calcext:value-type="float">
            <text:p>6.782183</text:p>
          </table:table-cell>
          <table:table-cell office:value-type="float" office:value="6.6241014921" calcext:value-type="float">
            <text:p>6.6241014921</text:p>
          </table:table-cell>
          <table:table-cell table:formula="of:=POWER([.C938]-6.75;2)" office:value-type="float" office:value="0.0158504342914463" calcext:value-type="float">
            <text:p>0.015850434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6718" calcext:value-type="float">
            <text:p>6.76718</text:p>
          </table:table-cell>
          <table:table-cell office:value-type="float" office:value="6.6215517903" calcext:value-type="float">
            <text:p>6.6215517903</text:p>
          </table:table-cell>
          <table:table-cell table:formula="of:=POWER([.C939]-6.75;2)" office:value-type="float" office:value="0.0164989425751352" calcext:value-type="float">
            <text:p>0.016498942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54487" calcext:value-type="float">
            <text:p>6.754487</text:p>
          </table:table-cell>
          <table:table-cell office:value-type="float" office:value="6.6191644426" calcext:value-type="float">
            <text:p>6.6191644426</text:p>
          </table:table-cell>
          <table:table-cell table:formula="of:=POWER([.C940]-6.75;2)" office:value-type="float" office:value="0.0171179430801687" calcext:value-type="float">
            <text:p>0.017117943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44967" calcext:value-type="float">
            <text:p>6.744967</text:p>
          </table:table-cell>
          <table:table-cell office:value-type="float" office:value="6.6169090667" calcext:value-type="float">
            <text:p>6.6169090667</text:p>
          </table:table-cell>
          <table:table-cell table:formula="of:=POWER([.C941]-6.75;2)" office:value-type="float" office:value="0.0177131965266651" calcext:value-type="float">
            <text:p>0.017713196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39187" calcext:value-type="float">
            <text:p>6.739187</text:p>
          </table:table-cell>
          <table:table-cell office:value-type="float" office:value="6.6147385932" calcext:value-type="float">
            <text:p>6.6147385932</text:p>
          </table:table-cell>
          <table:table-cell table:formula="of:=POWER([.C942]-6.75;2)" office:value-type="float" office:value="0.018295648169515" calcext:value-type="float">
            <text:p>0.018295648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37296" calcext:value-type="float">
            <text:p>6.737296</text:p>
          </table:table-cell>
          <table:table-cell office:value-type="float" office:value="6.612592931" calcext:value-type="float">
            <text:p>6.612592931</text:p>
          </table:table-cell>
          <table:table-cell table:formula="of:=POWER([.C943]-6.75;2)" office:value-type="float" office:value="0.0188807026111708" calcext:value-type="float">
            <text:p>0.018880702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38958" calcext:value-type="float">
            <text:p>6.738958</text:p>
          </table:table-cell>
          <table:table-cell office:value-type="float" office:value="6.6104051579" calcext:value-type="float">
            <text:p>6.6104051579</text:p>
          </table:table-cell>
          <table:table-cell table:formula="of:=POWER([.C944]-6.75;2)" office:value-type="float" office:value="0.019486719940924" calcext:value-type="float">
            <text:p>0.019486719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43353" calcext:value-type="float">
            <text:p>6.743353</text:p>
          </table:table-cell>
          <table:table-cell office:value-type="float" office:value="6.6081095714" calcext:value-type="float">
            <text:p>6.6081095714</text:p>
          </table:table-cell>
          <table:table-cell table:formula="of:=POWER([.C945]-6.75;2)" office:value-type="float" office:value="0.0201328937282917" calcext:value-type="float">
            <text:p>0.020132893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4926" calcext:value-type="float">
            <text:p>6.74926</text:p>
          </table:table-cell>
          <table:table-cell office:value-type="float" office:value="6.6056506" calcext:value-type="float">
            <text:p>6.6056506</text:p>
          </table:table-cell>
          <table:table-cell table:formula="of:=POWER([.C946]-6.75;2)" office:value-type="float" office:value="0.0208367492803601" calcext:value-type="float">
            <text:p>0.020836749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55204" calcext:value-type="float">
            <text:p>6.755204</text:p>
          </table:table-cell>
          <table:table-cell office:value-type="float" office:value="6.6029911667" calcext:value-type="float">
            <text:p>6.6029911667</text:p>
          </table:table-cell>
          <table:table-cell table:formula="of:=POWER([.C947]-6.75;2)" office:value-type="float" office:value="0.0216115970682272" calcext:value-type="float">
            <text:p>0.021611597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59644" calcext:value-type="float">
            <text:p>6.759644</text:p>
          </table:table-cell>
          <table:table-cell office:value-type="float" office:value="6.6001192264" calcext:value-type="float">
            <text:p>6.6001192264</text:p>
          </table:table-cell>
          <table:table-cell table:formula="of:=POWER([.C948]-6.75;2)" office:value-type="float" office:value="0.0224642462949343" calcext:value-type="float">
            <text:p>0.022464246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61191" calcext:value-type="float">
            <text:p>6.761191</text:p>
          </table:table-cell>
          <table:table-cell office:value-type="float" office:value="6.5970514423" calcext:value-type="float">
            <text:p>6.5970514423</text:p>
          </table:table-cell>
          <table:table-cell table:formula="of:=POWER([.C949]-6.75;2)" office:value-type="float" office:value="0.0233932613025103" calcext:value-type="float">
            <text:p>0.023393261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58801" calcext:value-type="float">
            <text:p>6.758801</text:p>
          </table:table-cell>
          <table:table-cell office:value-type="float" office:value="6.5938330196" calcext:value-type="float">
            <text:p>6.5938330196</text:p>
          </table:table-cell>
          <table:table-cell table:formula="of:=POWER([.C950]-6.75;2)" office:value-type="float" office:value="0.024388125767254" calcext:value-type="float">
            <text:p>0.024388125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51945" calcext:value-type="float">
            <text:p>6.751945</text:p>
          </table:table-cell>
          <table:table-cell office:value-type="float" office:value="6.59053366" calcext:value-type="float">
            <text:p>6.59053366</text:p>
          </table:table-cell>
          <table:table-cell table:formula="of:=POWER([.C951]-6.75;2)" office:value-type="float" office:value="0.0254295135929955" calcext:value-type="float">
            <text:p>0.0254295136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40704" calcext:value-type="float">
            <text:p>6.740704</text:p>
          </table:table-cell>
          <table:table-cell office:value-type="float" office:value="6.587239551" calcext:value-type="float">
            <text:p>6.587239551</text:p>
          </table:table-cell>
          <table:table-cell table:formula="of:=POWER([.C952]-6.75;2)" office:value-type="float" office:value="0.0264909637586817" calcext:value-type="float">
            <text:p>0.026490963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258" calcext:value-type="float">
            <text:p>6.7258</text:p>
          </table:table-cell>
          <table:table-cell office:value-type="float" office:value="6.584042375" calcext:value-type="float">
            <text:p>6.584042375</text:p>
          </table:table-cell>
          <table:table-cell table:formula="of:=POWER([.C953]-6.75;2)" office:value-type="float" office:value="0.0275419332956406" calcext:value-type="float">
            <text:p>0.027541933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08531" calcext:value-type="float">
            <text:p>6.708531</text:p>
          </table:table-cell>
          <table:table-cell office:value-type="float" office:value="6.5810262553" calcext:value-type="float">
            <text:p>6.5810262553</text:p>
          </table:table-cell>
          <table:table-cell table:formula="of:=POWER([.C954]-6.75;2)" office:value-type="float" office:value="0.0285521263979407" calcext:value-type="float">
            <text:p>0.0285521264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90626" calcext:value-type="float">
            <text:p>6.690626</text:p>
          </table:table-cell>
          <table:table-cell office:value-type="float" office:value="6.578254413" calcext:value-type="float">
            <text:p>6.578254413</text:p>
          </table:table-cell>
          <table:table-cell table:formula="of:=POWER([.C955]-6.75;2)" office:value-type="float" office:value="0.0294965466539746" calcext:value-type="float">
            <text:p>0.029496546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74018" calcext:value-type="float">
            <text:p>6.674018</text:p>
          </table:table-cell>
          <table:table-cell office:value-type="float" office:value="6.5757572667" calcext:value-type="float">
            <text:p>6.5757572667</text:p>
          </table:table-cell>
          <table:table-cell table:formula="of:=POWER([.C956]-6.75;2)" office:value-type="float" office:value="0.0303605301078549" calcext:value-type="float">
            <text:p>0.030360530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60567" calcext:value-type="float">
            <text:p>6.660567</text:p>
          </table:table-cell>
          <table:table-cell office:value-type="float" office:value="6.5735240682" calcext:value-type="float">
            <text:p>6.5735240682</text:p>
          </table:table-cell>
          <table:table-cell table:formula="of:=POWER([.C957]-6.75;2)" office:value-type="float" office:value="0.0311437545046782" calcext:value-type="float">
            <text:p>0.031143754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51769" calcext:value-type="float">
            <text:p>6.651769</text:p>
          </table:table-cell>
          <table:table-cell office:value-type="float" office:value="6.571499814" calcext:value-type="float">
            <text:p>6.571499814</text:p>
          </table:table-cell>
          <table:table-cell table:formula="of:=POWER([.C958]-6.75;2)" office:value-type="float" office:value="0.0318623164020346" calcext:value-type="float">
            <text:p>0.0318623164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48506" calcext:value-type="float">
            <text:p>6.648506</text:p>
          </table:table-cell>
          <table:table-cell office:value-type="float" office:value="6.5695886429" calcext:value-type="float">
            <text:p>6.5695886429</text:p>
          </table:table-cell>
          <table:table-cell table:formula="of:=POWER([.C959]-6.75;2)" office:value-type="float" office:value="0.0325482577706636" calcext:value-type="float">
            <text:p>0.032548257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50882" calcext:value-type="float">
            <text:p>6.650882</text:p>
          </table:table-cell>
          <table:table-cell office:value-type="float" office:value="6.5676638293" calcext:value-type="float">
            <text:p>6.5676638293</text:p>
          </table:table-cell>
          <table:table-cell table:formula="of:=POWER([.C960]-6.75;2)" office:value-type="float" office:value="0.0332464791455396" calcext:value-type="float">
            <text:p>0.033246479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58175" calcext:value-type="float">
            <text:p>6.658175</text:p>
          </table:table-cell>
          <table:table-cell office:value-type="float" office:value="6.565583375" calcext:value-type="float">
            <text:p>6.565583375</text:p>
          </table:table-cell>
          <table:table-cell table:formula="of:=POWER([.C961]-6.75;2)" office:value-type="float" office:value="0.0340094915763906" calcext:value-type="float">
            <text:p>0.034009491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68932" calcext:value-type="float">
            <text:p>6.668932</text:p>
          </table:table-cell>
          <table:table-cell office:value-type="float" office:value="6.5632092308" calcext:value-type="float">
            <text:p>6.5632092308</text:p>
          </table:table-cell>
          <table:table-cell table:formula="of:=POWER([.C962]-6.75;2)" office:value-type="float" office:value="0.0348907914583276" calcext:value-type="float">
            <text:p>0.034890791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81177" calcext:value-type="float">
            <text:p>6.681177</text:p>
          </table:table-cell>
          <table:table-cell office:value-type="float" office:value="6.5604270526" calcext:value-type="float">
            <text:p>6.5604270526</text:p>
          </table:table-cell>
          <table:table-cell table:formula="of:=POWER([.C963]-6.75;2)" office:value-type="float" office:value="0.0359379023859233" calcext:value-type="float">
            <text:p>0.035937902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927" calcext:value-type="float">
            <text:p>6.6927</text:p>
          </table:table-cell>
          <table:table-cell office:value-type="float" office:value="6.5571635405" calcext:value-type="float">
            <text:p>6.5571635405</text:p>
          </table:table-cell>
          <table:table-cell table:formula="of:=POWER([.C964]-6.75;2)" office:value-type="float" office:value="0.037185900112495" calcext:value-type="float">
            <text:p>0.037185900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136" calcext:value-type="float">
            <text:p>6.70136</text:p>
          </table:table-cell>
          <table:table-cell office:value-type="float" office:value="6.5533986389" calcext:value-type="float">
            <text:p>6.5533986389</text:p>
          </table:table-cell>
          <table:table-cell table:formula="of:=POWER([.C965]-6.75;2)" office:value-type="float" office:value="0.0386520951863726" calcext:value-type="float">
            <text:p>0.038652095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05368" calcext:value-type="float">
            <text:p>6.705368</text:p>
          </table:table-cell>
          <table:table-cell office:value-type="float" office:value="6.5491711714" calcext:value-type="float">
            <text:p>6.5491711714</text:p>
          </table:table-cell>
          <table:table-cell table:formula="of:=POWER([.C966]-6.75;2)" office:value-type="float" office:value="0.0403322183968481" calcext:value-type="float">
            <text:p>0.0403322184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03494" calcext:value-type="float">
            <text:p>6.703494</text:p>
          </table:table-cell>
          <table:table-cell office:value-type="float" office:value="6.5445771471" calcext:value-type="float">
            <text:p>6.5445771471</text:p>
          </table:table-cell>
          <table:table-cell table:formula="of:=POWER([.C967]-6.75;2)" office:value-type="float" office:value="0.042198548493575" calcext:value-type="float">
            <text:p>0.042198548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95191" calcext:value-type="float">
            <text:p>6.695191</text:p>
          </table:table-cell>
          <table:table-cell office:value-type="float" office:value="6.5397614848" calcext:value-type="float">
            <text:p>6.5397614848</text:p>
          </table:table-cell>
          <table:table-cell table:formula="of:=POWER([.C968]-6.75;2)" office:value-type="float" office:value="0.0442002332735008" calcext:value-type="float">
            <text:p>0.044200233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80623" calcext:value-type="float">
            <text:p>6.680623</text:p>
          </table:table-cell>
          <table:table-cell office:value-type="float" office:value="6.5349043125" calcext:value-type="float">
            <text:p>6.5349043125</text:p>
          </table:table-cell>
          <table:table-cell table:formula="of:=POWER([.C969]-6.75;2)" office:value-type="float" office:value="0.0462661547810976" calcext:value-type="float">
            <text:p>0.046266154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60629" calcext:value-type="float">
            <text:p>6.660629</text:p>
          </table:table-cell>
          <table:table-cell office:value-type="float" office:value="6.5302037097" calcext:value-type="float">
            <text:p>6.5302037097</text:p>
          </table:table-cell>
          <table:table-cell table:formula="of:=POWER([.C970]-6.75;2)" office:value-type="float" office:value="0.0483104092296417" calcext:value-type="float">
            <text:p>0.048310409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36621" calcext:value-type="float">
            <text:p>6.636621</text:p>
          </table:table-cell>
          <table:table-cell office:value-type="float" office:value="6.5258562" calcext:value-type="float">
            <text:p>6.5258562</text:p>
          </table:table-cell>
          <table:table-cell table:formula="of:=POWER([.C971]-6.75;2)" office:value-type="float" office:value="0.0502404430784401" calcext:value-type="float">
            <text:p>0.050240443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10456" calcext:value-type="float">
            <text:p>6.610456</text:p>
          </table:table-cell>
          <table:table-cell office:value-type="float" office:value="6.5220367241" calcext:value-type="float">
            <text:p>6.5220367241</text:p>
          </table:table-cell>
          <table:table-cell table:formula="of:=POWER([.C972]-6.75;2)" office:value-type="float" office:value="0.0519672551590594" calcext:value-type="float">
            <text:p>0.051967255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84284" calcext:value-type="float">
            <text:p>6.584284</text:p>
          </table:table-cell>
          <table:table-cell office:value-type="float" office:value="6.5188788929" calcext:value-type="float">
            <text:p>6.5188788929</text:p>
          </table:table-cell>
          <table:table-cell table:formula="of:=POWER([.C973]-6.75;2)" office:value-type="float" office:value="0.0534169661471296" calcext:value-type="float">
            <text:p>0.053416966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60369" calcext:value-type="float">
            <text:p>6.560369</text:p>
          </table:table-cell>
          <table:table-cell office:value-type="float" office:value="6.5164564815" calcext:value-type="float">
            <text:p>6.5164564815</text:p>
          </table:table-cell>
          <table:table-cell table:formula="of:=POWER([.C974]-6.75;2)" office:value-type="float" office:value="0.05454257503336" calcext:value-type="float">
            <text:p>0.05454257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40893" calcext:value-type="float">
            <text:p>6.540893</text:p>
          </table:table-cell>
          <table:table-cell office:value-type="float" office:value="6.5147675385" calcext:value-type="float">
            <text:p>6.5147675385</text:p>
          </table:table-cell>
          <table:table-cell table:formula="of:=POWER([.C975]-6.75;2)" office:value-type="float" office:value="0.0553343109433489" calcext:value-type="float">
            <text:p>0.055334310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27735" calcext:value-type="float">
            <text:p>6.527735</text:p>
          </table:table-cell>
          <table:table-cell office:value-type="float" office:value="6.51372252" calcext:value-type="float">
            <text:p>6.51372252</text:p>
          </table:table-cell>
          <table:table-cell table:formula="of:=POWER([.C976]-6.75;2)" office:value-type="float" office:value="0.0558270475551504" calcext:value-type="float">
            <text:p>0.055827047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22231" calcext:value-type="float">
            <text:p>6.522231</text:p>
          </table:table-cell>
          <table:table-cell office:value-type="float" office:value="6.5131386667" calcext:value-type="float">
            <text:p>6.5131386667</text:p>
          </table:table-cell>
          <table:table-cell table:formula="of:=POWER([.C977]-6.75;2)" office:value-type="float" office:value="0.0561032912126538" calcext:value-type="float">
            <text:p>0.056103291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524954" calcext:value-type="float">
            <text:p>6.524954</text:p>
          </table:table-cell>
          <table:table-cell office:value-type="float" office:value="6.5127433478" calcext:value-type="float">
            <text:p>6.5127433478</text:p>
          </table:table-cell>
          <table:table-cell table:formula="of:=POWER([.C978]-6.75;2)" office:value-type="float" office:value="0.0562907190131518" calcext:value-type="float">
            <text:p>0.05629071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53554" calcext:value-type="float">
            <text:p>6.53554</text:p>
          </table:table-cell>
          <table:table-cell office:value-type="float" office:value="6.5121883182" calcext:value-type="float">
            <text:p>6.5121883182</text:p>
          </table:table-cell>
          <table:table-cell table:formula="of:=POWER([.C979]-6.75;2)" office:value-type="float" office:value="0.0565543960005446" calcext:value-type="float">
            <text:p>0.056554396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5262" calcext:value-type="float">
            <text:p>6.55262</text:p>
          </table:table-cell>
          <table:table-cell office:value-type="float" office:value="6.5110763333" calcext:value-type="float">
            <text:p>6.5110763333</text:p>
          </table:table-cell>
          <table:table-cell table:formula="of:=POWER([.C980]-6.75;2)" office:value-type="float" office:value="0.0570845185093726" calcext:value-type="float">
            <text:p>0.057084518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73894" calcext:value-type="float">
            <text:p>6.573894</text:p>
          </table:table-cell>
          <table:table-cell office:value-type="float" office:value="6.50899915" calcext:value-type="float">
            <text:p>6.50899915</text:p>
          </table:table-cell>
          <table:table-cell table:formula="of:=POWER([.C981]-6.75;2)" office:value-type="float" office:value="0.0580814097007224" calcext:value-type="float">
            <text:p>0.058081409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96344" calcext:value-type="float">
            <text:p>6.596344</text:p>
          </table:table-cell>
          <table:table-cell office:value-type="float" office:value="6.5055836316" calcext:value-type="float">
            <text:p>6.5055836316</text:p>
          </table:table-cell>
          <table:table-cell table:formula="of:=POWER([.C982]-6.75;2)" office:value-type="float" office:value="0.0597393611418443" calcext:value-type="float">
            <text:p>0.059739361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16592" calcext:value-type="float">
            <text:p>6.616592</text:p>
          </table:table-cell>
          <table:table-cell office:value-type="float" office:value="6.5005413889" calcext:value-type="float">
            <text:p>6.5005413889</text:p>
          </table:table-cell>
          <table:table-cell table:formula="of:=POWER([.C983]-6.75;2)" office:value-type="float" office:value="0.0622295986519409" calcext:value-type="float">
            <text:p>0.062229598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31331" calcext:value-type="float">
            <text:p>6.631331</text:p>
          </table:table-cell>
          <table:table-cell office:value-type="float" office:value="6.4937148824" calcext:value-type="float">
            <text:p>6.4937148824</text:p>
          </table:table-cell>
          <table:table-cell table:formula="of:=POWER([.C984]-6.75;2)" office:value-type="float" office:value="0.0656820615032459" calcext:value-type="float">
            <text:p>0.065682061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37773" calcext:value-type="float">
            <text:p>6.637773</text:p>
          </table:table-cell>
          <table:table-cell office:value-type="float" office:value="6.485113875" calcext:value-type="float">
            <text:p>6.485113875</text:p>
          </table:table-cell>
          <table:table-cell table:formula="of:=POWER([.C985]-6.75;2)" office:value-type="float" office:value="0.0701646592175158" calcext:value-type="float">
            <text:p>0.070164659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34055" calcext:value-type="float">
            <text:p>6.634055</text:p>
          </table:table-cell>
          <table:table-cell office:value-type="float" office:value="6.4749366" calcext:value-type="float">
            <text:p>6.4749366</text:p>
          </table:table-cell>
          <table:table-cell table:formula="of:=POWER([.C986]-6.75;2)" office:value-type="float" office:value="0.0756598740195598" calcext:value-type="float">
            <text:p>0.07565987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19516" calcext:value-type="float">
            <text:p>6.619516</text:p>
          </table:table-cell>
          <table:table-cell office:value-type="float" office:value="6.463571" calcext:value-type="float">
            <text:p>6.463571</text:p>
          </table:table-cell>
          <table:table-cell table:formula="of:=POWER([.C987]-6.75;2)" office:value-type="float" office:value="0.082041572041" calcext:value-type="float">
            <text:p>0.082041572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94833" calcext:value-type="float">
            <text:p>6.594833</text:p>
          </table:table-cell>
          <table:table-cell office:value-type="float" office:value="6.4515752308" calcext:value-type="float">
            <text:p>6.4515752308</text:p>
          </table:table-cell>
          <table:table-cell table:formula="of:=POWER([.C988]-6.75;2)" office:value-type="float" office:value="0.0890573428720735" calcext:value-type="float">
            <text:p>0.0890573429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561971" calcext:value-type="float">
            <text:p>6.561971</text:p>
          </table:table-cell>
          <table:table-cell office:value-type="float" office:value="6.4396370833" calcext:value-type="float">
            <text:p>6.4396370833</text:p>
          </table:table-cell>
          <table:table-cell table:formula="of:=POWER([.C989]-6.75;2)" office:value-type="float" office:value="0.0963251400625311" calcext:value-type="float">
            <text:p>0.096325140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23955" calcext:value-type="float">
            <text:p>6.523955</text:p>
          </table:table-cell>
          <table:table-cell office:value-type="float" office:value="6.4285158182" calcext:value-type="float">
            <text:p>6.4285158182</text:p>
          </table:table-cell>
          <table:table-cell table:formula="of:=POWER([.C990]-6.75;2)" office:value-type="float" office:value="0.103352079147615" calcext:value-type="float">
            <text:p>0.103352079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484491" calcext:value-type="float">
            <text:p>6.484491</text:p>
          </table:table-cell>
          <table:table-cell office:value-type="float" office:value="6.4189719" calcext:value-type="float">
            <text:p>6.4189719</text:p>
          </table:table-cell>
          <table:table-cell table:formula="of:=POWER([.C991]-6.75;2)" office:value-type="float" office:value="0.10957960298961" calcext:value-type="float">
            <text:p>0.10957960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447481" calcext:value-type="float">
            <text:p>6.447481</text:p>
          </table:table-cell>
          <table:table-cell office:value-type="float" office:value="6.411692" calcext:value-type="float">
            <text:p>6.411692</text:p>
          </table:table-cell>
          <table:table-cell table:formula="of:=POWER([.C992]-6.75;2)" office:value-type="float" office:value="0.114452302864" calcext:value-type="float">
            <text:p>0.1144523029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416509" calcext:value-type="float">
            <text:p>6.416509</text:p>
          </table:table-cell>
          <table:table-cell office:value-type="float" office:value="6.407218375" calcext:value-type="float">
            <text:p>6.407218375</text:p>
          </table:table-cell>
          <table:table-cell table:formula="of:=POWER([.C993]-6.75;2)" office:value-type="float" office:value="0.11749924243764" calcext:value-type="float">
            <text:p>0.117499242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394363" calcext:value-type="float">
            <text:p>6.394363</text:p>
          </table:table-cell>
          <table:table-cell office:value-type="float" office:value="6.4058911429" calcext:value-type="float">
            <text:p>6.4058911429</text:p>
          </table:table-cell>
          <table:table-cell table:formula="of:=POWER([.C994]-6.75;2)" office:value-type="float" office:value="0.118410905534668" calcext:value-type="float">
            <text:p>0.1184109055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82697" calcext:value-type="float">
            <text:p>6.382697</text:p>
          </table:table-cell>
          <table:table-cell office:value-type="float" office:value="6.4078125" calcext:value-type="float">
            <text:p>6.4078125</text:p>
          </table:table-cell>
          <table:table-cell table:formula="of:=POWER([.C995]-6.75;2)" office:value-type="float" office:value="0.11709228515625" calcext:value-type="float">
            <text:p>0.117092285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381854" calcext:value-type="float">
            <text:p>6.381854</text:p>
          </table:table-cell>
          <table:table-cell office:value-type="float" office:value="6.4128356" calcext:value-type="float">
            <text:p>6.4128356</text:p>
          </table:table-cell>
          <table:table-cell table:formula="of:=POWER([.C996]-6.75;2)" office:value-type="float" office:value="0.11367983262736" calcext:value-type="float">
            <text:p>0.113679832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3909" calcext:value-type="float">
            <text:p>6.3909</text:p>
          </table:table-cell>
          <table:table-cell office:value-type="float" office:value="6.420581" calcext:value-type="float">
            <text:p>6.420581</text:p>
          </table:table-cell>
          <table:table-cell table:formula="of:=POWER([.C997]-6.75;2)" office:value-type="float" office:value="0.108516877561" calcext:value-type="float">
            <text:p>0.108516877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407821" calcext:value-type="float">
            <text:p>6.407821</text:p>
          </table:table-cell>
          <table:table-cell office:value-type="float" office:value="6.4304746667" calcext:value-type="float">
            <text:p>6.4304746667</text:p>
          </table:table-cell>
          <table:table-cell table:formula="of:=POWER([.C998]-6.75;2)" office:value-type="float" office:value="0.102096438620476" calcext:value-type="float">
            <text:p>0.102096438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429838" calcext:value-type="float">
            <text:p>6.429838</text:p>
          </table:table-cell>
          <table:table-cell office:value-type="float" office:value="6.4418015" calcext:value-type="float">
            <text:p>6.4418015</text:p>
          </table:table-cell>
          <table:table-cell table:formula="of:=POWER([.C999]-6.75;2)" office:value-type="float" office:value="0.0949863154022498" calcext:value-type="float">
            <text:p>0.0949863154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453765" calcext:value-type="float">
            <text:p>6.453765</text:p>
          </table:table-cell>
          <table:table-cell table:formula="of:=POWER([.C1000]-6.75;2)" office:value-type="float" office:value="0.0877551752250002" calcext:value-type="float">
            <text:p>0.08775517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3:13.840839003</dc:date>
    <meta:document-statistic meta:table-count="1" meta:cell-count="3814" meta:object-count="0"/>
    <meta:generator>LibreOffice/4.2.7.2$Linux_X86_64 LibreOffice_project/420m0$Build-2</meta:generator>
  </office:meta>
</office:document-meta>
</file>